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B4C6E7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B4C6E7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#E7E6E6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B4C6E7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fo:background-color="#B4C6E7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92D05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fo:background-color="#B4C6E7"/>
    </style:style>
    <style:style style:name="ce11" style:family="table-cell" style:parent-style-name="Default" style:data-style-name="N0">
      <style:table-cell-properties fo:background-color="#B4C6E7"/>
    </style:style>
    <style:style style:name="ce12" style:family="table-cell" style:parent-style-name="Default" style:data-style-name="N0">
      <style:table-cell-properties fo:background-color="#E7E6E6"/>
    </style:style>
    <style:style style:name="ce13" style:family="table-cell" style:parent-style-name="Default" style:data-style-name="N0">
      <style:table-cell-properties fo:background-color="#B4C6E7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fo:background-color="#B4C6E7"/>
    </style:style>
    <style:style style:name="ce15" style:family="table-cell" style:parent-style-name="Default" style:data-style-name="N0">
      <style:table-cell-properties fo:background-color="#FFD966"/>
    </style:style>
    <style:style style:name="ce16" style:family="table-cell" style:parent-style-name="Default" style:data-style-name="N0">
      <style:table-cell-properties fo:background-color="#FFC0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36">
      <style:table-cell-properties fo:background-color="#E7E6E6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fo:background-color="#B4C6E7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B4C6E7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B4C6E7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B4C6E7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#B4C6E7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28" style:family="table-cell" style:parent-style-name="Default" style:data-style-name="N2">
      <style:table-cell-properties fo:border="2pt solid #000000" fo:background-color="#FFFF00"/>
      <style:text-properties fo:color="#FF0000"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0" style:family="table-cell" style:parent-style-name="Default" style:data-style-name="N0">
      <style:table-cell-properties fo:background-color="transparent"/>
      <style:text-properties fo:color="#FF0000"/>
    </style:style>
    <style:style style:name="ce31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2" style:family="table-cell" style:parent-style-name="Default" style:data-style-name="N0">
      <style:table-cell-properties fo:background-color="#FF0000"/>
    </style:style>
    <style:style style:name="ce33" style:family="table-cell" style:parent-style-name="Default" style:data-style-name="N0">
      <style:table-cell-properties fo:background-color="#FFFF00"/>
    </style:style>
    <style:style style:name="ce34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35" style:family="table-cell" style:parent-style-name="Default" style:data-style-name="N2">
      <style:table-cell-properties fo:border-top="2pt solid #000000" fo:border-bottom="none" fo:border-left="2pt solid #000000" fo:border-right="none"/>
    </style:style>
    <style:style style:name="ce36" style:family="table-cell" style:parent-style-name="Default" style:data-style-name="N2">
      <style:table-cell-properties fo:border-top="2pt solid #000000" fo:border-bottom="none" fo:border-left="none" fo:border-right="none"/>
    </style:style>
    <style:style style:name="ce37" style:family="table-cell" style:parent-style-name="Default" style:data-style-name="N2">
      <style:table-cell-properties fo:border-top="2pt solid #000000" fo:border-bottom="none" fo:border-left="none" fo:border-right="none" fo:background-color="#FFFF00"/>
    </style:style>
    <style:style style:name="ce38" style:family="table-cell" style:parent-style-name="Default" style:data-style-name="N2">
      <style:table-cell-properties fo:border-top="2pt solid #000000" fo:border-bottom="none" fo:border-left="none" fo:border-right="2pt solid #000000"/>
    </style:style>
    <style:style style:name="ce39" style:family="table-cell" style:parent-style-name="Default" style:data-style-name="N0">
      <style:table-cell-properties fo:background-color="#FFC000"/>
      <style:text-properties fo:font-style="italic" style:font-style-asian="italic" style:font-style-complex="italic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fo:background-color="#FFC000"/>
    </style:style>
    <style:style style:name="ce41" style:family="table-cell" style:parent-style-name="Default" style:data-style-name="N2">
      <style:table-cell-properties fo:border-top="none" fo:border-bottom="none" fo:border-left="2pt solid #000000" fo:border-right="none"/>
    </style:style>
    <style:style style:name="ce42" style:family="table-cell" style:parent-style-name="Default" style:data-style-name="N2"/>
    <style:style style:name="ce43" style:family="table-cell" style:parent-style-name="Default" style:data-style-name="N2">
      <style:table-cell-properties fo:background-color="#FFFF00"/>
    </style:style>
    <style:style style:name="ce44" style:family="table-cell" style:parent-style-name="Default" style:data-style-name="N2">
      <style:table-cell-properties fo:border-top="none" fo:border-bottom="none" fo:border-left="none" fo:border-right="2pt solid #000000"/>
    </style:style>
    <style:style style:name="ce45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46" style:family="table-cell" style:parent-style-name="Default" style:data-style-name="N2">
      <style:table-cell-properties fo:border-top="none" fo:border-bottom="none" fo:border-left="2pt solid #000000" fo:border-right="none" fo:background-color="#FFC000"/>
    </style:style>
    <style:style style:name="ce47" style:family="table-cell" style:parent-style-name="Default" style:data-style-name="N2">
      <style:table-cell-properties fo:background-color="#FFC000"/>
    </style:style>
    <style:style style:name="ce4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fo:background-color="#FFFF00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51" style:family="table-cell" style:parent-style-name="Default" style:data-style-name="N2">
      <style:table-cell-properties fo:border-top="none" fo:border-bottom="2pt solid #000000" fo:border-left="2pt solid #000000" fo:border-right="none"/>
    </style:style>
    <style:style style:name="ce52" style:family="table-cell" style:parent-style-name="Default" style:data-style-name="N2">
      <style:table-cell-properties fo:border-top="none" fo:border-bottom="2pt solid #000000" fo:border-left="none" fo:border-right="none"/>
    </style:style>
    <style:style style:name="ce53" style:family="table-cell" style:parent-style-name="Default" style:data-style-name="N2">
      <style:table-cell-properties fo:border-top="none" fo:border-bottom="2pt solid #000000" fo:border-left="none" fo:border-right="2pt solid #000000"/>
    </style:style>
    <style:style style:name="ce5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5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7" style:family="table-cell" style:parent-style-name="Default" style:data-style-name="N0">
      <style:table-cell-properties fo:border-top="none" fo:border-bottom="none" fo:border-left="2pt solid #000000" fo:border-right="none" fo:background-color="#B4C6E7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60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61" style:family="table-cell" style:parent-style-name="Default" style:data-style-name="N37">
      <style:table-cell-properties fo:background-color="#FFFF00"/>
      <style:text-properties fo:font-size="18pt" style:font-size-asian="18pt" style:font-size-complex="1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fo:background-color="#E7E6E6"/>
    </style:style>
    <style:style style:name="ce63" style:family="table-cell" style:parent-style-name="Default" style:data-style-name="N2">
      <style:table-cell-properties fo:border-top="2pt solid #000000" fo:border-bottom="none" fo:border-left="2pt solid #000000" fo:border-right="none" fo:background-color="#B4C6E7"/>
    </style:style>
    <style:style style:name="ce64" style:family="table-cell" style:parent-style-name="Default" style:data-style-name="N2">
      <style:table-cell-properties fo:border-top="none" fo:border-bottom="2pt solid #000000" fo:border-left="none" fo:border-right="none" fo:background-color="#FFFF00"/>
    </style:style>
    <style:style style:name="ce65" style:family="table-cell" style:parent-style-name="Default" style:data-style-name="N2">
      <style:table-cell-properties fo:border-top="2pt solid #000000" fo:border-bottom="none" fo:border-left="none" fo:border-right="none" fo:background-color="transparent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2">
      <style:table-cell-properties fo:border-top="none" fo:border-bottom="2pt solid #000000" fo:border-left="none" fo:border-right="none" fo:background-color="transparent"/>
    </style:style>
    <style:style style:name="ce6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wrap-option="wrap"/>
    </style:style>
    <style:style style:name="ce70" style:family="table-cell" style:parent-style-name="Default" style:data-style-name="N2">
      <style:text-properties fo:color="#FF0000"/>
    </style:style>
    <style:style style:name="ce71" style:family="table-cell" style:parent-style-name="Default" style:data-style-name="N0">
      <style:table-cell-properties fo:background-color="#FFFF00"/>
      <style:text-properties fo:color="#FF0000"/>
    </style:style>
    <style:style style:name="ce72" style:family="table-cell" style:parent-style-name="Default" style:data-style-name="N0">
      <style:table-cell-properties fo:background-color="#FFC000"/>
    </style:style>
    <style:style style:name="ce73" style:family="table-cell" style:parent-style-name="Default" style:data-style-name="N2">
      <style:table-cell-properties fo:background-color="#FF0000"/>
      <style:text-properties fo:color="#FFFFFF"/>
    </style:style>
    <style:style style:name="ce74" style:family="table-cell" style:parent-style-name="Default" style:data-style-name="N0">
      <style:table-cell-properties fo:border-top="2pt solid #000000" fo:border-bottom="2pt solid #000000" fo:border-left="2pt solid #000000" fo:border-right="none" fo:background-color="#92D050"/>
    </style:style>
    <style:style style:name="ce75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none" fo:background-color="#FFC000"/>
    </style:style>
    <style:style style:name="ce77" style:family="table-cell" style:parent-style-name="Default" style:data-style-name="N0">
      <style:table-cell-properties fo:border-top="2pt solid #000000" fo:border-bottom="2pt solid #000000" fo:border-left="none" fo:border-right="2pt solid #000000" fo:background-color="#FFC000"/>
    </style:style>
    <style:style style:name="ce78" style:family="table-cell" style:parent-style-name="Default" style:data-style-name="N0">
      <style:table-cell-properties fo:background-color="#FF0000"/>
      <style:text-properties fo:color="#FFFFFF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/>
      <style:text-properties fo:color="#000000"/>
    </style:style>
    <style:style style:name="ce82" style:family="table-cell" style:parent-style-name="Default" style:data-style-name="N2">
      <style:table-cell-properties fo:background-color="transparent"/>
      <style:text-properties fo:color="#000000"/>
    </style:style>
    <style:style style:name="ce83" style:family="table-cell" style:parent-style-name="Default" style:data-style-name="N2">
      <style:table-cell-properties fo:border-top="2pt solid #000000" fo:border-bottom="2pt solid #000000" fo:border-left="none" fo:border-right="none" fo:background-color="transparent"/>
      <style:text-properties fo:color="#000000"/>
    </style:style>
    <style:style style:name="ce84" style:family="table-cell" style:parent-style-name="Default" style:data-style-name="N2">
      <style:table-cell-properties fo:border-top="2pt solid #000000" fo:border-bottom="2pt solid #000000" fo:border-left="none" fo:border-right="none"/>
    </style:style>
    <style:style style:name="ce85" style:family="table-cell" style:parent-style-name="Default" style:data-style-name="N2">
      <style:table-cell-properties fo:border-top="2pt solid #000000" fo:border-bottom="2pt solid #000000" fo:border-left="none" fo:border-right="none" fo:background-color="#FF0000"/>
      <style:text-properties fo:color="#FFFFFF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87" style:family="table-cell" style:parent-style-name="Default" style:data-style-name="N0">
      <style:table-cell-properties fo:border-top="2pt solid #000000" fo:border-bottom="2pt solid #000000" fo:border-left="none" fo:border-right="none" fo:background-color="#FF0000"/>
      <style:text-properties fo:color="#FFFFFF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89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D9D9D9"/>
      <style:text-properties fo:color="#000000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9D9D9"/>
      <style:text-properties fo:color="#000000"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D9D9D9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fo:background-color="#B4C6E7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fo:background-color="#B4C6E7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fo:background-color="#B4C6E7"/>
      <style:text-properties fo:color="#000000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99" style:family="table-cell" style:parent-style-name="Default" style:data-style-name="N0">
      <style:table-cell-properties fo:background-color="#0070C0"/>
      <style:text-properties fo:color="#FFFFFF"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0070C0"/>
      <style:text-properties fo:color="#FFFFFF"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0070C0"/>
      <style:text-properties fo:color="#FFFFFF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 fo:background-color="#B4C6E7"/>
      <style:text-properties fo:color="#000000"/>
    </style:style>
    <style:style style:name="ce105" style:family="table-cell" style:parent-style-name="Default" style:data-style-name="N0">
      <style:table-cell-properties fo:background-color="#00B0F0"/>
    </style:style>
    <style:style style:name="ce106" style:family="table-cell" style:parent-style-name="Default" style:data-style-name="N0">
      <style:table-cell-properties fo:background-color="#00B0F0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top="none" fo:border-bottom="none" fo:border-left="none" fo:border-right="2pt solid #000000" fo:background-color="#00B0F0"/>
    </style:style>
    <style:style style:name="ce108" style:family="table-cell" style:parent-style-name="Default" style:data-style-name="N0">
      <style:table-cell-properties fo:background-color="#00B0F0"/>
    </style:style>
    <style:style style:name="ce109" style:family="table-cell" style:parent-style-name="Default" style:data-style-name="N0">
      <style:table-cell-properties fo:border-top="2pt solid #000000" fo:border-bottom="2pt solid #000000" fo:border-left="none" fo:border-right="none" fo:background-color="#7030A0"/>
      <style:text-properties fo:color="#FFFFFF"/>
    </style:style>
    <style:style style:name="ce110" style:family="table-cell" style:parent-style-name="Default" style:data-style-name="N2">
      <style:table-cell-properties fo:background-color="#7030A0"/>
      <style:text-properties fo:color="#FFFFFF"/>
    </style:style>
    <style:style style:name="ce111" style:family="table-cell" style:parent-style-name="Default" style:data-style-name="N0">
      <style:table-cell-properties fo:background-color="#E7E6E6"/>
    </style:style>
    <style:style style:name="ce112" style:family="table-cell" style:parent-style-name="Default" style:data-style-name="N0">
      <style:table-cell-properties fo:background-color="#E7E6E6"/>
    </style:style>
    <style:style style:name="ce113" style:family="table-cell" style:parent-style-name="Default" style:data-style-name="N0">
      <style:table-cell-properties fo:background-color="#E7E6E6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fo:background-color="#E7E6E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0.652638888888889cm"/>
    </style:style>
    <style:style style:name="co6" style:family="table-column">
      <style:table-column-properties fo:break-before="auto" style:column-width="1.81680555555556cm" style:use-optimal-column-width="true"/>
    </style:style>
    <style:style style:name="co7" style:family="table-column">
      <style:table-column-properties fo:break-before="auto" style:column-width="3.0338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23.5pt" style:use-optimal-row-height="true" fo:break-before="auto"/>
    </style:style>
    <style:style style:name="ro6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eping_card" table:style-name="ta1">
        <table:table-column table:style-name="co1" table:number-columns-repeated="16" table:default-cell-style-name="ce1"/>
        <table:table-column table:style-name="co2" table:number-columns-repeated="3" table:default-cell-style-name="ce1" table:visibility="collapse"/>
        <table:table-column table:style-name="co1" table:number-columns-repeated="5" table:default-cell-style-name="ce1"/>
        <table:table-column table:style-name="co2" table:number-columns-repeated="3" table:default-cell-style-name="ce1" table:visibility="collapse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7"/>
          <table:table-cell table:style-name="ce1"/>
          <table:table-cell table:number-columns-spanned="13" table:number-rows-spanned="1" table:style-name="ce102"/>
          <table:covered-table-cell table:number-columns-repeated="12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number-columns-repeated="5" table:style-name="ce1"/>
          <table:table-cell office:value-type="string" table:style-name="ce9">
            <text:p>go high</text:p>
          </table:table-cell>
          <table:table-cell table:number-columns-repeated="16363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5" table:style-name="ce1"/>
          <table:table-cell office:value-type="string" table:style-name="ce16">
            <text:p>go low</text:p>
          </table:table-cell>
          <table:table-cell table:number-columns-repeated="16363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office:value-type="float" office:value="3" table:style-name="ce94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103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table:style-name="ce104"/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string" table:style-name="ce1">
            <text:p>doesn’t matter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7">
            <text:p>first card</text:p>
          </table:table-cell>
          <table:table-cell office:value-type="string" table:style-name="ce27">
            <text:p>I should guess1: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16369" table:style-name="ce1"/>
        </table:table-row>
        <table:table-row table:style-name="ro1">
          <table:table-cell table:style-name="ce7"/>
          <table:table-cell table:style-name="ce29"/>
          <table:table-cell table:number-columns-repeated="9" table:style-name="ce1"/>
          <table:table-cell table:style-name="ce30"/>
          <table:table-cell office:value-type="float" office:value="3" table:style-name="ce1">
            <text:p>3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29">
            <text:p>higher</text:p>
          </table:table-cell>
          <table:table-cell table:style-name="ce32"/>
          <table:table-cell office:value-type="float" office:value="44" table:style-name="ce33">
            <text:p>44</text:p>
          </table:table-cell>
          <table:table-cell office:value-type="float" office:value="40" table:style-name="ce33">
            <text:p>40</text:p>
          </table:table-cell>
          <table:table-cell office:value-type="float" office:value="36" table:style-name="ce33">
            <text:p>36</text:p>
          </table:table-cell>
          <table:table-cell office:value-type="float" office:value="32" table:style-name="ce33">
            <text:p>32</text:p>
          </table:table-cell>
          <table:table-cell office:value-type="float" office:value="28" table:style-name="ce33">
            <text:p>28</text:p>
          </table:table-cell>
          <table:table-cell office:value-type="float" office:value="24" table:style-name="ce111">
            <text:p>24</text:p>
          </table:table-cell>
          <table:table-cell office:value-type="float" office:value="27" table:style-name="ce33">
            <text:p>27</text:p>
          </table:table-cell>
          <table:table-cell office:value-type="float" office:value="31" table:style-name="ce33">
            <text:p>31</text:p>
          </table:table-cell>
          <table:table-cell office:value-type="float" office:value="35" table:style-name="ce33">
            <text:p>35</text:p>
          </table:table-cell>
          <table:table-cell office:value-type="float" office:value="39" table:style-name="ce33">
            <text:p>39</text:p>
          </table:table-cell>
          <table:table-cell office:value-type="float" office:value="43" table:style-name="ce33">
            <text:p>43</text:p>
          </table:table-cell>
          <table:table-cell office:value-type="float" office:value="47" table:style-name="ce34">
            <text:p>47</text:p>
          </table:table-cell>
          <table:table-cell office:value-type="float" office:value="426" table:formula="of:=SUM([.C13:.O13])" table:style-name="ce1">
            <text:p>426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704" table:formula="of:=4*[.P13]" table:style-name="ce42">
            <text:p>1704.00</text:p>
          </table:table-cell>
          <table:table-cell table:style-name="ce42"/>
          <table:table-cell office:value-type="float" office:value="1704" table:formula="of:=SUM([.V13:.W13])" table:style-name="ce42">
            <text:p>1704.00</text:p>
          </table:table-cell>
          <table:table-cell table:number-columns-repeated="3" table:style-name="ce42"/>
          <table:table-cell office:value-type="float" office:value="2550" table:formula="of:=51*50" table:style-name="ce42">
            <text:p>2550.00</text:p>
          </table:table-cell>
          <table:table-cell table:number-columns-repeated="3" table:style-name="ce42"/>
          <table:table-cell table:number-columns-repeated="4" table:style-name="ce1"/>
          <table:table-cell office:value-type="float" office:value="0.66823529411764704" table:formula="of:=[.X13]/[.AB13]" table:style-name="ce1">
            <text:p>0.668235294</text:p>
          </table:table-cell>
          <table:table-cell table:number-columns-repeated="16348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29">
            <text:p>higher</text:p>
          </table:table-cell>
          <table:table-cell table:style-name="ce1"/>
          <table:table-cell table:style-name="ce32"/>
          <table:table-cell office:value-type="float" office:value="40" table:formula="of:=[.E13]" table:style-name="ce9">
            <text:p>40</text:p>
          </table:table-cell>
          <table:table-cell office:value-type="float" office:value="36" table:formula="of:=[.F13]" table:style-name="ce9">
            <text:p>36</text:p>
          </table:table-cell>
          <table:table-cell office:value-type="float" office:value="32" table:formula="of:=[.G13]" table:style-name="ce9">
            <text:p>32</text:p>
          </table:table-cell>
          <table:table-cell office:value-type="float" office:value="28" table:formula="of:=[.H13]" table:style-name="ce9">
            <text:p>28</text:p>
          </table:table-cell>
          <table:table-cell office:value-type="float" office:value="24" table:style-name="ce112">
            <text:p>24</text:p>
          </table:table-cell>
          <table:table-cell office:value-type="float" office:value="27" table:formula="of:=[.J13]" table:style-name="ce16">
            <text:p>27</text:p>
          </table:table-cell>
          <table:table-cell office:value-type="float" office:value="31" table:formula="of:=[.K13]" table:style-name="ce16">
            <text:p>31</text:p>
          </table:table-cell>
          <table:table-cell office:value-type="float" office:value="35" table:formula="of:=[.L13]" table:style-name="ce39">
            <text:p>35</text:p>
          </table:table-cell>
          <table:table-cell office:value-type="float" office:value="39" table:formula="of:=[.M13]" table:style-name="ce39">
            <text:p>39</text:p>
          </table:table-cell>
          <table:table-cell office:value-type="float" office:value="43" table:formula="of:=[.N13]" table:style-name="ce16">
            <text:p>43</text:p>
          </table:table-cell>
          <table:table-cell office:value-type="float" office:value="47" table:formula="of:=[.O13]" table:style-name="ce40">
            <text:p>47</text:p>
          </table:table-cell>
          <table:table-cell office:value-type="float" office:value="382" table:formula="of:=SUM([.C14:.O14])" table:style-name="ce1">
            <text:p>382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528" table:formula="of:=4*[.P14]" table:style-name="ce42">
            <text:p>1528.00</text:p>
          </table:table-cell>
          <table:table-cell table:style-name="ce42"/>
          <table:table-cell office:value-type="float" office:value="1528" table:formula="of:=SUM([.V14:.W14])" table:style-name="ce42">
            <text:p>1528.00</text:p>
          </table:table-cell>
          <table:table-cell table:number-columns-repeated="3" table:style-name="ce42"/>
          <table:table-cell office:value-type="float" office:value="2550" table:formula="of:=51*50" table:style-name="ce42">
            <text:p>2550.00</text:p>
          </table:table-cell>
          <table:table-cell table:number-columns-repeated="3" table:style-name="ce42"/>
          <table:table-cell table:number-columns-repeated="4" table:style-name="ce1"/>
          <table:table-cell office:value-type="float" office:value="0.59921568627450983" table:formula="of:=[.X14]/[.AB14]" table:style-name="ce1">
            <text:p>0.599215686</text:p>
          </table:table-cell>
          <table:table-cell table:number-columns-repeated="16348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29">
            <text:p>higher</text:p>
          </table:table-cell>
          <table:table-cell table:number-columns-repeated="2" table:style-name="ce1"/>
          <table:table-cell table:style-name="ce32"/>
          <table:table-cell office:value-type="float" office:value="36" table:formula="of:=[.F14]" table:style-name="ce9">
            <text:p>36</text:p>
          </table:table-cell>
          <table:table-cell office:value-type="float" office:value="32" table:formula="of:=[.G14]" table:style-name="ce9">
            <text:p>32</text:p>
          </table:table-cell>
          <table:table-cell office:value-type="float" office:value="28" table:formula="of:=[.H14]" table:style-name="ce9">
            <text:p>28</text:p>
          </table:table-cell>
          <table:table-cell office:value-type="float" office:value="24" table:style-name="ce112">
            <text:p>24</text:p>
          </table:table-cell>
          <table:table-cell office:value-type="float" office:value="27" table:formula="of:=[.J14]" table:style-name="ce16">
            <text:p>27</text:p>
          </table:table-cell>
          <table:table-cell office:value-type="float" office:value="31" table:formula="of:=[.K14]" table:style-name="ce16">
            <text:p>31</text:p>
          </table:table-cell>
          <table:table-cell office:value-type="float" office:value="35" table:formula="of:=[.L14]" table:style-name="ce39">
            <text:p>35</text:p>
          </table:table-cell>
          <table:table-cell office:value-type="float" office:value="39" table:formula="of:=[.M14]" table:style-name="ce39">
            <text:p>39</text:p>
          </table:table-cell>
          <table:table-cell office:value-type="float" office:value="43" table:formula="of:=[.N14]" table:style-name="ce16">
            <text:p>43</text:p>
          </table:table-cell>
          <table:table-cell office:value-type="float" office:value="47" table:formula="of:=[.O14]" table:style-name="ce40">
            <text:p>47</text:p>
          </table:table-cell>
          <table:table-cell office:value-type="float" office:value="342" table:formula="of:=SUM([.C15:.O15])" table:style-name="ce1">
            <text:p>342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368" table:formula="of:=4*[.P15]" table:style-name="ce42">
            <text:p>1368.00</text:p>
          </table:table-cell>
          <table:table-cell table:style-name="ce42"/>
          <table:table-cell office:value-type="float" office:value="1368" table:formula="of:=SUM([.V15:.W15])" table:style-name="ce42">
            <text:p>1368.00</text:p>
          </table:table-cell>
          <table:table-cell table:number-columns-repeated="3" table:style-name="ce42"/>
          <table:table-cell office:value-type="float" office:value="2550" table:formula="of:=51*50" table:style-name="ce42">
            <text:p>2550.00</text:p>
          </table:table-cell>
          <table:table-cell table:number-columns-repeated="3" table:style-name="ce42"/>
          <table:table-cell table:number-columns-repeated="4" table:style-name="ce1"/>
          <table:table-cell office:value-type="float" office:value="0.53647058823529414" table:formula="of:=[.X15]/[.AB15]" table:style-name="ce1">
            <text:p>0.536470588</text:p>
          </table:table-cell>
          <table:table-cell table:number-columns-repeated="16348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29">
            <text:p>higher</text:p>
          </table:table-cell>
          <table:table-cell table:number-columns-repeated="3" table:style-name="ce1"/>
          <table:table-cell table:style-name="ce32"/>
          <table:table-cell office:value-type="float" office:value="32" table:formula="of:=[.G15]" table:style-name="ce9">
            <text:p>32</text:p>
          </table:table-cell>
          <table:table-cell office:value-type="float" office:value="28" table:formula="of:=[.H15]" table:style-name="ce9">
            <text:p>28</text:p>
          </table:table-cell>
          <table:table-cell office:value-type="float" office:value="24" table:style-name="ce112">
            <text:p>24</text:p>
          </table:table-cell>
          <table:table-cell office:value-type="float" office:value="27" table:formula="of:=[.J15]" table:style-name="ce16">
            <text:p>27</text:p>
          </table:table-cell>
          <table:table-cell office:value-type="float" office:value="31" table:formula="of:=[.K15]" table:style-name="ce16">
            <text:p>31</text:p>
          </table:table-cell>
          <table:table-cell office:value-type="float" office:value="35" table:formula="of:=[.L15]" table:style-name="ce39">
            <text:p>35</text:p>
          </table:table-cell>
          <table:table-cell office:value-type="float" office:value="39" table:formula="of:=[.M15]" table:style-name="ce39">
            <text:p>39</text:p>
          </table:table-cell>
          <table:table-cell office:value-type="float" office:value="43" table:formula="of:=[.N15]" table:style-name="ce16">
            <text:p>43</text:p>
          </table:table-cell>
          <table:table-cell office:value-type="float" office:value="47" table:formula="of:=[.O15]" table:style-name="ce40">
            <text:p>47</text:p>
          </table:table-cell>
          <table:table-cell office:value-type="float" office:value="306" table:formula="of:=SUM([.C16:.O16])" table:style-name="ce1">
            <text:p>306</text:p>
          </table:table-cell>
          <table:table-cell table:number-columns-repeated="2" table:style-name="ce78"/>
          <table:table-cell table:style-name="ce73"/>
          <table:table-cell table:number-columns-repeated="2" table:style-name="ce42"/>
          <table:table-cell office:value-type="float" office:value="1224" table:formula="of:=4*[.P16]" table:style-name="ce42">
            <text:p>1224.00</text:p>
          </table:table-cell>
          <table:table-cell table:style-name="ce42"/>
          <table:table-cell office:value-type="float" office:value="1224" table:formula="of:=SUM([.V16:.W16])" table:style-name="ce82">
            <text:p>1224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number-columns-repeated="2" table:style-name="ce66"/>
          <table:table-cell table:style-name="ce42"/>
          <table:table-cell table:number-columns-repeated="4" table:style-name="ce1"/>
          <table:table-cell office:value-type="float" office:value="0.48" table:formula="of:=[.X16]/[.AB16]" table:style-name="ce1">
            <text:p>0.48</text:p>
          </table:table-cell>
          <table:table-cell table:number-columns-repeated="1634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9">
            <text:p>higher</text:p>
          </table:table-cell>
          <table:table-cell table:number-columns-repeated="4" table:style-name="ce1"/>
          <table:table-cell table:style-name="ce32"/>
          <table:table-cell office:value-type="float" office:value="28" table:formula="of:=[.H16]" table:style-name="ce9">
            <text:p>28</text:p>
          </table:table-cell>
          <table:table-cell office:value-type="float" office:value="24" table:style-name="ce112">
            <text:p>24</text:p>
          </table:table-cell>
          <table:table-cell office:value-type="float" office:value="27" table:formula="of:=[.J16]" table:style-name="ce16">
            <text:p>27</text:p>
          </table:table-cell>
          <table:table-cell office:value-type="float" office:value="31" table:formula="of:=[.K16]" table:style-name="ce16">
            <text:p>31</text:p>
          </table:table-cell>
          <table:table-cell office:value-type="float" office:value="35" table:formula="of:=[.L16]" table:style-name="ce39">
            <text:p>35</text:p>
          </table:table-cell>
          <table:table-cell office:value-type="float" office:value="39" table:formula="of:=[.M16]" table:style-name="ce39">
            <text:p>39</text:p>
          </table:table-cell>
          <table:table-cell office:value-type="float" office:value="43" table:formula="of:=[.N16]" table:style-name="ce16">
            <text:p>43</text:p>
          </table:table-cell>
          <table:table-cell office:value-type="float" office:value="47" table:formula="of:=[.O16]" table:style-name="ce40">
            <text:p>47</text:p>
          </table:table-cell>
          <table:table-cell office:value-type="float" office:value="274" table:formula="of:=SUM([.C17:.O17])" table:style-name="ce1">
            <text:p>274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096" table:formula="of:=4*[.P17]" table:style-name="ce42">
            <text:p>1096.00</text:p>
          </table:table-cell>
          <table:table-cell table:style-name="ce42"/>
          <table:table-cell office:value-type="float" office:value="1096" table:formula="of:=SUM([.V17:.W17])" table:style-name="ce66">
            <text:p>1096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number-columns-repeated="2" table:style-name="ce66"/>
          <table:table-cell table:style-name="ce42"/>
          <table:table-cell table:number-columns-repeated="4" table:style-name="ce1"/>
          <table:table-cell office:value-type="float" office:value="0.42980392156862746" table:formula="of:=[.X17]/[.AB17]" table:style-name="ce1">
            <text:p>0.429803922</text:p>
          </table:table-cell>
          <table:table-cell table:number-columns-repeated="1634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9">
            <text:p>higher</text:p>
          </table:table-cell>
          <table:table-cell table:number-columns-repeated="5" table:style-name="ce1"/>
          <table:table-cell table:style-name="ce32"/>
          <table:table-cell office:value-type="float" office:value="24" table:style-name="ce112">
            <text:p>24</text:p>
          </table:table-cell>
          <table:table-cell office:value-type="float" office:value="27" table:formula="of:=[.J17]" table:style-name="ce16">
            <text:p>27</text:p>
          </table:table-cell>
          <table:table-cell office:value-type="float" office:value="31" table:formula="of:=[.K17]" table:style-name="ce16">
            <text:p>31</text:p>
          </table:table-cell>
          <table:table-cell office:value-type="float" office:value="35" table:formula="of:=[.L17]" table:style-name="ce39">
            <text:p>35</text:p>
          </table:table-cell>
          <table:table-cell office:value-type="float" office:value="39" table:formula="of:=[.M17]" table:style-name="ce39">
            <text:p>39</text:p>
          </table:table-cell>
          <table:table-cell office:value-type="float" office:value="43" table:formula="of:=[.N17]" table:style-name="ce16">
            <text:p>43</text:p>
          </table:table-cell>
          <table:table-cell office:value-type="float" office:value="47" table:formula="of:=[.O17]" table:style-name="ce40">
            <text:p>47</text:p>
          </table:table-cell>
          <table:table-cell office:value-type="float" office:value="246" table:formula="of:=SUM([.C18:.O18])" table:style-name="ce1">
            <text:p>246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984" table:formula="of:=4*[.P18]" table:style-name="ce42">
            <text:p>984.00</text:p>
          </table:table-cell>
          <table:table-cell table:style-name="ce42"/>
          <table:table-cell office:value-type="float" office:value="984" table:formula="of:=SUM([.V18:.W18])" table:style-name="ce66">
            <text:p>984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number-columns-repeated="2" table:style-name="ce66"/>
          <table:table-cell table:style-name="ce42"/>
          <table:table-cell table:number-columns-repeated="4" table:style-name="ce1"/>
          <table:table-cell office:value-type="float" office:value="0.38588235294117645" table:formula="of:=[.X18]/[.AB18]" table:style-name="ce1">
            <text:p>0.385882353</text:p>
          </table:table-cell>
          <table:table-cell table:number-columns-repeated="1634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9">
            <text:p>lower</text:p>
          </table:table-cell>
          <table:table-cell office:value-type="float" office:value="46" table:style-name="ce108">
            <text:p>46</text:p>
          </table:table-cell>
          <table:table-cell office:value-type="float" office:value="42" table:style-name="ce108">
            <text:p>42</text:p>
          </table:table-cell>
          <table:table-cell office:value-type="float" office:value="38" table:style-name="ce108">
            <text:p>38</text:p>
          </table:table-cell>
          <table:table-cell office:value-type="float" office:value="34" table:style-name="ce108">
            <text:p>34</text:p>
          </table:table-cell>
          <table:table-cell office:value-type="float" office:value="30" table:style-name="ce108">
            <text:p>30</text:p>
          </table:table-cell>
          <table:table-cell office:value-type="float" office:value="26" table:style-name="ce108">
            <text:p>26</text:p>
          </table:table-cell>
          <table:table-cell table:style-name="ce32"/>
          <table:table-cell table:number-columns-repeated="2" table:style-name="ce105"/>
          <table:table-cell table:number-columns-repeated="2" table:style-name="ce106"/>
          <table:table-cell table:style-name="ce105"/>
          <table:table-cell table:style-name="ce107"/>
          <table:table-cell office:value-type="float" office:value="216" table:formula="of:=SUM([.C19:.O19])" table:style-name="ce1">
            <text:p>216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864" table:formula="of:=4*[.P19]" table:style-name="ce42">
            <text:p>864.00</text:p>
          </table:table-cell>
          <table:table-cell table:style-name="ce42"/>
          <table:table-cell office:value-type="float" office:value="864" table:formula="of:=SUM([.V19:.W19])" table:style-name="ce66">
            <text:p>864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number-columns-repeated="2" table:style-name="ce66"/>
          <table:table-cell table:style-name="ce42"/>
          <table:table-cell table:number-columns-repeated="4" table:style-name="ce1"/>
          <table:table-cell office:value-type="float" office:value="0.33882352941176469" table:formula="of:=[.X19]/[.AB19]" table:style-name="ce1">
            <text:p>0.338823529</text:p>
          </table:table-cell>
          <table:table-cell table:number-columns-repeated="1634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9">
            <text:p>lower</text:p>
          </table:table-cell>
          <table:table-cell office:value-type="float" office:value="47" table:formula="of:=[.C21]" table:style-name="ce9">
            <text:p>47</text:p>
          </table:table-cell>
          <table:table-cell office:value-type="float" office:value="43" table:formula="of:=[.D21]" table:style-name="ce9">
            <text:p>43</text:p>
          </table:table-cell>
          <table:table-cell office:value-type="float" office:value="39" table:formula="of:=[.E21]" table:style-name="ce9">
            <text:p>39</text:p>
          </table:table-cell>
          <table:table-cell office:value-type="float" office:value="35" table:formula="of:=[.F21]" table:style-name="ce9">
            <text:p>35</text:p>
          </table:table-cell>
          <table:table-cell office:value-type="float" office:value="30" table:style-name="ce9">
            <text:p>30</text:p>
          </table:table-cell>
          <table:table-cell office:value-type="float" office:value="27" table:formula="of:=[.H21]" table:style-name="ce9">
            <text:p>27</text:p>
          </table:table-cell>
          <table:table-cell office:value-type="float" office:value="24" table:style-name="ce113">
            <text:p>24</text:p>
          </table:table-cell>
          <table:table-cell table:style-name="ce32"/>
          <table:table-cell table:number-columns-repeated="4" table:style-name="ce1"/>
          <table:table-cell table:style-name="ce31"/>
          <table:table-cell office:value-type="float" office:value="245" table:formula="of:=SUM([.C20:.O20])" table:style-name="ce1">
            <text:p>245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980" table:formula="of:=4*[.P20]" table:style-name="ce42">
            <text:p>980.00</text:p>
          </table:table-cell>
          <table:table-cell table:style-name="ce42"/>
          <table:table-cell office:value-type="float" office:value="980" table:formula="of:=SUM([.V20:.W20])" table:style-name="ce66">
            <text:p>980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number-columns-repeated="2" table:style-name="ce66"/>
          <table:table-cell table:style-name="ce42"/>
          <table:table-cell table:number-columns-repeated="4" table:style-name="ce1"/>
          <table:table-cell office:value-type="float" office:value="0.3843137254901961" table:formula="of:=[.X20]/[.AB20]" table:style-name="ce1">
            <text:p>0.384313725</text:p>
          </table:table-cell>
          <table:table-cell table:number-columns-repeated="1634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9">
            <text:p>lower</text:p>
          </table:table-cell>
          <table:table-cell office:value-type="float" office:value="47" table:formula="of:=[.C22]" table:style-name="ce9">
            <text:p>47</text:p>
          </table:table-cell>
          <table:table-cell office:value-type="float" office:value="43" table:formula="of:=[.D22]" table:style-name="ce9">
            <text:p>43</text:p>
          </table:table-cell>
          <table:table-cell office:value-type="float" office:value="39" table:formula="of:=[.E22]" table:style-name="ce9">
            <text:p>39</text:p>
          </table:table-cell>
          <table:table-cell office:value-type="float" office:value="35" table:formula="of:=[.F22]" table:style-name="ce9">
            <text:p>35</text:p>
          </table:table-cell>
          <table:table-cell office:value-type="float" office:value="31" table:formula="of:=[.G22]" table:style-name="ce9">
            <text:p>31</text:p>
          </table:table-cell>
          <table:table-cell office:value-type="float" office:value="27" table:formula="of:=[.H22]" table:style-name="ce9">
            <text:p>27</text:p>
          </table:table-cell>
          <table:table-cell office:value-type="float" office:value="24" table:style-name="ce113">
            <text:p>24</text:p>
          </table:table-cell>
          <table:table-cell office:value-type="float" office:value="28" table:formula="of:=[.J22]" table:style-name="ce16">
            <text:p>28</text:p>
          </table:table-cell>
          <table:table-cell table:style-name="ce32"/>
          <table:table-cell table:number-columns-repeated="3" table:style-name="ce1"/>
          <table:table-cell table:style-name="ce31"/>
          <table:table-cell office:value-type="float" office:value="274" table:formula="of:=SUM([.C21:.O21])" table:style-name="ce1">
            <text:p>274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096" table:formula="of:=4*[.P21]" table:style-name="ce42">
            <text:p>1096.00</text:p>
          </table:table-cell>
          <table:table-cell table:style-name="ce42"/>
          <table:table-cell office:value-type="float" office:value="1096" table:formula="of:=SUM([.V21:.W21])" table:style-name="ce66">
            <text:p>1096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number-columns-repeated="2" table:style-name="ce66"/>
          <table:table-cell table:style-name="ce42"/>
          <table:table-cell table:number-columns-repeated="4" table:style-name="ce1"/>
          <table:table-cell office:value-type="float" office:value="0.42980392156862746" table:formula="of:=[.X21]/[.AB21]" table:style-name="ce1">
            <text:p>0.429803922</text:p>
          </table:table-cell>
          <table:table-cell table:number-columns-repeated="1634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9">
            <text:p>lower</text:p>
          </table:table-cell>
          <table:table-cell office:value-type="float" office:value="47" table:formula="of:=[.C23]" table:style-name="ce9">
            <text:p>47</text:p>
          </table:table-cell>
          <table:table-cell office:value-type="float" office:value="43" table:formula="of:=[.D23]" table:style-name="ce9">
            <text:p>43</text:p>
          </table:table-cell>
          <table:table-cell office:value-type="float" office:value="39" table:formula="of:=[.E23]" table:style-name="ce9">
            <text:p>39</text:p>
          </table:table-cell>
          <table:table-cell office:value-type="float" office:value="35" table:formula="of:=[.F23]" table:style-name="ce9">
            <text:p>35</text:p>
          </table:table-cell>
          <table:table-cell office:value-type="float" office:value="31" table:formula="of:=[.G23]" table:style-name="ce9">
            <text:p>31</text:p>
          </table:table-cell>
          <table:table-cell office:value-type="float" office:value="27" table:formula="of:=[.H23]" table:style-name="ce9">
            <text:p>27</text:p>
          </table:table-cell>
          <table:table-cell office:value-type="float" office:value="24" table:style-name="ce113">
            <text:p>24</text:p>
          </table:table-cell>
          <table:table-cell office:value-type="float" office:value="28" table:formula="of:=[.J23]" table:style-name="ce16">
            <text:p>28</text:p>
          </table:table-cell>
          <table:table-cell office:value-type="float" office:value="32" table:formula="of:=[.K23]" table:style-name="ce16">
            <text:p>32</text:p>
          </table:table-cell>
          <table:table-cell table:style-name="ce32"/>
          <table:table-cell table:number-columns-repeated="2" table:style-name="ce1"/>
          <table:table-cell table:style-name="ce31"/>
          <table:table-cell office:value-type="float" office:value="306" table:formula="of:=SUM([.C22:.O22])" table:style-name="ce1">
            <text:p>306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224" table:formula="of:=4*[.P22]" table:style-name="ce42">
            <text:p>1224.00</text:p>
          </table:table-cell>
          <table:table-cell table:style-name="ce42"/>
          <table:table-cell office:value-type="float" office:value="1224" table:formula="of:=SUM([.V22:.W22])" table:style-name="ce82">
            <text:p>1224.00</text:p>
          </table:table-cell>
          <table:table-cell table:number-columns-repeated="3" table:style-name="ce66"/>
          <table:table-cell office:value-type="float" office:value="2550" table:formula="of:=51*50" table:style-name="ce42">
            <text:p>2550.00</text:p>
          </table:table-cell>
          <table:table-cell table:style-name="ce66"/>
          <table:table-cell table:style-name="ce82"/>
          <table:table-cell table:style-name="ce42"/>
          <table:table-cell table:number-columns-repeated="4" table:style-name="ce1"/>
          <table:table-cell office:value-type="float" office:value="0.48" table:formula="of:=[.X22]/[.AB22]" table:style-name="ce1">
            <text:p>0.48</text:p>
          </table:table-cell>
          <table:table-cell table:number-columns-repeated="1634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9">
            <text:p>lower</text:p>
          </table:table-cell>
          <table:table-cell office:value-type="float" office:value="47" table:formula="of:=[.C24]" table:style-name="ce9">
            <text:p>47</text:p>
          </table:table-cell>
          <table:table-cell office:value-type="float" office:value="43" table:formula="of:=[.D24]" table:style-name="ce9">
            <text:p>43</text:p>
          </table:table-cell>
          <table:table-cell office:value-type="float" office:value="39" table:formula="of:=[.E24]" table:style-name="ce9">
            <text:p>39</text:p>
          </table:table-cell>
          <table:table-cell office:value-type="float" office:value="35" table:formula="of:=[.F24]" table:style-name="ce9">
            <text:p>35</text:p>
          </table:table-cell>
          <table:table-cell office:value-type="float" office:value="31" table:formula="of:=[.G24]" table:style-name="ce9">
            <text:p>31</text:p>
          </table:table-cell>
          <table:table-cell office:value-type="float" office:value="27" table:formula="of:=[.H24]" table:style-name="ce9">
            <text:p>27</text:p>
          </table:table-cell>
          <table:table-cell office:value-type="float" office:value="24" table:style-name="ce113">
            <text:p>24</text:p>
          </table:table-cell>
          <table:table-cell office:value-type="float" office:value="28" table:formula="of:=[.J24]" table:style-name="ce16">
            <text:p>28</text:p>
          </table:table-cell>
          <table:table-cell office:value-type="float" office:value="32" table:formula="of:=[.K24]" table:style-name="ce16">
            <text:p>32</text:p>
          </table:table-cell>
          <table:table-cell office:value-type="float" office:value="36" table:formula="of:=[.L24]" table:style-name="ce16">
            <text:p>36</text:p>
          </table:table-cell>
          <table:table-cell table:style-name="ce32"/>
          <table:table-cell table:style-name="ce1"/>
          <table:table-cell table:style-name="ce31"/>
          <table:table-cell office:value-type="float" office:value="342" table:formula="of:=SUM([.C23:.O23])" table:style-name="ce1">
            <text:p>342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368" table:formula="of:=4*[.P23]" table:style-name="ce42">
            <text:p>1368.00</text:p>
          </table:table-cell>
          <table:table-cell table:style-name="ce42"/>
          <table:table-cell office:value-type="float" office:value="1368" table:formula="of:=SUM([.V23:.W23])" table:style-name="ce42">
            <text:p>1368.00</text:p>
          </table:table-cell>
          <table:table-cell table:number-columns-repeated="3" table:style-name="ce42"/>
          <table:table-cell office:value-type="float" office:value="2550" table:formula="of:=51*50" table:style-name="ce42">
            <text:p>2550.00</text:p>
          </table:table-cell>
          <table:table-cell table:number-columns-repeated="3" table:style-name="ce42"/>
          <table:table-cell table:number-columns-repeated="4" table:style-name="ce1"/>
          <table:table-cell office:value-type="float" office:value="0.53647058823529414" table:formula="of:=[.X23]/[.AB23]" table:style-name="ce1">
            <text:p>0.536470588</text:p>
          </table:table-cell>
          <table:table-cell table:number-columns-repeated="1634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9">
            <text:p>lower</text:p>
          </table:table-cell>
          <table:table-cell office:value-type="float" office:value="47" table:formula="of:=[.C25]" table:style-name="ce9">
            <text:p>47</text:p>
          </table:table-cell>
          <table:table-cell office:value-type="float" office:value="43" table:formula="of:=[.D25]" table:style-name="ce9">
            <text:p>43</text:p>
          </table:table-cell>
          <table:table-cell office:value-type="float" office:value="39" table:formula="of:=[.E25]" table:style-name="ce9">
            <text:p>39</text:p>
          </table:table-cell>
          <table:table-cell office:value-type="float" office:value="35" table:formula="of:=[.F25]" table:style-name="ce9">
            <text:p>35</text:p>
          </table:table-cell>
          <table:table-cell office:value-type="float" office:value="31" table:formula="of:=[.G25]" table:style-name="ce9">
            <text:p>31</text:p>
          </table:table-cell>
          <table:table-cell office:value-type="float" office:value="27" table:formula="of:=[.H25]" table:style-name="ce9">
            <text:p>27</text:p>
          </table:table-cell>
          <table:table-cell office:value-type="float" office:value="24" table:style-name="ce113">
            <text:p>24</text:p>
          </table:table-cell>
          <table:table-cell office:value-type="float" office:value="28" table:formula="of:=[.J25]" table:style-name="ce16">
            <text:p>28</text:p>
          </table:table-cell>
          <table:table-cell office:value-type="float" office:value="32" table:formula="of:=[.K25]" table:style-name="ce16">
            <text:p>32</text:p>
          </table:table-cell>
          <table:table-cell office:value-type="float" office:value="36" table:formula="of:=[.L25]" table:style-name="ce16">
            <text:p>36</text:p>
          </table:table-cell>
          <table:table-cell office:value-type="float" office:value="40" table:formula="of:=[.M25]" table:style-name="ce16">
            <text:p>40</text:p>
          </table:table-cell>
          <table:table-cell table:style-name="ce32"/>
          <table:table-cell table:style-name="ce31"/>
          <table:table-cell office:value-type="float" office:value="382" table:formula="of:=SUM([.C24:.O24])" table:style-name="ce1">
            <text:p>382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528" table:formula="of:=4*[.P24]" table:style-name="ce42">
            <text:p>1528.00</text:p>
          </table:table-cell>
          <table:table-cell table:style-name="ce42"/>
          <table:table-cell office:value-type="float" office:value="1528" table:formula="of:=SUM([.V24:.W24])" table:style-name="ce42">
            <text:p>1528.00</text:p>
          </table:table-cell>
          <table:table-cell table:number-columns-repeated="3" table:style-name="ce42"/>
          <table:table-cell office:value-type="float" office:value="2550" table:formula="of:=51*50" table:style-name="ce42">
            <text:p>2550.00</text:p>
          </table:table-cell>
          <table:table-cell table:number-columns-repeated="3" table:style-name="ce42"/>
          <table:table-cell table:number-columns-repeated="4" table:style-name="ce1"/>
          <table:table-cell office:value-type="float" office:value="0.59921568627450983" table:formula="of:=[.X24]/[.AB24]" table:style-name="ce1">
            <text:p>0.599215686</text:p>
          </table:table-cell>
          <table:table-cell table:number-columns-repeated="1634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lower</text:p>
          </table:table-cell>
          <table:table-cell office:value-type="float" office:value="47" table:style-name="ce49">
            <text:p>47</text:p>
          </table:table-cell>
          <table:table-cell office:value-type="float" office:value="43" table:style-name="ce49">
            <text:p>43</text:p>
          </table:table-cell>
          <table:table-cell office:value-type="float" office:value="39" table:style-name="ce49">
            <text:p>39</text:p>
          </table:table-cell>
          <table:table-cell office:value-type="float" office:value="35" table:style-name="ce49">
            <text:p>35</text:p>
          </table:table-cell>
          <table:table-cell office:value-type="float" office:value="31" table:style-name="ce49">
            <text:p>31</text:p>
          </table:table-cell>
          <table:table-cell office:value-type="float" office:value="27" table:style-name="ce49">
            <text:p>27</text:p>
          </table:table-cell>
          <table:table-cell office:value-type="float" office:value="24" table:style-name="ce114">
            <text:p>24</text:p>
          </table:table-cell>
          <table:table-cell office:value-type="float" office:value="28" table:style-name="ce49">
            <text:p>28</text:p>
          </table:table-cell>
          <table:table-cell office:value-type="float" office:value="32" table:style-name="ce49">
            <text:p>32</text:p>
          </table:table-cell>
          <table:table-cell office:value-type="float" office:value="36" table:style-name="ce49">
            <text:p>36</text:p>
          </table:table-cell>
          <table:table-cell office:value-type="float" office:value="40" table:style-name="ce49">
            <text:p>40</text:p>
          </table:table-cell>
          <table:table-cell office:value-type="float" office:value="44" table:style-name="ce49">
            <text:p>44</text:p>
          </table:table-cell>
          <table:table-cell table:style-name="ce50"/>
          <table:table-cell office:value-type="float" office:value="426" table:formula="of:=SUM([.C25:.O25])" table:style-name="ce1">
            <text:p>426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1704" table:formula="of:=4*[.P25]" table:style-name="ce42">
            <text:p>1704.00</text:p>
          </table:table-cell>
          <table:table-cell table:style-name="ce42"/>
          <table:table-cell office:value-type="float" office:value="1704" table:formula="of:=SUM([.V25:.W25])" table:style-name="ce42">
            <text:p>1704.00</text:p>
          </table:table-cell>
          <table:table-cell table:number-columns-repeated="3" table:style-name="ce42"/>
          <table:table-cell office:value-type="float" office:value="2550" table:formula="of:=51*50" table:style-name="ce42">
            <text:p>2550.00</text:p>
          </table:table-cell>
          <table:table-cell table:number-columns-repeated="3" table:style-name="ce42"/>
          <table:table-cell table:number-columns-repeated="4" table:style-name="ce1"/>
          <table:table-cell office:value-type="float" office:value="0.66823529411764704" table:formula="of:=[.X25]/[.AB25]" table:style-name="ce1">
            <text:p>0.668235294</text:p>
          </table:table-cell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table:style-name="ce17"/>
          <table:table-cell table:number-columns-repeated="7" table:style-name="ce1"/>
          <table:table-cell table:style-name="ce42"/>
          <table:table-cell table:number-columns-repeated="16360" table:style-name="ce1"/>
        </table:table-row>
        <table:table-row table:number-rows-repeated="2" table:style-name="ro1">
          <table:table-cell table:number-columns-repeated="15" table:style-name="ce1"/>
          <table:table-cell table:style-name="ce17"/>
          <table:table-cell table:number-columns-repeated="16368" table:style-name="ce1"/>
        </table:table-row>
        <table:table-row table:style-name="ro1">
          <table:table-cell table:number-columns-repeated="33" table:style-name="ce1"/>
          <table:table-cell table:style-name="ce72"/>
          <table:table-cell table:number-columns-repeated="1635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no_changes" table:style-name="ta2">
        <table:table-column table:style-name="co1" table:number-columns-repeated="16" table:default-cell-style-name="ce1"/>
        <table:table-column table:style-name="co5" table:default-cell-style-name="ce1" table:visibility="collapse"/>
        <table:table-column table:style-name="co2" table:default-cell-style-name="ce1" table:visibility="collapse"/>
        <table:table-column table:style-name="co1" table:number-columns-repeated="9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6350" table:default-cell-style-name="ce1"/>
        <table:table-row table:style-name="ro1"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9">
            <text:p>go high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table:style-name="ce15"/>
          <table:table-cell table:number-columns-repeated="2" table:style-name="ce1"/>
          <table:table-cell office:value-type="string" table:style-name="ce16">
            <text:p>go low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table:style-name="ce12"/>
          <table:table-cell table:number-columns-repeated="2" table:style-name="ce1"/>
          <table:table-cell office:value-type="string" table:style-name="ce18">
            <text:p>50 : 50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table:style-name="ce20"/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62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4">
            <text:p>14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float" office:value="24" table:style-name="ce11">
            <text:p>24</text:p>
          </table:table-cell>
          <table:table-cell table:number-columns-repeated="3" table:style-name="ce1"/>
          <table:table-cell office:value-type="float" office:value="4" table:style-name="ce12">
            <text:p>4</text:p>
          </table:table-cell>
          <table:table-cell table:number-columns-repeated="3" table:style-name="ce1"/>
          <table:table-cell office:value-type="float" office:value="23" table:style-name="ce11">
            <text:p>23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table:number-columns-repeated="17" table:style-name="ce1"/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16353" table:style-name="ce1"/>
        </table:table-row>
        <table:table-row table:style-name="ro2">
          <table:table-cell table:style-name="ce7"/>
          <table:table-cell table:style-name="ce1"/>
          <table:table-cell office:value-type="string" table:number-columns-spanned="13" table:number-rows-spanned="1" table:style-name="ce96">
            <text:p>if my next car is this , this is my next guess (2)</text:p>
          </table:table-cell>
          <table:covered-table-cell table:number-columns-repeated="12"/>
          <table:table-cell table:number-columns-repeated="3" table:style-name="ce1"/>
          <table:table-cell office:value-type="string" table:style-name="ce1">
            <text:p>this is 4/51</text:p>
          </table:table-cell>
          <table:table-cell table:number-columns-repeated="8" table:style-name="ce1"/>
          <table:table-cell office:value-type="string" table:style-name="ce1">
            <text:p>this is 3/51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7">
            <text:p>first card</text:p>
          </table:table-cell>
          <table:table-cell office:value-type="string" table:style-name="ce27">
            <text:p>I should guess1: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3" table:style-name="ce1"/>
          <table:table-cell office:value-type="float" office:value="7.8431372549019607E-2" table:formula="of:=4/51" table:style-name="ce28">
            <text:p>0.08</text:p>
          </table:table-cell>
          <table:table-cell table:number-columns-repeated="8" table:style-name="ce1"/>
          <table:table-cell office:value-type="float" office:value="5.8823529411764705E-2" table:formula="of:=3/51" table:style-name="ce28">
            <text:p>0.06</text:p>
          </table:table-cell>
          <table:table-cell table:number-columns-repeated="16356" table:style-name="ce1"/>
        </table:table-row>
        <table:table-row table:style-name="ro2">
          <table:table-cell table:style-name="ce7"/>
          <table:table-cell table:style-name="ce29"/>
          <table:table-cell table:number-columns-repeated="9" table:style-name="ce1"/>
          <table:table-cell table:style-name="ce30"/>
          <table:table-cell office:value-type="float" office:value="3" table:style-name="ce1">
            <text:p>3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29">
            <text:p>higher</text:p>
          </table:table-cell>
          <table:table-cell table:style-name="ce32"/>
          <table:table-cell office:value-type="float" office:value="44" table:style-name="ce33">
            <text:p>44</text:p>
          </table:table-cell>
          <table:table-cell office:value-type="float" office:value="40" table:style-name="ce33">
            <text:p>40</text:p>
          </table:table-cell>
          <table:table-cell office:value-type="float" office:value="36" table:style-name="ce33">
            <text:p>36</text:p>
          </table:table-cell>
          <table:table-cell office:value-type="float" office:value="32" table:style-name="ce33">
            <text:p>32</text:p>
          </table:table-cell>
          <table:table-cell office:value-type="float" office:value="28" table:style-name="ce33">
            <text:p>28</text:p>
          </table:table-cell>
          <table:table-cell office:value-type="float" office:value="24" table:style-name="ce33">
            <text:p>24</text:p>
          </table:table-cell>
          <table:table-cell office:value-type="float" office:value="27" table:style-name="ce33">
            <text:p>27</text:p>
          </table:table-cell>
          <table:table-cell office:value-type="float" office:value="31" table:style-name="ce33">
            <text:p>31</text:p>
          </table:table-cell>
          <table:table-cell office:value-type="float" office:value="35" table:style-name="ce33">
            <text:p>35</text:p>
          </table:table-cell>
          <table:table-cell office:value-type="float" office:value="39" table:style-name="ce33">
            <text:p>39</text:p>
          </table:table-cell>
          <table:table-cell office:value-type="float" office:value="43" table:style-name="ce33">
            <text:p>43</text:p>
          </table:table-cell>
          <table:table-cell office:value-type="float" office:value="47" table:style-name="ce34">
            <text:p>47</text:p>
          </table:table-cell>
          <table:table-cell office:value-type="float" office:value="391" table:formula="of:=SUM([.C12:.O12])-[.L12]" table:style-name="ce1">
            <text:p>391</text:p>
          </table:table-cell>
          <table:table-cell table:number-columns-repeated="2" table:style-name="ce1"/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38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29">
            <text:p>higher</text:p>
          </table:table-cell>
          <table:table-cell table:style-name="ce1"/>
          <table:table-cell table:style-name="ce32"/>
          <table:table-cell office:value-type="float" office:value="40" table:formula="of:=[.$E$12]" table:style-name="ce9">
            <text:p>40</text:p>
          </table:table-cell>
          <table:table-cell office:value-type="float" office:value="36" table:formula="of:=[.$F$12]" table:style-name="ce9">
            <text:p>36</text:p>
          </table:table-cell>
          <table:table-cell office:value-type="float" office:value="32" table:formula="of:=[.$G$12]" table:style-name="ce9">
            <text:p>32</text:p>
          </table:table-cell>
          <table:table-cell office:value-type="float" office:value="28" table:formula="of:=[.$H$12]" table:style-name="ce9">
            <text:p>28</text:p>
          </table:table-cell>
          <table:table-cell office:value-type="float" office:value="24" table:formula="of:=[.$I$12]" table:style-name="ce16">
            <text:p>24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1" table:formula="of:=[.$K$12]" table:style-name="ce16">
            <text:p>31</text:p>
          </table:table-cell>
          <table:table-cell office:value-type="float" office:value="35" table:formula="of:=[.$L$12]" table:style-name="ce39">
            <text:p>35</text:p>
          </table:table-cell>
          <table:table-cell office:value-type="float" office:value="39" table:formula="of:=[.$M$12]" table:style-name="ce39">
            <text:p>39</text:p>
          </table:table-cell>
          <table:table-cell office:value-type="float" office:value="43" table:formula="of:=[.$N$12]" table:style-name="ce16">
            <text:p>43</text:p>
          </table:table-cell>
          <table:table-cell office:value-type="float" office:value="47" table:formula="of:=[.$O$12]" table:style-name="ce40">
            <text:p>47</text:p>
          </table:table-cell>
          <table:table-cell office:value-type="float" office:value="347" table:formula="of:=SUM([.C13:.O13])-[.L13]" table:style-name="ce1">
            <text:p>347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29">
            <text:p>higher</text:p>
          </table:table-cell>
          <table:table-cell table:number-columns-repeated="2" table:style-name="ce1"/>
          <table:table-cell table:style-name="ce32"/>
          <table:table-cell office:value-type="float" office:value="36" table:formula="of:=[.$F$12]" table:style-name="ce9">
            <text:p>36</text:p>
          </table:table-cell>
          <table:table-cell office:value-type="float" office:value="32" table:formula="of:=[.$G$12]" table:style-name="ce9">
            <text:p>32</text:p>
          </table:table-cell>
          <table:table-cell office:value-type="float" office:value="28" table:formula="of:=[.$H$12]" table:style-name="ce9">
            <text:p>28</text:p>
          </table:table-cell>
          <table:table-cell office:value-type="float" office:value="24" table:formula="of:=[.$I$12]" table:style-name="ce16">
            <text:p>24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1" table:formula="of:=[.$K$12]" table:style-name="ce16">
            <text:p>31</text:p>
          </table:table-cell>
          <table:table-cell office:value-type="float" office:value="35" table:formula="of:=[.$L$12]" table:style-name="ce39">
            <text:p>35</text:p>
          </table:table-cell>
          <table:table-cell office:value-type="float" office:value="39" table:formula="of:=[.$M$12]" table:style-name="ce39">
            <text:p>39</text:p>
          </table:table-cell>
          <table:table-cell office:value-type="float" office:value="43" table:formula="of:=[.$N$12]" table:style-name="ce16">
            <text:p>43</text:p>
          </table:table-cell>
          <table:table-cell office:value-type="float" office:value="47" table:formula="of:=[.$O$12]" table:style-name="ce40">
            <text:p>47</text:p>
          </table:table-cell>
          <table:table-cell office:value-type="float" office:value="307" table:formula="of:=SUM([.C14:.O14])-[.L14]" table:style-name="ce1">
            <text:p>307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2" table:style-name="ce1"/>
          <table:table-cell table:style-name="ce42"/>
          <table:table-cell table:number-columns-repeated="1634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29">
            <text:p>higher</text:p>
          </table:table-cell>
          <table:table-cell table:number-columns-repeated="3" table:style-name="ce1"/>
          <table:table-cell table:style-name="ce32"/>
          <table:table-cell office:value-type="float" office:value="32" table:formula="of:=[.$G$12]" table:style-name="ce9">
            <text:p>32</text:p>
          </table:table-cell>
          <table:table-cell office:value-type="float" office:value="28" table:formula="of:=[.$H$12]" table:style-name="ce9">
            <text:p>28</text:p>
          </table:table-cell>
          <table:table-cell office:value-type="float" office:value="24" table:formula="of:=[.$I$12]" table:style-name="ce16">
            <text:p>24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1" table:formula="of:=[.$K$12]" table:style-name="ce16">
            <text:p>31</text:p>
          </table:table-cell>
          <table:table-cell office:value-type="float" office:value="35" table:formula="of:=[.$L$12]" table:style-name="ce39">
            <text:p>35</text:p>
          </table:table-cell>
          <table:table-cell office:value-type="float" office:value="39" table:formula="of:=[.$M$12]" table:style-name="ce39">
            <text:p>39</text:p>
          </table:table-cell>
          <table:table-cell office:value-type="float" office:value="43" table:formula="of:=[.$N$12]" table:style-name="ce16">
            <text:p>43</text:p>
          </table:table-cell>
          <table:table-cell office:value-type="float" office:value="47" table:formula="of:=[.$O$12]" table:style-name="ce40">
            <text:p>47</text:p>
          </table:table-cell>
          <table:table-cell office:value-type="float" office:value="271" table:formula="of:=SUM([.C15:.O15])-[.L15]" table:style-name="ce1">
            <text:p>271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9">
            <text:p>higher</text:p>
          </table:table-cell>
          <table:table-cell table:number-columns-repeated="4" table:style-name="ce1"/>
          <table:table-cell table:style-name="ce32"/>
          <table:table-cell office:value-type="float" office:value="28" table:formula="of:=[.$H$12]" table:style-name="ce9">
            <text:p>28</text:p>
          </table:table-cell>
          <table:table-cell office:value-type="float" office:value="24" table:formula="of:=[.$I$12]" table:style-name="ce16">
            <text:p>24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1" table:formula="of:=[.$K$12]" table:style-name="ce16">
            <text:p>31</text:p>
          </table:table-cell>
          <table:table-cell office:value-type="float" office:value="35" table:formula="of:=[.$L$12]" table:style-name="ce39">
            <text:p>35</text:p>
          </table:table-cell>
          <table:table-cell office:value-type="float" office:value="39" table:formula="of:=[.$M$12]" table:style-name="ce39">
            <text:p>39</text:p>
          </table:table-cell>
          <table:table-cell office:value-type="float" office:value="43" table:formula="of:=[.$N$12]" table:style-name="ce16">
            <text:p>43</text:p>
          </table:table-cell>
          <table:table-cell office:value-type="float" office:value="47" table:formula="of:=[.$O$12]" table:style-name="ce40">
            <text:p>47</text:p>
          </table:table-cell>
          <table:table-cell office:value-type="float" office:value="239" table:formula="of:=SUM([.C16:.O16])-[.L16]" table:style-name="ce1">
            <text:p>239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29">
            <text:p>higher</text:p>
          </table:table-cell>
          <table:table-cell table:number-columns-repeated="5" table:style-name="ce1"/>
          <table:table-cell table:style-name="ce32"/>
          <table:table-cell office:value-type="float" office:value="24" table:formula="of:=[.$I$12]" table:style-name="ce16">
            <text:p>24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1" table:formula="of:=[.$K$12]" table:style-name="ce16">
            <text:p>31</text:p>
          </table:table-cell>
          <table:table-cell office:value-type="float" office:value="35" table:formula="of:=[.$L$12]" table:style-name="ce39">
            <text:p>35</text:p>
          </table:table-cell>
          <table:table-cell office:value-type="float" office:value="39" table:formula="of:=[.$M$12]" table:style-name="ce39">
            <text:p>39</text:p>
          </table:table-cell>
          <table:table-cell office:value-type="float" office:value="43" table:formula="of:=[.$N$12]" table:style-name="ce16">
            <text:p>43</text:p>
          </table:table-cell>
          <table:table-cell office:value-type="float" office:value="47" table:formula="of:=[.$O$12]" table:style-name="ce40">
            <text:p>47</text:p>
          </table:table-cell>
          <table:table-cell office:value-type="float" office:value="211" table:formula="of:=SUM([.C17:.O17])-[.L17]" table:style-name="ce1">
            <text:p>211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29">
            <text:p>lower</text:p>
          </table:table-cell>
          <table:table-cell office:value-type="float" office:value="47" table:formula="of:=[.$C$24]" table:style-name="ce9">
            <text:p>47</text:p>
          </table:table-cell>
          <table:table-cell office:value-type="float" office:value="43" table:formula="of:=[.$D$24]" table:style-name="ce9">
            <text:p>43</text:p>
          </table:table-cell>
          <table:table-cell office:value-type="float" office:value="39" table:formula="of:=[.$E$24]" table:style-name="ce9">
            <text:p>39</text:p>
          </table:table-cell>
          <table:table-cell office:value-type="float" office:value="35" table:formula="of:=[.$F$24]" table:style-name="ce9">
            <text:p>35</text:p>
          </table:table-cell>
          <table:table-cell office:value-type="float" office:value="31" table:formula="of:=[.$G$24]" table:style-name="ce9">
            <text:p>31</text:p>
          </table:table-cell>
          <table:table-cell office:value-type="float" office:value="27" table:formula="of:=[.$H$24]" table:style-name="ce9">
            <text:p>27</text:p>
          </table:table-cell>
          <table:table-cell table:style-name="ce32"/>
          <table:table-cell table:number-columns-repeated="5" table:style-name="ce7"/>
          <table:table-cell table:style-name="ce45"/>
          <table:table-cell office:value-type="float" office:value="222" table:formula="of:=SUM([.C18:.O18])-[.L18]" table:style-name="ce1">
            <text:p>222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29">
            <text:p>lower</text:p>
          </table:table-cell>
          <table:table-cell office:value-type="float" office:value="47" table:formula="of:=[.$C$24]" table:style-name="ce9">
            <text:p>47</text:p>
          </table:table-cell>
          <table:table-cell office:value-type="float" office:value="43" table:formula="of:=[.$D$24]" table:style-name="ce9">
            <text:p>43</text:p>
          </table:table-cell>
          <table:table-cell office:value-type="float" office:value="39" table:formula="of:=[.$E$24]" table:style-name="ce9">
            <text:p>39</text:p>
          </table:table-cell>
          <table:table-cell office:value-type="float" office:value="35" table:formula="of:=[.$F$24]" table:style-name="ce9">
            <text:p>35</text:p>
          </table:table-cell>
          <table:table-cell office:value-type="float" office:value="31" table:formula="of:=[.$G$24]" table:style-name="ce9">
            <text:p>31</text:p>
          </table:table-cell>
          <table:table-cell office:value-type="float" office:value="27" table:formula="of:=[.$H$24]" table:style-name="ce9">
            <text:p>27</text:p>
          </table:table-cell>
          <table:table-cell office:value-type="float" office:value="24" table:formula="of:=[.$I$24]" table:style-name="ce16">
            <text:p>24</text:p>
          </table:table-cell>
          <table:table-cell table:style-name="ce32"/>
          <table:table-cell table:number-columns-repeated="4" table:style-name="ce1"/>
          <table:table-cell table:style-name="ce31"/>
          <table:table-cell office:value-type="float" office:value="246" table:formula="of:=SUM([.C19:.O19])-[.L19]" table:style-name="ce1">
            <text:p>246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29">
            <text:p>lower</text:p>
          </table:table-cell>
          <table:table-cell office:value-type="float" office:value="47" table:formula="of:=[.$C$24]" table:style-name="ce9">
            <text:p>47</text:p>
          </table:table-cell>
          <table:table-cell office:value-type="float" office:value="43" table:formula="of:=[.$D$24]" table:style-name="ce9">
            <text:p>43</text:p>
          </table:table-cell>
          <table:table-cell office:value-type="float" office:value="39" table:formula="of:=[.$E$24]" table:style-name="ce9">
            <text:p>39</text:p>
          </table:table-cell>
          <table:table-cell office:value-type="float" office:value="35" table:formula="of:=[.$F$24]" table:style-name="ce9">
            <text:p>35</text:p>
          </table:table-cell>
          <table:table-cell office:value-type="float" office:value="31" table:formula="of:=[.$G$24]" table:style-name="ce9">
            <text:p>31</text:p>
          </table:table-cell>
          <table:table-cell office:value-type="float" office:value="27" table:formula="of:=[.$H$24]" table:style-name="ce9">
            <text:p>27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table:style-name="ce32"/>
          <table:table-cell table:number-columns-repeated="3" table:style-name="ce1"/>
          <table:table-cell table:style-name="ce31"/>
          <table:table-cell office:value-type="float" office:value="274" table:formula="of:=SUM([.C20:.O20])-[.L20]" table:style-name="ce1">
            <text:p>274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29">
            <text:p>lower</text:p>
          </table:table-cell>
          <table:table-cell office:value-type="float" office:value="47" table:style-name="ce9">
            <text:p>47</text:p>
          </table:table-cell>
          <table:table-cell office:value-type="float" office:value="43" table:style-name="ce9">
            <text:p>43</text:p>
          </table:table-cell>
          <table:table-cell office:value-type="float" office:value="39" table:style-name="ce9">
            <text:p>39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office:value-type="float" office:value="32" table:formula="of:=[.$K$24]" table:style-name="ce16">
            <text:p>32</text:p>
          </table:table-cell>
          <table:table-cell table:style-name="ce32"/>
          <table:table-cell table:number-columns-repeated="2" table:style-name="ce1"/>
          <table:table-cell table:style-name="ce31"/>
          <table:table-cell office:value-type="float" office:value="306" table:formula="of:=SUM([.C21:.O21])-[.L21]" table:style-name="ce1">
            <text:p>306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29">
            <text:p>lower</text:p>
          </table:table-cell>
          <table:table-cell office:value-type="float" office:value="47" table:formula="of:=[.$C$24]" table:style-name="ce9">
            <text:p>47</text:p>
          </table:table-cell>
          <table:table-cell office:value-type="float" office:value="43" table:formula="of:=[.$D$24]" table:style-name="ce9">
            <text:p>43</text:p>
          </table:table-cell>
          <table:table-cell office:value-type="float" office:value="39" table:formula="of:=[.$E$24]" table:style-name="ce9">
            <text:p>39</text:p>
          </table:table-cell>
          <table:table-cell office:value-type="float" office:value="35" table:formula="of:=[.$F$24]" table:style-name="ce9">
            <text:p>35</text:p>
          </table:table-cell>
          <table:table-cell office:value-type="float" office:value="31" table:formula="of:=[.$G$24]" table:style-name="ce9">
            <text:p>31</text:p>
          </table:table-cell>
          <table:table-cell office:value-type="float" office:value="27" table:formula="of:=[.$H$24]" table:style-name="ce9">
            <text:p>27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office:value-type="float" office:value="32" table:formula="of:=[.$K$24]" table:style-name="ce16">
            <text:p>32</text:p>
          </table:table-cell>
          <table:table-cell office:value-type="float" office:value="36" table:formula="of:=[.$L$24]" table:style-name="ce16">
            <text:p>36</text:p>
          </table:table-cell>
          <table:table-cell table:style-name="ce32"/>
          <table:table-cell table:style-name="ce1"/>
          <table:table-cell table:style-name="ce31"/>
          <table:table-cell office:value-type="float" office:value="306" table:formula="of:=SUM([.C22:.O22])-[.L22]" table:style-name="ce1">
            <text:p>306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29">
            <text:p>lower</text:p>
          </table:table-cell>
          <table:table-cell office:value-type="float" office:value="47" table:formula="of:=[.$C$24]" table:style-name="ce9">
            <text:p>47</text:p>
          </table:table-cell>
          <table:table-cell office:value-type="float" office:value="43" table:formula="of:=[.$D$24]" table:style-name="ce9">
            <text:p>43</text:p>
          </table:table-cell>
          <table:table-cell office:value-type="float" office:value="39" table:formula="of:=[.$E$24]" table:style-name="ce9">
            <text:p>39</text:p>
          </table:table-cell>
          <table:table-cell office:value-type="float" office:value="35" table:formula="of:=[.$F$24]" table:style-name="ce9">
            <text:p>35</text:p>
          </table:table-cell>
          <table:table-cell office:value-type="float" office:value="31" table:formula="of:=[.$G$24]" table:style-name="ce9">
            <text:p>31</text:p>
          </table:table-cell>
          <table:table-cell office:value-type="float" office:value="27" table:formula="of:=[.$H$24]" table:style-name="ce9">
            <text:p>27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office:value-type="float" office:value="32" table:formula="of:=[.$K$24]" table:style-name="ce16">
            <text:p>32</text:p>
          </table:table-cell>
          <table:table-cell office:value-type="float" office:value="36" table:formula="of:=[.$L$24]" table:style-name="ce16">
            <text:p>36</text:p>
          </table:table-cell>
          <table:table-cell office:value-type="float" office:value="40" table:formula="of:=[.$M$24]" table:style-name="ce16">
            <text:p>40</text:p>
          </table:table-cell>
          <table:table-cell table:style-name="ce32"/>
          <table:table-cell table:style-name="ce31"/>
          <table:table-cell office:value-type="float" office:value="346" table:formula="of:=SUM([.C23:.O23])-[.L23]" table:style-name="ce1">
            <text:p>346</text:p>
          </table:table-cell>
          <table:table-cell table:number-columns-repeated="2" table:style-name="ce1"/>
          <table:table-cell office:value-type="float" office:value="7.8431372549019607E-2" table:formula="of:=[.$S$10]" table:style-name="ce41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4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office:value-type="float" office:value="7.8431372549019607E-2" table:formula="of:=[.$S$10]" table:style-name="ce44">
            <text:p>0.08</text:p>
          </table:table-cell>
          <table:table-cell table:style-name="ce42"/>
          <table:table-cell table:number-columns-repeated="16352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lower</text:p>
          </table:table-cell>
          <table:table-cell office:value-type="float" office:value="47" table:style-name="ce49">
            <text:p>47</text:p>
          </table:table-cell>
          <table:table-cell office:value-type="float" office:value="43" table:style-name="ce49">
            <text:p>43</text:p>
          </table:table-cell>
          <table:table-cell office:value-type="float" office:value="39" table:style-name="ce49">
            <text:p>39</text:p>
          </table:table-cell>
          <table:table-cell office:value-type="float" office:value="35" table:style-name="ce49">
            <text:p>35</text:p>
          </table:table-cell>
          <table:table-cell office:value-type="float" office:value="31" table:style-name="ce49">
            <text:p>31</text:p>
          </table:table-cell>
          <table:table-cell office:value-type="float" office:value="27" table:style-name="ce49">
            <text:p>27</text:p>
          </table:table-cell>
          <table:table-cell office:value-type="float" office:value="24" table:style-name="ce49">
            <text:p>24</text:p>
          </table:table-cell>
          <table:table-cell office:value-type="float" office:value="28" table:style-name="ce49">
            <text:p>28</text:p>
          </table:table-cell>
          <table:table-cell office:value-type="float" office:value="32" table:style-name="ce49">
            <text:p>32</text:p>
          </table:table-cell>
          <table:table-cell office:value-type="float" office:value="36" table:style-name="ce49">
            <text:p>36</text:p>
          </table:table-cell>
          <table:table-cell office:value-type="float" office:value="40" table:style-name="ce49">
            <text:p>40</text:p>
          </table:table-cell>
          <table:table-cell office:value-type="float" office:value="44" table:style-name="ce49">
            <text:p>44</text:p>
          </table:table-cell>
          <table:table-cell table:style-name="ce50"/>
          <table:table-cell office:value-type="float" office:value="390" table:formula="of:=SUM([.C24:.O24])-[.L24]" table:style-name="ce1">
            <text:p>390</text:p>
          </table:table-cell>
          <table:table-cell table:number-columns-repeated="2" table:style-name="ce1"/>
          <table:table-cell office:value-type="float" office:value="7.8431372549019607E-2" table:formula="of:=[.$S$10]" table:style-name="ce51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36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7.8431372549019607E-2" table:formula="of:=[.$S$10]" table:style-name="ce52">
            <text:p>0.08</text:p>
          </table:table-cell>
          <table:table-cell office:value-type="float" office:value="5.8823529411764705E-2" table:formula="of:=[.$AB$10]" table:style-name="ce63">
            <text:p>0.06</text:p>
          </table:table-cell>
          <table:table-cell table:style-name="ce42"/>
          <table:table-cell table:number-columns-repeated="1635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number-columns-repeated="15" table:style-name="ce17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8" table:style-name="ce17"/>
          <table:table-cell office:value-type="string" table:style-name="ce17">
            <text:p><text:s/></text:p>
          </table:table-cell>
          <table:table-cell table:number-columns-repeated="6" table:style-name="ce17"/>
          <table:table-cell table:number-columns-repeated="2" table:style-name="ce1"/>
          <table:table-cell office:value-type="float" office:value="0" table:formula="of:=[.C12]*[.S12]" table:style-name="ce54">
            <text:p>0</text:p>
          </table:table-cell>
          <table:table-cell office:value-type="float" office:value="3.4509803921568629" table:formula="of:=[.D12]*[.T12]" table:style-name="ce55">
            <text:p>3.450980392</text:p>
          </table:table-cell>
          <table:table-cell office:value-type="float" office:value="3.1372549019607843" table:formula="of:=[.E12]*[.U12]" table:style-name="ce55">
            <text:p>3.137254902</text:p>
          </table:table-cell>
          <table:table-cell office:value-type="float" office:value="2.8235294117647056" table:formula="of:=[.F12]*[.V12]" table:style-name="ce55">
            <text:p>2.823529412</text:p>
          </table:table-cell>
          <table:table-cell office:value-type="float" office:value="2.5098039215686274" table:formula="of:=[.G12]*[.W12]" table:style-name="ce55">
            <text:p>2.509803922</text:p>
          </table:table-cell>
          <table:table-cell office:value-type="float" office:value="2.1960784313725492" table:formula="of:=[.H12]*[.X12]" table:style-name="ce55">
            <text:p>2.196078431</text:p>
          </table:table-cell>
          <table:table-cell office:value-type="float" office:value="1.8823529411764706" table:formula="of:=[.I12]*[.Y12]" table:style-name="ce55">
            <text:p>1.882352941</text:p>
          </table:table-cell>
          <table:table-cell office:value-type="float" office:value="2.1176470588235294" table:formula="of:=[.J12]*[.Z12]" table:style-name="ce55">
            <text:p>2.117647059</text:p>
          </table:table-cell>
          <table:table-cell office:value-type="float" office:value="2.4313725490196076" table:formula="of:=[.K12]*[.AA12]" table:style-name="ce55">
            <text:p>2.431372549</text:p>
          </table:table-cell>
          <table:table-cell office:value-type="float" office:value="2.7450980392156863" table:formula="of:=[.L12]*[.AB12]" table:style-name="ce55">
            <text:p>2.745098039</text:p>
          </table:table-cell>
          <table:table-cell office:value-type="float" office:value="3.0588235294117645" table:formula="of:=[.M12]*[.AC12]" table:style-name="ce55">
            <text:p>3.058823529</text:p>
          </table:table-cell>
          <table:table-cell office:value-type="float" office:value="3.3725490196078431" table:formula="of:=[.N12]*[.AD12]" table:style-name="ce55">
            <text:p>3.37254902</text:p>
          </table:table-cell>
          <table:table-cell office:value-type="float" office:value="3.6862745098039214" table:formula="of:=[.O12]*[.AE12]" table:style-name="ce56">
            <text:p>3.68627451</text:p>
          </table:table-cell>
          <table:table-cell table:style-name="ce1"/>
          <table:table-cell office:value-type="float" office:value="33.411764705882348" table:formula="of:=SUM([.S27:.AE27])" table:style-name="ce1">
            <text:p>33.41176471</text:p>
          </table:table-cell>
          <table:table-cell office:value-type="float" office:value="0.66823529411764693" table:formula="of:=[.AG27]/[.$AG$41]" table:style-name="ce1">
            <text:p>0.668235294</text:p>
          </table:table-cell>
          <table:table-cell table:number-columns-repeated="16350"/>
        </table:table-row>
        <table:table-row table:style-name="ro1">
          <table:table-cell table:style-name="ce1"/>
          <table:table-cell table:number-columns-repeated="15" table:style-name="ce17"/>
          <table:table-cell table:number-columns-repeated="2" table:style-name="ce1"/>
          <table:table-cell office:value-type="float" office:value="0" table:formula="of:=[.C13]*[.S13]" table:style-name="ce29">
            <text:p>0</text:p>
          </table:table-cell>
          <table:table-cell office:value-type="float" office:value="0" table:formula="of:=[.D13]*[.T13]" table:style-name="ce1">
            <text:p>0</text:p>
          </table:table-cell>
          <table:table-cell office:value-type="float" office:value="3.1372549019607843" table:formula="of:=[.E13]*[.U13]" table:style-name="ce1">
            <text:p>3.137254902</text:p>
          </table:table-cell>
          <table:table-cell office:value-type="float" office:value="2.8235294117647056" table:formula="of:=[.F13]*[.V13]" table:style-name="ce1">
            <text:p>2.823529412</text:p>
          </table:table-cell>
          <table:table-cell office:value-type="float" office:value="2.5098039215686274" table:formula="of:=[.G13]*[.W13]" table:style-name="ce1">
            <text:p>2.509803922</text:p>
          </table:table-cell>
          <table:table-cell office:value-type="float" office:value="2.1960784313725492" table:formula="of:=[.H13]*[.X13]" table:style-name="ce1">
            <text:p>2.196078431</text:p>
          </table:table-cell>
          <table:table-cell office:value-type="float" office:value="1.8823529411764706" table:formula="of:=[.I13]*[.Y13]" table:style-name="ce1">
            <text:p>1.882352941</text:p>
          </table:table-cell>
          <table:table-cell office:value-type="float" office:value="2.1176470588235294" table:formula="of:=[.J13]*[.Z13]" table:style-name="ce1">
            <text:p>2.117647059</text:p>
          </table:table-cell>
          <table:table-cell office:value-type="float" office:value="2.4313725490196076" table:formula="of:=[.K13]*[.AA13]" table:style-name="ce1">
            <text:p>2.431372549</text:p>
          </table:table-cell>
          <table:table-cell office:value-type="float" office:value="2.7450980392156863" table:formula="of:=[.L13]*[.AB13]" table:style-name="ce1">
            <text:p>2.745098039</text:p>
          </table:table-cell>
          <table:table-cell office:value-type="float" office:value="3.0588235294117645" table:formula="of:=[.M13]*[.AC13]" table:style-name="ce1">
            <text:p>3.058823529</text:p>
          </table:table-cell>
          <table:table-cell office:value-type="float" office:value="3.3725490196078431" table:formula="of:=[.N13]*[.AD13]" table:style-name="ce1">
            <text:p>3.37254902</text:p>
          </table:table-cell>
          <table:table-cell office:value-type="float" office:value="3.6862745098039214" table:formula="of:=[.O13]*[.AE13]" table:style-name="ce31">
            <text:p>3.68627451</text:p>
          </table:table-cell>
          <table:table-cell table:style-name="ce1"/>
          <table:table-cell office:value-type="float" office:value="29.96078431372549" table:formula="of:=SUM([.S28:.AE28])" table:style-name="ce1">
            <text:p>29.96078431</text:p>
          </table:table-cell>
          <table:table-cell office:value-type="float" office:value="0.59921568627450983" table:formula="of:=[.AG28]/[.$AG$41]" table:style-name="ce1">
            <text:p>0.599215686</text:p>
          </table:table-cell>
          <table:table-cell table:number-columns-repeated="16350"/>
        </table:table-row>
        <table:table-row table:style-name="ro1">
          <table:table-cell table:number-columns-repeated="18" table:style-name="ce1"/>
          <table:table-cell office:value-type="float" office:value="0" table:formula="of:=[.C14]*[.S14]" table:style-name="ce29">
            <text:p>0</text:p>
          </table:table-cell>
          <table:table-cell office:value-type="float" office:value="0" table:formula="of:=[.D14]*[.T14]" table:style-name="ce1">
            <text:p>0</text:p>
          </table:table-cell>
          <table:table-cell office:value-type="float" office:value="0" table:formula="of:=[.E14]*[.U14]" table:style-name="ce1">
            <text:p>0</text:p>
          </table:table-cell>
          <table:table-cell office:value-type="float" office:value="2.8235294117647056" table:formula="of:=[.F14]*[.V14]" table:style-name="ce1">
            <text:p>2.823529412</text:p>
          </table:table-cell>
          <table:table-cell office:value-type="float" office:value="2.5098039215686274" table:formula="of:=[.G14]*[.W14]" table:style-name="ce1">
            <text:p>2.509803922</text:p>
          </table:table-cell>
          <table:table-cell office:value-type="float" office:value="2.1960784313725492" table:formula="of:=[.H14]*[.X14]" table:style-name="ce1">
            <text:p>2.196078431</text:p>
          </table:table-cell>
          <table:table-cell office:value-type="float" office:value="1.8823529411764706" table:formula="of:=[.I14]*[.Y14]" table:style-name="ce1">
            <text:p>1.882352941</text:p>
          </table:table-cell>
          <table:table-cell office:value-type="float" office:value="2.1176470588235294" table:formula="of:=[.J14]*[.Z14]" table:style-name="ce1">
            <text:p>2.117647059</text:p>
          </table:table-cell>
          <table:table-cell office:value-type="float" office:value="2.4313725490196076" table:formula="of:=[.K14]*[.AA14]" table:style-name="ce1">
            <text:p>2.431372549</text:p>
          </table:table-cell>
          <table:table-cell office:value-type="float" office:value="2.7450980392156863" table:formula="of:=[.L14]*[.AB14]" table:style-name="ce1">
            <text:p>2.745098039</text:p>
          </table:table-cell>
          <table:table-cell office:value-type="float" office:value="3.0588235294117645" table:formula="of:=[.M14]*[.AC14]" table:style-name="ce1">
            <text:p>3.058823529</text:p>
          </table:table-cell>
          <table:table-cell office:value-type="float" office:value="3.3725490196078431" table:formula="of:=[.N14]*[.AD14]" table:style-name="ce1">
            <text:p>3.37254902</text:p>
          </table:table-cell>
          <table:table-cell office:value-type="float" office:value="3.6862745098039214" table:formula="of:=[.O14]*[.AE14]" table:style-name="ce31">
            <text:p>3.68627451</text:p>
          </table:table-cell>
          <table:table-cell table:style-name="ce1"/>
          <table:table-cell office:value-type="float" office:value="26.823529411764707" table:formula="of:=SUM([.S29:.AE29])" table:style-name="ce1">
            <text:p>26.82352941</text:p>
          </table:table-cell>
          <table:table-cell office:value-type="float" office:value="0.53647058823529414" table:formula="of:=[.AG29]/[.$AG$41]" table:style-name="ce1">
            <text:p>0.536470588</text:p>
          </table:table-cell>
          <table:table-cell table:number-columns-repeated="16350"/>
        </table:table-row>
        <table:table-row table:style-name="ro1">
          <table:table-cell table:number-columns-repeated="18" table:style-name="ce1"/>
          <table:table-cell office:value-type="float" office:value="0" table:formula="of:=[.C15]*[.S15]" table:style-name="ce29">
            <text:p>0</text:p>
          </table:table-cell>
          <table:table-cell office:value-type="float" office:value="0" table:formula="of:=[.D15]*[.T15]" table:style-name="ce1">
            <text:p>0</text:p>
          </table:table-cell>
          <table:table-cell office:value-type="float" office:value="0" table:formula="of:=[.E15]*[.U15]" table:style-name="ce1">
            <text:p>0</text:p>
          </table:table-cell>
          <table:table-cell office:value-type="float" office:value="0" table:formula="of:=[.F15]*[.V15]" table:style-name="ce1">
            <text:p>0</text:p>
          </table:table-cell>
          <table:table-cell office:value-type="float" office:value="2.5098039215686274" table:formula="of:=[.G15]*[.W15]" table:style-name="ce1">
            <text:p>2.509803922</text:p>
          </table:table-cell>
          <table:table-cell office:value-type="float" office:value="2.1960784313725492" table:formula="of:=[.H15]*[.X15]" table:style-name="ce1">
            <text:p>2.196078431</text:p>
          </table:table-cell>
          <table:table-cell office:value-type="float" office:value="1.8823529411764706" table:formula="of:=[.I15]*[.Y15]" table:style-name="ce1">
            <text:p>1.882352941</text:p>
          </table:table-cell>
          <table:table-cell office:value-type="float" office:value="2.1176470588235294" table:formula="of:=[.J15]*[.Z15]" table:style-name="ce1">
            <text:p>2.117647059</text:p>
          </table:table-cell>
          <table:table-cell office:value-type="float" office:value="2.4313725490196076" table:formula="of:=[.K15]*[.AA15]" table:style-name="ce1">
            <text:p>2.431372549</text:p>
          </table:table-cell>
          <table:table-cell office:value-type="float" office:value="2.7450980392156863" table:formula="of:=[.L15]*[.AB15]" table:style-name="ce1">
            <text:p>2.745098039</text:p>
          </table:table-cell>
          <table:table-cell office:value-type="float" office:value="3.0588235294117645" table:formula="of:=[.M15]*[.AC15]" table:style-name="ce1">
            <text:p>3.058823529</text:p>
          </table:table-cell>
          <table:table-cell office:value-type="float" office:value="3.3725490196078431" table:formula="of:=[.N15]*[.AD15]" table:style-name="ce1">
            <text:p>3.37254902</text:p>
          </table:table-cell>
          <table:table-cell office:value-type="float" office:value="3.6862745098039214" table:formula="of:=[.O15]*[.AE15]" table:style-name="ce31">
            <text:p>3.68627451</text:p>
          </table:table-cell>
          <table:table-cell table:style-name="ce1"/>
          <table:table-cell office:value-type="float" office:value="24" table:formula="of:=SUM([.S30:.AE30])" table:style-name="ce1">
            <text:p>24</text:p>
          </table:table-cell>
          <table:table-cell office:value-type="float" office:value="0.48" table:formula="of:=[.AG30]/[.$AG$41]" table:style-name="ce1">
            <text:p>0.48</text:p>
          </table:table-cell>
          <table:table-cell table:number-columns-repeated="16350"/>
        </table:table-row>
        <table:table-row table:style-name="ro1">
          <table:table-cell table:number-columns-repeated="18" table:style-name="ce1"/>
          <table:table-cell office:value-type="float" office:value="0" table:formula="of:=[.C16]*[.S16]" table:style-name="ce29">
            <text:p>0</text:p>
          </table:table-cell>
          <table:table-cell office:value-type="float" office:value="0" table:formula="of:=[.D16]*[.T16]" table:style-name="ce1">
            <text:p>0</text:p>
          </table:table-cell>
          <table:table-cell office:value-type="float" office:value="0" table:formula="of:=[.E16]*[.U16]" table:style-name="ce1">
            <text:p>0</text:p>
          </table:table-cell>
          <table:table-cell office:value-type="float" office:value="0" table:formula="of:=[.F16]*[.V16]" table:style-name="ce1">
            <text:p>0</text:p>
          </table:table-cell>
          <table:table-cell office:value-type="float" office:value="0" table:formula="of:=[.G16]*[.W16]" table:style-name="ce1">
            <text:p>0</text:p>
          </table:table-cell>
          <table:table-cell office:value-type="float" office:value="2.1960784313725492" table:formula="of:=[.H16]*[.X16]" table:style-name="ce1">
            <text:p>2.196078431</text:p>
          </table:table-cell>
          <table:table-cell office:value-type="float" office:value="1.8823529411764706" table:formula="of:=[.I16]*[.Y16]" table:style-name="ce1">
            <text:p>1.882352941</text:p>
          </table:table-cell>
          <table:table-cell office:value-type="float" office:value="2.1176470588235294" table:formula="of:=[.J16]*[.Z16]" table:style-name="ce1">
            <text:p>2.117647059</text:p>
          </table:table-cell>
          <table:table-cell office:value-type="float" office:value="2.4313725490196076" table:formula="of:=[.K16]*[.AA16]" table:style-name="ce1">
            <text:p>2.431372549</text:p>
          </table:table-cell>
          <table:table-cell office:value-type="float" office:value="2.7450980392156863" table:formula="of:=[.L16]*[.AB16]" table:style-name="ce1">
            <text:p>2.745098039</text:p>
          </table:table-cell>
          <table:table-cell office:value-type="float" office:value="3.0588235294117645" table:formula="of:=[.M16]*[.AC16]" table:style-name="ce1">
            <text:p>3.058823529</text:p>
          </table:table-cell>
          <table:table-cell office:value-type="float" office:value="3.3725490196078431" table:formula="of:=[.N16]*[.AD16]" table:style-name="ce1">
            <text:p>3.37254902</text:p>
          </table:table-cell>
          <table:table-cell office:value-type="float" office:value="3.6862745098039214" table:formula="of:=[.O16]*[.AE16]" table:style-name="ce31">
            <text:p>3.68627451</text:p>
          </table:table-cell>
          <table:table-cell table:style-name="ce1"/>
          <table:table-cell office:value-type="float" office:value="21.490196078431371" table:formula="of:=SUM([.S31:.AE31])" table:style-name="ce1">
            <text:p>21.49019608</text:p>
          </table:table-cell>
          <table:table-cell office:value-type="float" office:value="0.4298039215686274" table:formula="of:=[.AG31]/[.$AG$41]" table:style-name="ce1">
            <text:p>0.429803922</text:p>
          </table:table-cell>
          <table:table-cell table:number-columns-repeated="16350"/>
        </table:table-row>
        <table:table-row table:style-name="ro1">
          <table:table-cell table:number-columns-repeated="18" table:style-name="ce1"/>
          <table:table-cell office:value-type="float" office:value="0" table:formula="of:=[.C17]*[.S17]" table:style-name="ce29">
            <text:p>0</text:p>
          </table:table-cell>
          <table:table-cell office:value-type="float" office:value="0" table:formula="of:=[.D17]*[.T17]" table:style-name="ce1">
            <text:p>0</text:p>
          </table:table-cell>
          <table:table-cell office:value-type="float" office:value="0" table:formula="of:=[.E17]*[.U17]" table:style-name="ce1">
            <text:p>0</text:p>
          </table:table-cell>
          <table:table-cell office:value-type="float" office:value="0" table:formula="of:=[.F17]*[.V17]" table:style-name="ce1">
            <text:p>0</text:p>
          </table:table-cell>
          <table:table-cell office:value-type="float" office:value="0" table:formula="of:=[.G17]*[.W17]" table:style-name="ce1">
            <text:p>0</text:p>
          </table:table-cell>
          <table:table-cell office:value-type="float" office:value="0" table:formula="of:=[.H17]*[.X17]" table:style-name="ce1">
            <text:p>0</text:p>
          </table:table-cell>
          <table:table-cell office:value-type="float" office:value="1.8823529411764706" table:formula="of:=[.I17]*[.Y17]" table:style-name="ce1">
            <text:p>1.882352941</text:p>
          </table:table-cell>
          <table:table-cell office:value-type="float" office:value="2.1176470588235294" table:formula="of:=[.J17]*[.Z17]" table:style-name="ce1">
            <text:p>2.117647059</text:p>
          </table:table-cell>
          <table:table-cell office:value-type="float" office:value="2.4313725490196076" table:formula="of:=[.K17]*[.AA17]" table:style-name="ce1">
            <text:p>2.431372549</text:p>
          </table:table-cell>
          <table:table-cell office:value-type="float" office:value="2.7450980392156863" table:formula="of:=[.L17]*[.AB17]" table:style-name="ce1">
            <text:p>2.745098039</text:p>
          </table:table-cell>
          <table:table-cell office:value-type="float" office:value="3.0588235294117645" table:formula="of:=[.M17]*[.AC17]" table:style-name="ce1">
            <text:p>3.058823529</text:p>
          </table:table-cell>
          <table:table-cell office:value-type="float" office:value="3.3725490196078431" table:formula="of:=[.N17]*[.AD17]" table:style-name="ce1">
            <text:p>3.37254902</text:p>
          </table:table-cell>
          <table:table-cell office:value-type="float" office:value="3.6862745098039214" table:formula="of:=[.O17]*[.AE17]" table:style-name="ce31">
            <text:p>3.68627451</text:p>
          </table:table-cell>
          <table:table-cell table:style-name="ce1"/>
          <table:table-cell office:value-type="float" office:value="19.294117647058822" table:formula="of:=SUM([.S32:.AE32])" table:style-name="ce1">
            <text:p>19.29411765</text:p>
          </table:table-cell>
          <table:table-cell office:value-type="float" office:value="0.38588235294117645" table:formula="of:=[.AG32]/[.$AG$41]" table:style-name="ce1">
            <text:p>0.385882353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62745098039214" table:formula="of:=[.C18]*[.S18]" table:style-name="ce29">
            <text:p>3.68627451</text:p>
          </table:table-cell>
          <table:table-cell office:value-type="float" office:value="3.3725490196078431" table:formula="of:=[.D18]*[.T18]" table:style-name="ce1">
            <text:p>3.37254902</text:p>
          </table:table-cell>
          <table:table-cell office:value-type="float" office:value="3.0588235294117645" table:formula="of:=[.E18]*[.U18]" table:style-name="ce1">
            <text:p>3.058823529</text:p>
          </table:table-cell>
          <table:table-cell office:value-type="float" office:value="2.7450980392156863" table:formula="of:=[.F18]*[.V18]" table:style-name="ce1">
            <text:p>2.745098039</text:p>
          </table:table-cell>
          <table:table-cell office:value-type="float" office:value="2.4313725490196076" table:formula="of:=[.G18]*[.W18]" table:style-name="ce1">
            <text:p>2.431372549</text:p>
          </table:table-cell>
          <table:table-cell office:value-type="float" office:value="2.1176470588235294" table:formula="of:=[.H18]*[.X18]" table:style-name="ce1">
            <text:p>2.117647059</text:p>
          </table:table-cell>
          <table:table-cell office:value-type="float" office:value="0" table:formula="of:=[.I18]*[.Y18]" table:style-name="ce1">
            <text:p>0</text:p>
          </table:table-cell>
          <table:table-cell office:value-type="float" office:value="0" table:formula="of:=[.J18]*[.Z18]" table:style-name="ce1">
            <text:p>0</text:p>
          </table:table-cell>
          <table:table-cell office:value-type="float" office:value="0" table:formula="of:=[.K18]*[.AA18]" table:style-name="ce1">
            <text:p>0</text:p>
          </table:table-cell>
          <table:table-cell office:value-type="float" office:value="0" table:formula="of:=[.L18]*[.AB18]" table:style-name="ce1">
            <text:p>0</text:p>
          </table:table-cell>
          <table:table-cell office:value-type="float" office:value="0" table:formula="of:=[.M18]*[.AC18]" table:style-name="ce1">
            <text:p>0</text:p>
          </table:table-cell>
          <table:table-cell office:value-type="float" office:value="0" table:formula="of:=[.N18]*[.AD18]" table:style-name="ce1">
            <text:p>0</text:p>
          </table:table-cell>
          <table:table-cell office:value-type="float" office:value="0" table:formula="of:=[.O18]*[.AE18]" table:style-name="ce31">
            <text:p>0</text:p>
          </table:table-cell>
          <table:table-cell table:style-name="ce1"/>
          <table:table-cell office:value-type="float" office:value="17.411764705882355" table:formula="of:=SUM([.S33:.AE33])" table:style-name="ce1">
            <text:p>17.41176471</text:p>
          </table:table-cell>
          <table:table-cell office:value-type="float" office:value="0.34823529411764709" table:formula="of:=[.AG33]/[.$AG$41]" table:style-name="ce1">
            <text:p>0.348235294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62745098039214" table:formula="of:=[.C19]*[.S19]" table:style-name="ce29">
            <text:p>3.68627451</text:p>
          </table:table-cell>
          <table:table-cell office:value-type="float" office:value="3.3725490196078431" table:formula="of:=[.D19]*[.T19]" table:style-name="ce1">
            <text:p>3.37254902</text:p>
          </table:table-cell>
          <table:table-cell office:value-type="float" office:value="3.0588235294117645" table:formula="of:=[.E19]*[.U19]" table:style-name="ce1">
            <text:p>3.058823529</text:p>
          </table:table-cell>
          <table:table-cell office:value-type="float" office:value="2.7450980392156863" table:formula="of:=[.F19]*[.V19]" table:style-name="ce1">
            <text:p>2.745098039</text:p>
          </table:table-cell>
          <table:table-cell office:value-type="float" office:value="2.4313725490196076" table:formula="of:=[.G19]*[.W19]" table:style-name="ce1">
            <text:p>2.431372549</text:p>
          </table:table-cell>
          <table:table-cell office:value-type="float" office:value="2.1176470588235294" table:formula="of:=[.H19]*[.X19]" table:style-name="ce1">
            <text:p>2.117647059</text:p>
          </table:table-cell>
          <table:table-cell office:value-type="float" office:value="1.8823529411764706" table:formula="of:=[.I19]*[.Y19]" table:style-name="ce1">
            <text:p>1.882352941</text:p>
          </table:table-cell>
          <table:table-cell office:value-type="float" office:value="0" table:formula="of:=[.J19]*[.Z19]" table:style-name="ce1">
            <text:p>0</text:p>
          </table:table-cell>
          <table:table-cell office:value-type="float" office:value="0" table:formula="of:=[.K19]*[.AA19]" table:style-name="ce1">
            <text:p>0</text:p>
          </table:table-cell>
          <table:table-cell office:value-type="float" office:value="0" table:formula="of:=[.L19]*[.AB19]" table:style-name="ce1">
            <text:p>0</text:p>
          </table:table-cell>
          <table:table-cell office:value-type="float" office:value="0" table:formula="of:=[.M19]*[.AC19]" table:style-name="ce1">
            <text:p>0</text:p>
          </table:table-cell>
          <table:table-cell office:value-type="float" office:value="0" table:formula="of:=[.N19]*[.AD19]" table:style-name="ce1">
            <text:p>0</text:p>
          </table:table-cell>
          <table:table-cell office:value-type="float" office:value="0" table:formula="of:=[.O19]*[.AE19]" table:style-name="ce31">
            <text:p>0</text:p>
          </table:table-cell>
          <table:table-cell table:style-name="ce1"/>
          <table:table-cell office:value-type="float" office:value="19.294117647058826" table:formula="of:=SUM([.S34:.AE34])" table:style-name="ce1">
            <text:p>19.29411765</text:p>
          </table:table-cell>
          <table:table-cell office:value-type="float" office:value="0.38588235294117651" table:formula="of:=[.AG34]/[.$AG$41]" table:style-name="ce1">
            <text:p>0.385882353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62745098039214" table:formula="of:=[.C20]*[.S20]" table:style-name="ce29">
            <text:p>3.68627451</text:p>
          </table:table-cell>
          <table:table-cell office:value-type="float" office:value="3.3725490196078431" table:formula="of:=[.D20]*[.T20]" table:style-name="ce1">
            <text:p>3.37254902</text:p>
          </table:table-cell>
          <table:table-cell office:value-type="float" office:value="3.0588235294117645" table:formula="of:=[.E20]*[.U20]" table:style-name="ce1">
            <text:p>3.058823529</text:p>
          </table:table-cell>
          <table:table-cell office:value-type="float" office:value="2.7450980392156863" table:formula="of:=[.F20]*[.V20]" table:style-name="ce1">
            <text:p>2.745098039</text:p>
          </table:table-cell>
          <table:table-cell office:value-type="float" office:value="2.4313725490196076" table:formula="of:=[.G20]*[.W20]" table:style-name="ce1">
            <text:p>2.431372549</text:p>
          </table:table-cell>
          <table:table-cell office:value-type="float" office:value="2.1176470588235294" table:formula="of:=[.H20]*[.X20]" table:style-name="ce1">
            <text:p>2.117647059</text:p>
          </table:table-cell>
          <table:table-cell office:value-type="float" office:value="1.8823529411764706" table:formula="of:=[.I20]*[.Y20]" table:style-name="ce1">
            <text:p>1.882352941</text:p>
          </table:table-cell>
          <table:table-cell office:value-type="float" office:value="2.1960784313725492" table:formula="of:=[.J20]*[.Z20]" table:style-name="ce1">
            <text:p>2.196078431</text:p>
          </table:table-cell>
          <table:table-cell office:value-type="float" office:value="0" table:formula="of:=[.K20]*[.AA20]" table:style-name="ce1">
            <text:p>0</text:p>
          </table:table-cell>
          <table:table-cell office:value-type="float" office:value="0" table:formula="of:=[.L20]*[.AB20]" table:style-name="ce1">
            <text:p>0</text:p>
          </table:table-cell>
          <table:table-cell office:value-type="float" office:value="0" table:formula="of:=[.M20]*[.AC20]" table:style-name="ce1">
            <text:p>0</text:p>
          </table:table-cell>
          <table:table-cell office:value-type="float" office:value="0" table:formula="of:=[.N20]*[.AD20]" table:style-name="ce1">
            <text:p>0</text:p>
          </table:table-cell>
          <table:table-cell office:value-type="float" office:value="0" table:formula="of:=[.O20]*[.AE20]" table:style-name="ce31">
            <text:p>0</text:p>
          </table:table-cell>
          <table:table-cell table:style-name="ce1"/>
          <table:table-cell office:value-type="float" office:value="21.490196078431374" table:formula="of:=SUM([.S35:.AE35])" table:style-name="ce1">
            <text:p>21.49019608</text:p>
          </table:table-cell>
          <table:table-cell office:value-type="float" office:value="0.42980392156862751" table:formula="of:=[.AG35]/[.$AG$41]" table:style-name="ce1">
            <text:p>0.429803922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62745098039214" table:formula="of:=[.C21]*[.S21]" table:style-name="ce29">
            <text:p>3.68627451</text:p>
          </table:table-cell>
          <table:table-cell office:value-type="float" office:value="3.3725490196078431" table:formula="of:=[.D21]*[.T21]" table:style-name="ce1">
            <text:p>3.37254902</text:p>
          </table:table-cell>
          <table:table-cell office:value-type="float" office:value="3.0588235294117645" table:formula="of:=[.E21]*[.U21]" table:style-name="ce1">
            <text:p>3.058823529</text:p>
          </table:table-cell>
          <table:table-cell office:value-type="float" office:value="2.7450980392156863" table:formula="of:=[.F21]*[.V21]" table:style-name="ce1">
            <text:p>2.745098039</text:p>
          </table:table-cell>
          <table:table-cell office:value-type="float" office:value="2.4313725490196076" table:formula="of:=[.G21]*[.W21]" table:style-name="ce1">
            <text:p>2.431372549</text:p>
          </table:table-cell>
          <table:table-cell office:value-type="float" office:value="2.1176470588235294" table:formula="of:=[.H21]*[.X21]" table:style-name="ce1">
            <text:p>2.117647059</text:p>
          </table:table-cell>
          <table:table-cell office:value-type="float" office:value="1.8823529411764706" table:formula="of:=[.I21]*[.Y21]" table:style-name="ce1">
            <text:p>1.882352941</text:p>
          </table:table-cell>
          <table:table-cell office:value-type="float" office:value="2.1960784313725492" table:formula="of:=[.J21]*[.Z21]" table:style-name="ce1">
            <text:p>2.196078431</text:p>
          </table:table-cell>
          <table:table-cell office:value-type="float" office:value="2.5098039215686274" table:formula="of:=[.K21]*[.AA21]" table:style-name="ce1">
            <text:p>2.509803922</text:p>
          </table:table-cell>
          <table:table-cell office:value-type="float" office:value="0" table:formula="of:=[.L21]*[.AB21]" table:style-name="ce1">
            <text:p>0</text:p>
          </table:table-cell>
          <table:table-cell office:value-type="float" office:value="0" table:formula="of:=[.M21]*[.AC21]" table:style-name="ce1">
            <text:p>0</text:p>
          </table:table-cell>
          <table:table-cell office:value-type="float" office:value="0" table:formula="of:=[.N21]*[.AD21]" table:style-name="ce1">
            <text:p>0</text:p>
          </table:table-cell>
          <table:table-cell office:value-type="float" office:value="0" table:formula="of:=[.O21]*[.AE21]" table:style-name="ce31">
            <text:p>0</text:p>
          </table:table-cell>
          <table:table-cell table:style-name="ce1"/>
          <table:table-cell office:value-type="float" office:value="24" table:formula="of:=SUM([.S36:.AE36])" table:style-name="ce1">
            <text:p>24</text:p>
          </table:table-cell>
          <table:table-cell office:value-type="float" office:value="0.48" table:formula="of:=[.AG36]/[.$AG$41]" table:style-name="ce1">
            <text:p>0.48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62745098039214" table:formula="of:=[.C22]*[.S22]" table:style-name="ce29">
            <text:p>3.68627451</text:p>
          </table:table-cell>
          <table:table-cell office:value-type="float" office:value="3.3725490196078431" table:formula="of:=[.D22]*[.T22]" table:style-name="ce1">
            <text:p>3.37254902</text:p>
          </table:table-cell>
          <table:table-cell office:value-type="float" office:value="3.0588235294117645" table:formula="of:=[.E22]*[.U22]" table:style-name="ce1">
            <text:p>3.058823529</text:p>
          </table:table-cell>
          <table:table-cell office:value-type="float" office:value="2.7450980392156863" table:formula="of:=[.F22]*[.V22]" table:style-name="ce1">
            <text:p>2.745098039</text:p>
          </table:table-cell>
          <table:table-cell office:value-type="float" office:value="2.4313725490196076" table:formula="of:=[.G22]*[.W22]" table:style-name="ce1">
            <text:p>2.431372549</text:p>
          </table:table-cell>
          <table:table-cell office:value-type="float" office:value="2.1176470588235294" table:formula="of:=[.H22]*[.X22]" table:style-name="ce1">
            <text:p>2.117647059</text:p>
          </table:table-cell>
          <table:table-cell office:value-type="float" office:value="1.8823529411764706" table:formula="of:=[.I22]*[.Y22]" table:style-name="ce1">
            <text:p>1.882352941</text:p>
          </table:table-cell>
          <table:table-cell office:value-type="float" office:value="2.1960784313725492" table:formula="of:=[.J22]*[.Z22]" table:style-name="ce1">
            <text:p>2.196078431</text:p>
          </table:table-cell>
          <table:table-cell office:value-type="float" office:value="2.5098039215686274" table:formula="of:=[.K22]*[.AA22]" table:style-name="ce1">
            <text:p>2.509803922</text:p>
          </table:table-cell>
          <table:table-cell office:value-type="float" office:value="2.8235294117647056" table:formula="of:=[.L22]*[.AB22]" table:style-name="ce1">
            <text:p>2.823529412</text:p>
          </table:table-cell>
          <table:table-cell office:value-type="float" office:value="0" table:formula="of:=[.M22]*[.AC22]" table:style-name="ce1">
            <text:p>0</text:p>
          </table:table-cell>
          <table:table-cell office:value-type="float" office:value="0" table:formula="of:=[.N22]*[.AD22]" table:style-name="ce1">
            <text:p>0</text:p>
          </table:table-cell>
          <table:table-cell office:value-type="float" office:value="0" table:formula="of:=[.O22]*[.AE22]" table:style-name="ce31">
            <text:p>0</text:p>
          </table:table-cell>
          <table:table-cell table:style-name="ce1"/>
          <table:table-cell office:value-type="float" office:value="26.823529411764707" table:formula="of:=SUM([.S37:.AE37])" table:style-name="ce1">
            <text:p>26.82352941</text:p>
          </table:table-cell>
          <table:table-cell office:value-type="float" office:value="0.53647058823529414" table:formula="of:=[.AG37]/[.$AG$41]" table:style-name="ce1">
            <text:p>0.536470588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62745098039214" table:formula="of:=[.C23]*[.S23]" table:style-name="ce29">
            <text:p>3.68627451</text:p>
          </table:table-cell>
          <table:table-cell office:value-type="float" office:value="3.3725490196078431" table:formula="of:=[.D23]*[.T23]" table:style-name="ce1">
            <text:p>3.37254902</text:p>
          </table:table-cell>
          <table:table-cell office:value-type="float" office:value="3.0588235294117645" table:formula="of:=[.E23]*[.U23]" table:style-name="ce1">
            <text:p>3.058823529</text:p>
          </table:table-cell>
          <table:table-cell office:value-type="float" office:value="2.7450980392156863" table:formula="of:=[.F23]*[.V23]" table:style-name="ce1">
            <text:p>2.745098039</text:p>
          </table:table-cell>
          <table:table-cell office:value-type="float" office:value="2.4313725490196076" table:formula="of:=[.G23]*[.W23]" table:style-name="ce1">
            <text:p>2.431372549</text:p>
          </table:table-cell>
          <table:table-cell office:value-type="float" office:value="2.1176470588235294" table:formula="of:=[.H23]*[.X23]" table:style-name="ce1">
            <text:p>2.117647059</text:p>
          </table:table-cell>
          <table:table-cell office:value-type="float" office:value="1.8823529411764706" table:formula="of:=[.I23]*[.Y23]" table:style-name="ce1">
            <text:p>1.882352941</text:p>
          </table:table-cell>
          <table:table-cell office:value-type="float" office:value="2.1960784313725492" table:formula="of:=[.J23]*[.Z23]" table:style-name="ce1">
            <text:p>2.196078431</text:p>
          </table:table-cell>
          <table:table-cell office:value-type="float" office:value="2.5098039215686274" table:formula="of:=[.K23]*[.AA23]" table:style-name="ce1">
            <text:p>2.509803922</text:p>
          </table:table-cell>
          <table:table-cell office:value-type="float" office:value="2.8235294117647056" table:formula="of:=[.L23]*[.AB23]" table:style-name="ce1">
            <text:p>2.823529412</text:p>
          </table:table-cell>
          <table:table-cell office:value-type="float" office:value="3.1372549019607843" table:formula="of:=[.M23]*[.AC23]" table:style-name="ce1">
            <text:p>3.137254902</text:p>
          </table:table-cell>
          <table:table-cell office:value-type="float" office:value="0" table:formula="of:=[.N23]*[.AD23]" table:style-name="ce1">
            <text:p>0</text:p>
          </table:table-cell>
          <table:table-cell office:value-type="float" office:value="0" table:formula="of:=[.O23]*[.AE23]" table:style-name="ce31">
            <text:p>0</text:p>
          </table:table-cell>
          <table:table-cell table:style-name="ce1"/>
          <table:table-cell office:value-type="float" office:value="29.96078431372549" table:formula="of:=SUM([.S38:.AE38])" table:style-name="ce1">
            <text:p>29.96078431</text:p>
          </table:table-cell>
          <table:table-cell office:value-type="float" office:value="0.59921568627450983" table:formula="of:=[.AG38]/[.$AG$41]" table:style-name="ce1">
            <text:p>0.599215686</text:p>
          </table:table-cell>
          <table:table-cell table:number-columns-repeated="16350"/>
        </table:table-row>
        <table:table-row table:style-name="ro2">
          <table:table-cell table:number-columns-repeated="2"/>
          <table:table-cell table:number-columns-repeated="16" table:style-name="ce1"/>
          <table:table-cell office:value-type="float" office:value="3.6862745098039214" table:formula="of:=[.C24]*[.S24]" table:style-name="ce48">
            <text:p>3.68627451</text:p>
          </table:table-cell>
          <table:table-cell office:value-type="float" office:value="3.3725490196078431" table:formula="of:=[.D24]*[.T24]" table:style-name="ce58">
            <text:p>3.37254902</text:p>
          </table:table-cell>
          <table:table-cell office:value-type="float" office:value="3.0588235294117645" table:formula="of:=[.E24]*[.U24]" table:style-name="ce58">
            <text:p>3.058823529</text:p>
          </table:table-cell>
          <table:table-cell office:value-type="float" office:value="2.7450980392156863" table:formula="of:=[.F24]*[.V24]" table:style-name="ce58">
            <text:p>2.745098039</text:p>
          </table:table-cell>
          <table:table-cell office:value-type="float" office:value="2.4313725490196076" table:formula="of:=[.G24]*[.W24]" table:style-name="ce58">
            <text:p>2.431372549</text:p>
          </table:table-cell>
          <table:table-cell office:value-type="float" office:value="2.1176470588235294" table:formula="of:=[.H24]*[.X24]" table:style-name="ce58">
            <text:p>2.117647059</text:p>
          </table:table-cell>
          <table:table-cell office:value-type="float" office:value="1.8823529411764706" table:formula="of:=[.I24]*[.Y24]" table:style-name="ce58">
            <text:p>1.882352941</text:p>
          </table:table-cell>
          <table:table-cell office:value-type="float" office:value="2.1960784313725492" table:formula="of:=[.J24]*[.Z24]" table:style-name="ce58">
            <text:p>2.196078431</text:p>
          </table:table-cell>
          <table:table-cell office:value-type="float" office:value="2.5098039215686274" table:formula="of:=[.K24]*[.AA24]" table:style-name="ce58">
            <text:p>2.509803922</text:p>
          </table:table-cell>
          <table:table-cell office:value-type="float" office:value="2.8235294117647056" table:formula="of:=[.L24]*[.AB24]" table:style-name="ce58">
            <text:p>2.823529412</text:p>
          </table:table-cell>
          <table:table-cell office:value-type="float" office:value="3.1372549019607843" table:formula="of:=[.M24]*[.AC24]" table:style-name="ce58">
            <text:p>3.137254902</text:p>
          </table:table-cell>
          <table:table-cell office:value-type="float" office:value="3.4509803921568629" table:formula="of:=[.N24]*[.AD24]" table:style-name="ce58">
            <text:p>3.450980392</text:p>
          </table:table-cell>
          <table:table-cell office:value-type="float" office:value="0" table:formula="of:=[.O24]*[.AE24]" table:style-name="ce59">
            <text:p>0</text:p>
          </table:table-cell>
          <table:table-cell table:style-name="ce1"/>
          <table:table-cell office:value-type="float" office:value="33.411764705882355" table:formula="of:=SUM([.S39:.AE39])" table:style-name="ce1">
            <text:p>33.41176471</text:p>
          </table:table-cell>
          <table:table-cell office:value-type="float" office:value="0.66823529411764715" table:formula="of:=[.AG39]/[.$AG$41]" table:style-name="ce1">
            <text:p>0.668235294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30" table:style-name="ce1"/>
          <table:table-cell office:value-type="float" office:value="50" table:style-name="ce60">
            <text:p>50</text:p>
          </table:table-cell>
          <table:table-cell office:value-type="float" office:value="0.50365007541478124" table:formula="of:=AVERAGE([.AH27:.AH39])" table:style-name="ce61">
            <text:p>0.5036501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table:number-columns-repeated="15" table:style-name="ce17"/>
          <table:table-cell table:number-columns-repeated="16367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trb_shoot" table:style-name="ta2">
        <table:table-column table:style-name="co1" table:number-columns-repeated="16" table:default-cell-style-name="ce1"/>
        <table:table-column table:style-name="co5" table:default-cell-style-name="ce1" table:visibility="collapse"/>
        <table:table-column table:style-name="co2" table:default-cell-style-name="ce1" table:visibility="collapse"/>
        <table:table-column table:style-name="co1" table:number-columns-repeated="9" table:default-cell-style-name="ce1"/>
        <table:table-column table:style-name="co6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68">
            <text:p>This is throwinf a JACK</text:p>
          </table:table-cell>
          <table:table-cell table:number-columns-repeated="17" table:style-name="ce1"/>
          <table:table-cell office:value-type="string" table:style-name="ce9">
            <text:p>go high</text:p>
          </table:table-cell>
          <table:table-cell table:number-columns-repeated="16365" table:style-name="ce1"/>
        </table:table-row>
        <table:table-row table:style-name="ro1">
          <table:table-cell table:style-name="ce7"/>
          <table:table-cell table:style-name="ce1"/>
          <table:table-cell office:value-type="string" table:number-columns-spanned="13" table:number-rows-spanned="1" table:style-name="ce96">
            <text:p>if my next car is this , this is my next guess (2)</text:p>
          </table:table-cell>
          <table:covered-table-cell table:number-columns-repeated="12"/>
          <table:table-cell table:number-columns-repeated="3" table:style-name="ce1"/>
          <table:table-cell office:value-type="string" table:style-name="ce16">
            <text:p>go low</text:p>
          </table:table-cell>
          <table:table-cell table:number-columns-repeated="16365" table:style-name="ce1"/>
        </table:table-row>
        <table:table-row table:style-name="ro6">
          <table:table-cell office:value-type="string" table:style-name="ce7">
            <text:p>first card</text:p>
          </table:table-cell>
          <table:table-cell office:value-type="string" table:style-name="ce69">
            <text:p>I should guess1: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80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18">
            <text:p>50 : 50</text:p>
          </table:table-cell>
          <table:table-cell table:number-columns-repeated="4" table:style-name="ce1"/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70">
            <text:p>D</text:p>
          </table:table-cell>
          <table:table-cell table:style-name="ce1"/>
          <table:table-cell office:value-type="string" table:style-name="ce1">
            <text:p>weighting facto</text:p>
          </table:table-cell>
          <table:table-cell table:number-columns-repeated="2" table:style-name="ce1"/>
          <table:table-cell office:value-type="string" table:style-name="ce1">
            <text:p>num</text:p>
          </table:table-cell>
          <table:table-cell office:value-type="string" table:style-name="ce1">
            <text:p>denom</text:p>
          </table:table-cell>
          <table:table-cell table:number-columns-repeated="16350" table:style-name="ce1"/>
        </table:table-row>
        <table:table-row table:style-name="ro1">
          <table:table-cell table:style-name="ce7"/>
          <table:table-cell table:number-columns-repeated="10" table:style-name="ce1"/>
          <table:table-cell office:value-type="float" office:value="3" table:style-name="ce71">
            <text:p>3</text:p>
          </table:table-cell>
          <table:table-cell table:number-columns-repeated="16372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">
            <text:p>higher</text:p>
          </table:table-cell>
          <table:table-cell table:style-name="ce32"/>
          <table:table-cell office:value-type="float" office:value="43" table:style-name="ce9">
            <text:p>43</text:p>
          </table:table-cell>
          <table:table-cell office:value-type="float" office:value="39" table:formula="of:=51-12" table:style-name="ce9">
            <text:p>39</text:p>
          </table:table-cell>
          <table:table-cell office:value-type="float" office:value="35" table:formula="of:=51-16" table:style-name="ce9">
            <text:p>35</text:p>
          </table:table-cell>
          <table:table-cell office:value-type="float" office:value="31" table:formula="of:=51-20" table:style-name="ce9">
            <text:p>31</text:p>
          </table:table-cell>
          <table:table-cell office:value-type="float" office:value="27" table:formula="of:=51-24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382" table:formula="of:=SUM([.C5:.O5])-[.L5]" table:style-name="ce81">
            <text:p>382</text:p>
          </table:table-cell>
          <table:table-cell table:number-columns-repeated="2" table:style-name="ce81"/>
          <table:table-cell table:style-name="ce82"/>
          <table:table-cell office:value-type="float" office:value="35" table:formula="of:=[.L5]" table:style-name="ce82">
            <text:p>35.00</text:p>
          </table:table-cell>
          <table:table-cell table:style-name="ce82"/>
          <table:table-cell office:value-type="float" office:value="1528" table:formula="of:=4*[.P5]" table:style-name="ce82">
            <text:p>1528.00</text:p>
          </table:table-cell>
          <table:table-cell office:value-type="float" office:value="105" table:formula="of:=3*[.T5]" table:style-name="ce82">
            <text:p>105.00</text:p>
          </table:table-cell>
          <table:table-cell office:value-type="float" office:value="1633" table:formula="of:=SUM([.V5:.W5])" table:style-name="ce82">
            <text:p>1633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32" table:formula="of:=[.X5]*[.AD5]" table:style-name="ce1">
            <text:p>6532</text:p>
          </table:table-cell>
          <table:table-cell office:value-type="float" office:value="124950" table:formula="of:=[.AE5]*[.AB5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">
            <text:p>higher</text:p>
          </table:table-cell>
          <table:table-cell table:style-name="ce1"/>
          <table:table-cell table:style-name="ce32"/>
          <table:table-cell office:value-type="float" office:value="39" table:style-name="ce9">
            <text:p>39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339" table:formula="of:=SUM([.C6:.O6])-[.L6]" table:style-name="ce81">
            <text:p>339</text:p>
          </table:table-cell>
          <table:table-cell table:number-columns-repeated="2" table:style-name="ce81"/>
          <table:table-cell table:style-name="ce82"/>
          <table:table-cell office:value-type="float" office:value="35" table:formula="of:=[.L6]" table:style-name="ce82">
            <text:p>35.00</text:p>
          </table:table-cell>
          <table:table-cell table:style-name="ce82"/>
          <table:table-cell office:value-type="float" office:value="1356" table:formula="of:=4*[.P6]" table:style-name="ce82">
            <text:p>1356.00</text:p>
          </table:table-cell>
          <table:table-cell office:value-type="float" office:value="105" table:formula="of:=3*[.T6]" table:style-name="ce82">
            <text:p>105.00</text:p>
          </table:table-cell>
          <table:table-cell office:value-type="float" office:value="1461" table:formula="of:=SUM([.V6:.W6])" table:style-name="ce82">
            <text:p>1461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44" table:formula="of:=[.X6]*[.AD6]" table:style-name="ce1">
            <text:p>5844</text:p>
          </table:table-cell>
          <table:table-cell office:value-type="float" office:value="124950" table:formula="of:=[.AE6]*[.AB6]" table:style-name="ce1">
            <text:p>124950</text:p>
          </table:table-cell>
          <table:table-cell table:number-columns-repeated="16350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1">
            <text:p>higher</text:p>
          </table:table-cell>
          <table:table-cell table:number-columns-repeated="2" table:style-name="ce1"/>
          <table:table-cell table:style-name="ce32"/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300" table:formula="of:=SUM([.C7:.O7])-[.L7]" table:style-name="ce81">
            <text:p>300</text:p>
          </table:table-cell>
          <table:table-cell table:number-columns-repeated="2" table:style-name="ce81"/>
          <table:table-cell table:style-name="ce82"/>
          <table:table-cell office:value-type="float" office:value="35" table:formula="of:=[.L7]" table:style-name="ce82">
            <text:p>35.00</text:p>
          </table:table-cell>
          <table:table-cell table:style-name="ce82"/>
          <table:table-cell office:value-type="float" office:value="1200" table:formula="of:=4*[.P7]" table:style-name="ce82">
            <text:p>1200.00</text:p>
          </table:table-cell>
          <table:table-cell office:value-type="float" office:value="105" table:formula="of:=3*[.T7]" table:style-name="ce82">
            <text:p>105.00</text:p>
          </table:table-cell>
          <table:table-cell office:value-type="float" office:value="1305" table:formula="of:=SUM([.V7:.W7])" table:style-name="ce82">
            <text:p>1305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20" table:formula="of:=[.X7]*[.AD7]" table:style-name="ce1">
            <text:p>5220</text:p>
          </table:table-cell>
          <table:table-cell office:value-type="float" office:value="124950" table:formula="of:=[.AE7]*[.AB7]" table:style-name="ce1">
            <text:p>124950</text:p>
          </table:table-cell>
          <table:table-cell table:style-name="ce42"/>
          <table:table-cell table:number-columns-repeated="1634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1">
            <text:p>higher</text:p>
          </table:table-cell>
          <table:table-cell table:number-columns-repeated="3" table:style-name="ce1"/>
          <table:table-cell table:style-name="ce32"/>
          <table:table-cell office:value-type="float" office:value="31" table:style-name="ce74">
            <text:p>31</text:p>
          </table:table-cell>
          <table:table-cell office:value-type="float" office:value="27" table:style-name="ce75">
            <text:p>27</text:p>
          </table:table-cell>
          <table:table-cell office:value-type="float" office:value="23" table:style-name="ce76">
            <text:p>23</text:p>
          </table:table-cell>
          <table:table-cell office:value-type="float" office:value="27" table:style-name="ce76">
            <text:p>27</text:p>
          </table:table-cell>
          <table:table-cell office:value-type="float" office:value="31" table:style-name="ce76">
            <text:p>31</text:p>
          </table:table-cell>
          <table:table-cell office:value-type="float" office:value="35" table:style-name="ce76">
            <text:p>35</text:p>
          </table:table-cell>
          <table:table-cell office:value-type="float" office:value="38" table:style-name="ce76">
            <text:p>38</text:p>
          </table:table-cell>
          <table:table-cell office:value-type="float" office:value="42" table:style-name="ce76">
            <text:p>42</text:p>
          </table:table-cell>
          <table:table-cell office:value-type="float" office:value="46" table:style-name="ce77">
            <text:p>46</text:p>
          </table:table-cell>
          <table:table-cell office:value-type="float" office:value="265" table:formula="of:=SUM([.C8:.O8])-[.L8]" table:style-name="ce81">
            <text:p>265</text:p>
          </table:table-cell>
          <table:table-cell table:number-columns-repeated="2" table:style-name="ce81"/>
          <table:table-cell table:style-name="ce82"/>
          <table:table-cell office:value-type="float" office:value="35" table:formula="of:=[.L8]" table:style-name="ce82">
            <text:p>35.00</text:p>
          </table:table-cell>
          <table:table-cell table:style-name="ce83"/>
          <table:table-cell office:value-type="float" office:value="1060" table:formula="of:=4*[.P8]" table:style-name="ce83">
            <text:p>1060.00</text:p>
          </table:table-cell>
          <table:table-cell office:value-type="float" office:value="105" table:formula="of:=3*[.T8]" table:style-name="ce83">
            <text:p>105.00</text:p>
          </table:table-cell>
          <table:table-cell office:value-type="float" office:value="1165" table:formula="of:=SUM([.V8:.W8])" table:style-name="ce83">
            <text:p>1165.00</text:p>
          </table:table-cell>
          <table:table-cell table:number-columns-repeated="3" table:style-name="ce84"/>
          <table:table-cell office:value-type="float" office:value="2450" table:style-name="ce84">
            <text:p>2450.00</text:p>
          </table:table-cell>
          <table:table-cell table:style-name="ce84"/>
          <table:table-cell office:value-type="float" office:value="4" table:style-name="ce85">
            <text:p>4.00</text:p>
          </table:table-cell>
          <table:table-cell office:value-type="float" office:value="51" table:style-name="ce84">
            <text:p>51.00</text:p>
          </table:table-cell>
          <table:table-cell table:style-name="ce86"/>
          <table:table-cell office:value-type="float" office:value="4660" table:formula="of:=[.X8]*[.AD8]" table:style-name="ce87">
            <text:p>4660</text:p>
          </table:table-cell>
          <table:table-cell office:value-type="float" office:value="124950" table:formula="of:=[.AE8]*[.AB8]" table:style-name="ce88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igher</text:p>
          </table:table-cell>
          <table:table-cell table:number-columns-repeated="4" table:style-name="ce1"/>
          <table:table-cell table:style-name="ce32"/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234" table:formula="of:=SUM([.C9:.O9])-[.L9]" table:style-name="ce81">
            <text:p>234</text:p>
          </table:table-cell>
          <table:table-cell table:number-columns-repeated="2" table:style-name="ce81"/>
          <table:table-cell table:style-name="ce82"/>
          <table:table-cell office:value-type="float" office:value="35" table:formula="of:=[.L9]" table:style-name="ce82">
            <text:p>35.00</text:p>
          </table:table-cell>
          <table:table-cell table:style-name="ce82"/>
          <table:table-cell office:value-type="float" office:value="936" table:formula="of:=4*[.P9]" table:style-name="ce82">
            <text:p>936.00</text:p>
          </table:table-cell>
          <table:table-cell office:value-type="float" office:value="105" table:formula="of:=3*[.T9]" table:style-name="ce82">
            <text:p>105.00</text:p>
          </table:table-cell>
          <table:table-cell office:value-type="float" office:value="1041" table:formula="of:=SUM([.V9:.W9])" table:style-name="ce82">
            <text:p>1041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164" table:formula="of:=[.X9]*[.AD9]" table:style-name="ce1">
            <text:p>4164</text:p>
          </table:table-cell>
          <table:table-cell office:value-type="float" office:value="124950" table:formula="of:=[.AE9]*[.AB9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igher</text:p>
          </table:table-cell>
          <table:table-cell table:number-columns-repeated="5" table:style-name="ce1"/>
          <table:table-cell table:style-name="ce32"/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207" table:formula="of:=SUM([.C10:.O10])-[.L10]" table:style-name="ce81">
            <text:p>207</text:p>
          </table:table-cell>
          <table:table-cell table:number-columns-repeated="2" table:style-name="ce81"/>
          <table:table-cell table:style-name="ce82"/>
          <table:table-cell office:value-type="float" office:value="35" table:formula="of:=[.L10]" table:style-name="ce82">
            <text:p>35.00</text:p>
          </table:table-cell>
          <table:table-cell table:style-name="ce82"/>
          <table:table-cell office:value-type="float" office:value="828" table:formula="of:=4*[.P10]" table:style-name="ce82">
            <text:p>828.00</text:p>
          </table:table-cell>
          <table:table-cell office:value-type="float" office:value="105" table:formula="of:=3*[.T10]" table:style-name="ce82">
            <text:p>105.00</text:p>
          </table:table-cell>
          <table:table-cell office:value-type="float" office:value="933" table:formula="of:=SUM([.V10:.W10])" table:style-name="ce82">
            <text:p>933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732" table:formula="of:=[.X10]*[.AD10]" table:style-name="ce1">
            <text:p>3732</text:p>
          </table:table-cell>
          <table:table-cell office:value-type="float" office:value="124950" table:formula="of:=[.AE10]*[.AB10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ower</text:p>
          </table:table-cell>
          <table:table-cell office:value-type="float" office:value="46" table:style-name="ce101">
            <text:p>46</text:p>
          </table:table-cell>
          <table:table-cell office:value-type="float" office:value="42" table:style-name="ce101">
            <text:p>42</text:p>
          </table:table-cell>
          <table:table-cell office:value-type="float" office:value="38" table:style-name="ce101">
            <text:p>38</text:p>
          </table:table-cell>
          <table:table-cell office:value-type="float" office:value="34" table:style-name="ce101">
            <text:p>34</text:p>
          </table:table-cell>
          <table:table-cell office:value-type="float" office:value="30" table:style-name="ce101">
            <text:p>30</text:p>
          </table:table-cell>
          <table:table-cell office:value-type="float" office:value="26" table:style-name="ce101">
            <text:p>26</text:p>
          </table:table-cell>
          <table:table-cell table:style-name="ce32"/>
          <table:table-cell table:number-columns-repeated="6" table:style-name="ce7"/>
          <table:table-cell office:value-type="float" office:value="216" table:formula="of:=SUM([.C11:.O11])-[.L11]" table:style-name="ce90">
            <text:p>216</text:p>
          </table:table-cell>
          <table:table-cell table:number-columns-repeated="2" table:style-name="ce90"/>
          <table:table-cell table:style-name="ce91"/>
          <table:table-cell office:value-type="float" office:value="0" table:formula="of:=[.L11]" table:style-name="ce91">
            <text:p>0.00</text:p>
          </table:table-cell>
          <table:table-cell table:style-name="ce91"/>
          <table:table-cell office:value-type="float" office:value="864" table:formula="of:=4*[.P11]" table:style-name="ce91">
            <text:p>864.00</text:p>
          </table:table-cell>
          <table:table-cell office:value-type="float" office:value="0" table:formula="of:=3*[.T11]" table:style-name="ce91">
            <text:p>0.00</text:p>
          </table:table-cell>
          <table:table-cell office:value-type="float" office:value="864" table:formula="of:=SUM([.V11:.W11])" table:style-name="ce91">
            <text:p>864.00</text:p>
          </table:table-cell>
          <table:table-cell table:number-columns-repeated="3" table:style-name="ce92"/>
          <table:table-cell office:value-type="float" office:value="2450" table:style-name="ce92">
            <text:p>2450.00</text:p>
          </table:table-cell>
          <table:table-cell table:style-name="ce92"/>
          <table:table-cell office:value-type="float" office:value="4" table:style-name="ce92">
            <text:p>4.00</text:p>
          </table:table-cell>
          <table:table-cell office:value-type="float" office:value="51" table:style-name="ce92">
            <text:p>51.00</text:p>
          </table:table-cell>
          <table:table-cell table:style-name="ce93"/>
          <table:table-cell office:value-type="float" office:value="3456" table:formula="of:=[.X11]*[.AD11]" table:style-name="ce93">
            <text:p>3456</text:p>
          </table:table-cell>
          <table:table-cell office:value-type="float" office:value="124950" table:formula="of:=[.AE11]*[.AB11]" table:style-name="ce93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6">
            <text:p>24</text:p>
          </table:table-cell>
          <table:table-cell table:style-name="ce32"/>
          <table:table-cell table:number-columns-repeated="5" table:style-name="ce1"/>
          <table:table-cell office:value-type="float" office:value="240" table:formula="of:=SUM([.C12:.O12])-[.L12]" table:style-name="ce81">
            <text:p>240</text:p>
          </table:table-cell>
          <table:table-cell table:number-columns-repeated="2" table:style-name="ce81"/>
          <table:table-cell table:style-name="ce82"/>
          <table:table-cell office:value-type="float" office:value="0" table:formula="of:=[.L12]" table:style-name="ce82">
            <text:p>0.00</text:p>
          </table:table-cell>
          <table:table-cell table:style-name="ce82"/>
          <table:table-cell office:value-type="float" office:value="960" table:formula="of:=4*[.P12]" table:style-name="ce82">
            <text:p>960.00</text:p>
          </table:table-cell>
          <table:table-cell office:value-type="float" office:value="0" table:formula="of:=3*[.T12]" table:style-name="ce82">
            <text:p>0.00</text:p>
          </table:table-cell>
          <table:table-cell office:value-type="float" office:value="960" table:formula="of:=SUM([.V12:.W12])" table:style-name="ce82">
            <text:p>960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840" table:formula="of:=[.X12]*[.AD12]" table:style-name="ce1">
            <text:p>3840</text:p>
          </table:table-cell>
          <table:table-cell office:value-type="float" office:value="124950" table:formula="of:=[.AE12]*[.AB12]" table:style-name="ce1">
            <text:p>124950</text:p>
          </table:table-cell>
          <table:table-cell table:number-columns-repeated="1635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6">
            <text:p>24</text:p>
          </table:table-cell>
          <table:table-cell office:value-type="float" office:value="28" table:style-name="ce16">
            <text:p>28</text:p>
          </table:table-cell>
          <table:table-cell table:style-name="ce32"/>
          <table:table-cell table:number-columns-repeated="4" table:style-name="ce1"/>
          <table:table-cell office:value-type="float" office:value="268" table:formula="of:=SUM([.C13:.O13])-[.L13]" table:style-name="ce81">
            <text:p>268</text:p>
          </table:table-cell>
          <table:table-cell table:number-columns-repeated="2" table:style-name="ce81"/>
          <table:table-cell table:style-name="ce82"/>
          <table:table-cell office:value-type="float" office:value="0" table:formula="of:=[.L13]" table:style-name="ce82">
            <text:p>0.00</text:p>
          </table:table-cell>
          <table:table-cell table:style-name="ce82"/>
          <table:table-cell office:value-type="float" office:value="1072" table:formula="of:=4*[.P13]" table:style-name="ce82">
            <text:p>1072.00</text:p>
          </table:table-cell>
          <table:table-cell office:value-type="float" office:value="0" table:formula="of:=3*[.T13]" table:style-name="ce82">
            <text:p>0.00</text:p>
          </table:table-cell>
          <table:table-cell office:value-type="float" office:value="1072" table:formula="of:=SUM([.V13:.W13])" table:style-name="ce82">
            <text:p>1072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288" table:formula="of:=[.X13]*[.AD13]" table:style-name="ce1">
            <text:p>4288</text:p>
          </table:table-cell>
          <table:table-cell office:value-type="float" office:value="124950" table:formula="of:=[.AE13]*[.AB13]" table:style-name="ce1">
            <text:p>124950</text:p>
          </table:table-cell>
          <table:table-cell table:number-columns-repeated="1635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lower</text:p>
          </table:table-cell>
          <table:table-cell office:value-type="float" office:value="46" table:style-name="ce74">
            <text:p>46</text:p>
          </table:table-cell>
          <table:table-cell office:value-type="float" office:value="42" table:style-name="ce75">
            <text:p>42</text:p>
          </table:table-cell>
          <table:table-cell office:value-type="float" office:value="38" table:style-name="ce75">
            <text:p>38</text:p>
          </table:table-cell>
          <table:table-cell office:value-type="float" office:value="34" table:style-name="ce75">
            <text:p>34</text:p>
          </table:table-cell>
          <table:table-cell office:value-type="float" office:value="30" table:style-name="ce75">
            <text:p>30</text:p>
          </table:table-cell>
          <table:table-cell office:value-type="float" office:value="26" table:style-name="ce75">
            <text:p>26</text:p>
          </table:table-cell>
          <table:table-cell office:value-type="float" office:value="24" table:style-name="ce76">
            <text:p>24</text:p>
          </table:table-cell>
          <table:table-cell office:value-type="float" office:value="28" table:style-name="ce76">
            <text:p>28</text:p>
          </table:table-cell>
          <table:table-cell office:value-type="float" office:value="32" table:style-name="ce77">
            <text:p>32</text:p>
          </table:table-cell>
          <table:table-cell table:style-name="ce32"/>
          <table:table-cell table:number-columns-repeated="3" table:style-name="ce1"/>
          <table:table-cell office:value-type="float" office:value="300" table:formula="of:=SUM([.C14:.O14])-[.L14]" table:style-name="ce81">
            <text:p>300</text:p>
          </table:table-cell>
          <table:table-cell table:number-columns-repeated="2" table:style-name="ce81"/>
          <table:table-cell table:style-name="ce82"/>
          <table:table-cell office:value-type="float" office:value="0" table:formula="of:=[.L14]" table:style-name="ce82">
            <text:p>0.00</text:p>
          </table:table-cell>
          <table:table-cell table:style-name="ce83"/>
          <table:table-cell office:value-type="float" office:value="1200" table:formula="of:=4*[.P14]" table:style-name="ce83">
            <text:p>1200.00</text:p>
          </table:table-cell>
          <table:table-cell office:value-type="float" office:value="0" table:formula="of:=3*[.T14]" table:style-name="ce83">
            <text:p>0.00</text:p>
          </table:table-cell>
          <table:table-cell office:value-type="float" office:value="1200" table:formula="of:=SUM([.V14:.W14])" table:style-name="ce83">
            <text:p>1200.00</text:p>
          </table:table-cell>
          <table:table-cell table:number-columns-repeated="3" table:style-name="ce84"/>
          <table:table-cell office:value-type="float" office:value="2450" table:style-name="ce84">
            <text:p>2450.00</text:p>
          </table:table-cell>
          <table:table-cell table:style-name="ce84"/>
          <table:table-cell office:value-type="float" office:value="3" table:style-name="ce85">
            <text:p>3.00</text:p>
          </table:table-cell>
          <table:table-cell office:value-type="float" office:value="51" table:style-name="ce84">
            <text:p>51.00</text:p>
          </table:table-cell>
          <table:table-cell table:style-name="ce86"/>
          <table:table-cell office:value-type="float" office:value="3600" table:formula="of:=[.X14]*[.AD14]" table:style-name="ce87">
            <text:p>3600</text:p>
          </table:table-cell>
          <table:table-cell office:value-type="float" office:value="124950" table:formula="of:=[.AE14]*[.AB14]" table:style-name="ce88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6">
            <text:p>24</text:p>
          </table:table-cell>
          <table:table-cell office:value-type="float" office:value="28" table:style-name="ce16">
            <text:p>28</text:p>
          </table:table-cell>
          <table:table-cell office:value-type="float" office:value="32" table:style-name="ce16">
            <text:p>32</text:p>
          </table:table-cell>
          <table:table-cell office:value-type="float" office:value="36" table:style-name="ce16">
            <text:p>36</text:p>
          </table:table-cell>
          <table:table-cell table:style-name="ce32"/>
          <table:table-cell table:number-columns-repeated="2" table:style-name="ce1"/>
          <table:table-cell office:value-type="float" office:value="300" table:formula="of:=SUM([.C15:.O15])-[.L15]" table:style-name="ce81">
            <text:p>300</text:p>
          </table:table-cell>
          <table:table-cell table:number-columns-repeated="2" table:style-name="ce81"/>
          <table:table-cell table:style-name="ce82"/>
          <table:table-cell office:value-type="float" office:value="36" table:formula="of:=[.L15]" table:style-name="ce82">
            <text:p>36.00</text:p>
          </table:table-cell>
          <table:table-cell table:style-name="ce82"/>
          <table:table-cell office:value-type="float" office:value="1200" table:formula="of:=4*[.P15]" table:style-name="ce82">
            <text:p>1200.00</text:p>
          </table:table-cell>
          <table:table-cell office:value-type="float" office:value="108" table:formula="of:=3*[.T15]" table:style-name="ce82">
            <text:p>108.00</text:p>
          </table:table-cell>
          <table:table-cell office:value-type="float" office:value="1308" table:formula="of:=SUM([.V15:.W15])" table:style-name="ce82">
            <text:p>1308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32" table:formula="of:=[.X15]*[.AD15]" table:style-name="ce1">
            <text:p>5232</text:p>
          </table:table-cell>
          <table:table-cell office:value-type="float" office:value="124950" table:formula="of:=[.AE15]*[.AB15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6">
            <text:p>24</text:p>
          </table:table-cell>
          <table:table-cell office:value-type="float" office:value="28" table:style-name="ce16">
            <text:p>28</text:p>
          </table:table-cell>
          <table:table-cell office:value-type="float" office:value="32" table:style-name="ce16">
            <text:p>32</text:p>
          </table:table-cell>
          <table:table-cell office:value-type="float" office:value="36" table:style-name="ce16">
            <text:p>36</text:p>
          </table:table-cell>
          <table:table-cell office:value-type="float" office:value="39" table:style-name="ce16">
            <text:p>39</text:p>
          </table:table-cell>
          <table:table-cell table:style-name="ce32"/>
          <table:table-cell table:style-name="ce1"/>
          <table:table-cell office:value-type="float" office:value="339" table:formula="of:=SUM([.C16:.O16])-[.L16]" table:style-name="ce81">
            <text:p>339</text:p>
          </table:table-cell>
          <table:table-cell table:number-columns-repeated="2" table:style-name="ce81"/>
          <table:table-cell table:style-name="ce82"/>
          <table:table-cell office:value-type="float" office:value="36" table:formula="of:=[.L16]" table:style-name="ce82">
            <text:p>36.00</text:p>
          </table:table-cell>
          <table:table-cell table:style-name="ce82"/>
          <table:table-cell office:value-type="float" office:value="1356" table:formula="of:=4*[.P16]" table:style-name="ce82">
            <text:p>1356.00</text:p>
          </table:table-cell>
          <table:table-cell office:value-type="float" office:value="108" table:formula="of:=3*[.T16]" table:style-name="ce82">
            <text:p>108.00</text:p>
          </table:table-cell>
          <table:table-cell office:value-type="float" office:value="1464" table:formula="of:=SUM([.V16:.W16])" table:style-name="ce82">
            <text:p>1464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56" table:formula="of:=[.X16]*[.AD16]" table:style-name="ce1">
            <text:p>5856</text:p>
          </table:table-cell>
          <table:table-cell office:value-type="float" office:value="124950" table:formula="of:=[.AE16]*[.AB16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6">
            <text:p>24</text:p>
          </table:table-cell>
          <table:table-cell office:value-type="float" office:value="28" table:style-name="ce16">
            <text:p>28</text:p>
          </table:table-cell>
          <table:table-cell office:value-type="float" office:value="32" table:style-name="ce16">
            <text:p>32</text:p>
          </table:table-cell>
          <table:table-cell office:value-type="float" office:value="36" table:style-name="ce16">
            <text:p>36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16">
            <text:p>43</text:p>
          </table:table-cell>
          <table:table-cell table:style-name="ce32"/>
          <table:table-cell office:value-type="float" office:value="382" table:formula="of:=SUM([.C17:.O17])-[.L17]" table:style-name="ce81">
            <text:p>382</text:p>
          </table:table-cell>
          <table:table-cell table:number-columns-repeated="2" table:style-name="ce81"/>
          <table:table-cell table:style-name="ce82"/>
          <table:table-cell office:value-type="float" office:value="36" table:formula="of:=[.L17]" table:style-name="ce82">
            <text:p>36.00</text:p>
          </table:table-cell>
          <table:table-cell table:style-name="ce82"/>
          <table:table-cell office:value-type="float" office:value="1528" table:formula="of:=4*[.P17]" table:style-name="ce82">
            <text:p>1528.00</text:p>
          </table:table-cell>
          <table:table-cell office:value-type="float" office:value="108" table:formula="of:=3*[.T17]" table:style-name="ce82">
            <text:p>108.00</text:p>
          </table:table-cell>
          <table:table-cell office:value-type="float" office:value="1636" table:formula="of:=SUM([.V17:.W17])" table:style-name="ce82">
            <text:p>1636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44" table:formula="of:=[.X17]*[.AD17]" table:style-name="ce1">
            <text:p>6544</text:p>
          </table:table-cell>
          <table:table-cell office:value-type="float" office:value="124950" table:formula="of:=[.AE17]*[.AB17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5" table:style-name="ce17"/>
          <table:table-cell table:number-columns-repeated="7" table:style-name="ce1"/>
          <table:table-cell table:style-name="ce42"/>
          <table:table-cell table:number-columns-repeated="8" table:style-name="ce1"/>
          <table:table-cell office:value-type="float" office:value="62968" table:formula="of:=SUM([.AG5:.AG18])" table:style-name="ce1">
            <text:p>62968</text:p>
          </table:table-cell>
          <table:table-cell office:value-type="float" office:value="124950" table:formula="of:=[.AH17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79">
            <text:p>This is throwing a 5</text:p>
          </table:table-cell>
          <table:table-cell table:number-columns-repeated="15" table:style-name="ce17"/>
          <table:table-cell table:number-columns-repeated="17" table:style-name="ce1"/>
          <table:table-cell office:value-type="float" office:value="0.50394557823129249" table:formula="of:=[.AG19]/[.AH19]" table:style-name="ce89">
            <text:p>0.503945578</text:p>
          </table:table-cell>
          <table:table-cell table:number-columns-repeated="16350" table:style-name="ce1"/>
        </table:table-row>
        <table:table-row table:style-name="ro1">
          <table:table-cell table:style-name="ce1"/>
          <table:table-cell table:number-columns-repeated="15" table:style-name="ce17"/>
          <table:table-cell table:number-columns-repeated="16368" table:style-name="ce1"/>
        </table:table-row>
        <table:table-row table:style-name="ro6">
          <table:table-cell office:value-type="string" table:style-name="ce7">
            <text:p>first card</text:p>
          </table:table-cell>
          <table:table-cell office:value-type="string" table:style-name="ce69">
            <text:p>I should guess1: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80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table:style-name="ce70"/>
          <table:table-cell table:number-columns-repeated="4" table:style-name="ce1"/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70">
            <text:p>D</text:p>
          </table:table-cell>
          <table:table-cell table:style-name="ce1"/>
          <table:table-cell office:value-type="string" table:style-name="ce1">
            <text:p>weighting facto</text:p>
          </table:table-cell>
          <table:table-cell table:number-columns-repeated="2" table:style-name="ce1"/>
          <table:table-cell office:value-type="string" table:style-name="ce1">
            <text:p>num</text:p>
          </table:table-cell>
          <table:table-cell office:value-type="string" table:style-name="ce1">
            <text:p>denom</text:p>
          </table:table-cell>
          <table:table-cell table:number-columns-repeated="16350" table:style-name="ce1"/>
        </table:table-row>
        <table:table-row table:style-name="ro1">
          <table:table-cell table:style-name="ce7"/>
          <table:table-cell table:number-columns-repeated="10" table:style-name="ce1"/>
          <table:table-cell table:style-name="ce30"/>
          <table:table-cell table:number-columns-repeated="16372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">
            <text:p>higher</text:p>
          </table:table-cell>
          <table:table-cell table:style-name="ce32"/>
          <table:table-cell office:value-type="float" office:value="43" table:style-name="ce9">
            <text:p>43</text:p>
          </table:table-cell>
          <table:table-cell office:value-type="float" office:value="39" table:style-name="ce9">
            <text:p>39</text:p>
          </table:table-cell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16">
            <text:p>34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382" table:formula="of:=SUM([.C24:.O24])-[.F24]" table:style-name="ce81">
            <text:p>382</text:p>
          </table:table-cell>
          <table:table-cell table:number-columns-repeated="2" table:style-name="ce81"/>
          <table:table-cell table:style-name="ce82"/>
          <table:table-cell office:value-type="float" office:value="36" table:formula="of:=[.F24]" table:style-name="ce82">
            <text:p>36.00</text:p>
          </table:table-cell>
          <table:table-cell table:style-name="ce42"/>
          <table:table-cell office:value-type="float" office:value="1528" table:formula="of:=4*[.P24]" table:style-name="ce82">
            <text:p>1528.00</text:p>
          </table:table-cell>
          <table:table-cell office:value-type="float" office:value="108" table:formula="of:=3*[.T24]" table:style-name="ce82">
            <text:p>108.00</text:p>
          </table:table-cell>
          <table:table-cell office:value-type="float" office:value="1636" table:formula="of:=SUM([.V24:.W24])" table:style-name="ce82">
            <text:p>1636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44" table:formula="of:=[.X24]*[.AD24]" table:style-name="ce1">
            <text:p>6544</text:p>
          </table:table-cell>
          <table:table-cell office:value-type="float" office:value="124950" table:formula="of:=[.AE24]*[.AB24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">
            <text:p>higher</text:p>
          </table:table-cell>
          <table:table-cell table:style-name="ce1"/>
          <table:table-cell table:style-name="ce32"/>
          <table:table-cell office:value-type="float" office:value="39" table:style-name="ce9">
            <text:p>39</text:p>
          </table:table-cell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16">
            <text:p>34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339" table:formula="of:=SUM([.C25:.O25])-[.F25]" table:style-name="ce81">
            <text:p>339</text:p>
          </table:table-cell>
          <table:table-cell table:number-columns-repeated="2" table:style-name="ce81"/>
          <table:table-cell table:style-name="ce82"/>
          <table:table-cell office:value-type="float" office:value="36" table:formula="of:=[.F25]" table:style-name="ce82">
            <text:p>36.00</text:p>
          </table:table-cell>
          <table:table-cell table:style-name="ce42"/>
          <table:table-cell office:value-type="float" office:value="1356" table:formula="of:=4*[.P25]" table:style-name="ce82">
            <text:p>1356.00</text:p>
          </table:table-cell>
          <table:table-cell office:value-type="float" office:value="108" table:formula="of:=3*[.T25]" table:style-name="ce82">
            <text:p>108.00</text:p>
          </table:table-cell>
          <table:table-cell office:value-type="float" office:value="1464" table:formula="of:=SUM([.V25:.W25])" table:style-name="ce82">
            <text:p>1464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56" table:formula="of:=[.X25]*[.AD25]" table:style-name="ce1">
            <text:p>5856</text:p>
          </table:table-cell>
          <table:table-cell office:value-type="float" office:value="124950" table:formula="of:=[.AE25]*[.AB25]" table:style-name="ce1">
            <text:p>124950</text:p>
          </table:table-cell>
          <table:table-cell table:number-columns-repeated="16350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1">
            <text:p>higher</text:p>
          </table:table-cell>
          <table:table-cell table:number-columns-repeated="2" table:style-name="ce1"/>
          <table:table-cell table:style-name="ce32"/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16">
            <text:p>34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300" table:formula="of:=SUM([.C26:.O26])-[.F26]" table:style-name="ce81">
            <text:p>300</text:p>
          </table:table-cell>
          <table:table-cell table:number-columns-repeated="2" table:style-name="ce81"/>
          <table:table-cell table:style-name="ce82"/>
          <table:table-cell office:value-type="float" office:value="36" table:formula="of:=[.F26]" table:style-name="ce82">
            <text:p>36.00</text:p>
          </table:table-cell>
          <table:table-cell table:style-name="ce42"/>
          <table:table-cell office:value-type="float" office:value="1200" table:formula="of:=4*[.P26]" table:style-name="ce82">
            <text:p>1200.00</text:p>
          </table:table-cell>
          <table:table-cell office:value-type="float" office:value="108" table:formula="of:=3*[.T26]" table:style-name="ce82">
            <text:p>108.00</text:p>
          </table:table-cell>
          <table:table-cell office:value-type="float" office:value="1308" table:formula="of:=SUM([.V26:.W26])" table:style-name="ce82">
            <text:p>1308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32" table:formula="of:=[.X26]*[.AD26]" table:style-name="ce1">
            <text:p>5232</text:p>
          </table:table-cell>
          <table:table-cell office:value-type="float" office:value="124950" table:formula="of:=[.AE26]*[.AB26]" table:style-name="ce1">
            <text:p>124950</text:p>
          </table:table-cell>
          <table:table-cell table:style-name="ce42"/>
          <table:table-cell table:number-columns-repeated="1634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1">
            <text:p>higher</text:p>
          </table:table-cell>
          <table:table-cell table:number-columns-repeated="3" table:style-name="ce1"/>
          <table:table-cell table:style-name="ce32"/>
          <table:table-cell office:value-type="float" office:value="32" table:style-name="ce74">
            <text:p>32</text:p>
          </table:table-cell>
          <table:table-cell office:value-type="float" office:value="28" table:style-name="ce75">
            <text:p>28</text:p>
          </table:table-cell>
          <table:table-cell office:value-type="float" office:value="24" table:style-name="ce76">
            <text:p>24</text:p>
          </table:table-cell>
          <table:table-cell office:value-type="float" office:value="26" table:style-name="ce76">
            <text:p>26</text:p>
          </table:table-cell>
          <table:table-cell office:value-type="float" office:value="30" table:style-name="ce76">
            <text:p>30</text:p>
          </table:table-cell>
          <table:table-cell office:value-type="float" office:value="34" table:style-name="ce76">
            <text:p>34</text:p>
          </table:table-cell>
          <table:table-cell office:value-type="float" office:value="38" table:style-name="ce76">
            <text:p>38</text:p>
          </table:table-cell>
          <table:table-cell office:value-type="float" office:value="42" table:style-name="ce76">
            <text:p>42</text:p>
          </table:table-cell>
          <table:table-cell office:value-type="float" office:value="46" table:style-name="ce77">
            <text:p>46</text:p>
          </table:table-cell>
          <table:table-cell office:value-type="float" office:value="300" table:formula="of:=SUM([.C27:.O27])-[.F27]" table:style-name="ce81">
            <text:p>300</text:p>
          </table:table-cell>
          <table:table-cell table:number-columns-repeated="2" table:style-name="ce81"/>
          <table:table-cell table:style-name="ce82"/>
          <table:table-cell office:value-type="float" office:value="0" table:formula="of:=[.F27]" table:style-name="ce82">
            <text:p>0.00</text:p>
          </table:table-cell>
          <table:table-cell table:style-name="ce84"/>
          <table:table-cell office:value-type="float" office:value="1200" table:formula="of:=4*[.P27]" table:style-name="ce83">
            <text:p>1200.00</text:p>
          </table:table-cell>
          <table:table-cell office:value-type="float" office:value="0" table:formula="of:=3*[.T27]" table:style-name="ce83">
            <text:p>0.00</text:p>
          </table:table-cell>
          <table:table-cell office:value-type="float" office:value="1200" table:formula="of:=SUM([.V27:.W27])" table:style-name="ce83">
            <text:p>1200.00</text:p>
          </table:table-cell>
          <table:table-cell table:number-columns-repeated="3" table:style-name="ce84"/>
          <table:table-cell office:value-type="float" office:value="2450" table:style-name="ce84">
            <text:p>2450.00</text:p>
          </table:table-cell>
          <table:table-cell table:style-name="ce84"/>
          <table:table-cell office:value-type="float" office:value="3" table:style-name="ce85">
            <text:p>3.00</text:p>
          </table:table-cell>
          <table:table-cell office:value-type="float" office:value="51" table:style-name="ce84">
            <text:p>51.00</text:p>
          </table:table-cell>
          <table:table-cell table:style-name="ce86"/>
          <table:table-cell office:value-type="float" office:value="3600" table:formula="of:=[.X27]*[.AD27]" table:style-name="ce87">
            <text:p>3600</text:p>
          </table:table-cell>
          <table:table-cell office:value-type="float" office:value="124950" table:formula="of:=[.AE27]*[.AB27]" table:style-name="ce88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igher</text:p>
          </table:table-cell>
          <table:table-cell table:number-columns-repeated="4" table:style-name="ce1"/>
          <table:table-cell table:style-name="ce32"/>
          <table:table-cell office:value-type="float" office:value="28" table:style-name="ce9">
            <text:p>28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16">
            <text:p>34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268" table:formula="of:=SUM([.C28:.O28])-[.F28]" table:style-name="ce81">
            <text:p>268</text:p>
          </table:table-cell>
          <table:table-cell table:number-columns-repeated="2" table:style-name="ce81"/>
          <table:table-cell table:style-name="ce82"/>
          <table:table-cell office:value-type="float" office:value="0" table:formula="of:=[.F28]" table:style-name="ce82">
            <text:p>0.00</text:p>
          </table:table-cell>
          <table:table-cell table:style-name="ce42"/>
          <table:table-cell office:value-type="float" office:value="1072" table:formula="of:=4*[.P28]" table:style-name="ce82">
            <text:p>1072.00</text:p>
          </table:table-cell>
          <table:table-cell office:value-type="float" office:value="0" table:formula="of:=3*[.T28]" table:style-name="ce82">
            <text:p>0.00</text:p>
          </table:table-cell>
          <table:table-cell office:value-type="float" office:value="1072" table:formula="of:=SUM([.V28:.W28])" table:style-name="ce82">
            <text:p>1072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288" table:formula="of:=[.X28]*[.AD28]" table:style-name="ce1">
            <text:p>4288</text:p>
          </table:table-cell>
          <table:table-cell office:value-type="float" office:value="124950" table:formula="of:=[.AE28]*[.AB28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igher</text:p>
          </table:table-cell>
          <table:table-cell table:number-columns-repeated="5" table:style-name="ce1"/>
          <table:table-cell table:style-name="ce32"/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16">
            <text:p>34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16">
            <text:p>46</text:p>
          </table:table-cell>
          <table:table-cell office:value-type="float" office:value="240" table:formula="of:=SUM([.C29:.O29])-[.F29]" table:style-name="ce81">
            <text:p>240</text:p>
          </table:table-cell>
          <table:table-cell table:number-columns-repeated="2" table:style-name="ce81"/>
          <table:table-cell table:style-name="ce82"/>
          <table:table-cell office:value-type="float" office:value="0" table:formula="of:=[.F29]" table:style-name="ce82">
            <text:p>0.00</text:p>
          </table:table-cell>
          <table:table-cell table:style-name="ce42"/>
          <table:table-cell office:value-type="float" office:value="960" table:formula="of:=4*[.P29]" table:style-name="ce82">
            <text:p>960.00</text:p>
          </table:table-cell>
          <table:table-cell office:value-type="float" office:value="0" table:formula="of:=3*[.T29]" table:style-name="ce82">
            <text:p>0.00</text:p>
          </table:table-cell>
          <table:table-cell office:value-type="float" office:value="960" table:formula="of:=SUM([.V29:.W29])" table:style-name="ce82">
            <text:p>960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840" table:formula="of:=[.X29]*[.AD29]" table:style-name="ce1">
            <text:p>3840</text:p>
          </table:table-cell>
          <table:table-cell office:value-type="float" office:value="124950" table:formula="of:=[.AE29]*[.AB29]" table:style-name="ce1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igher</text:p>
          </table:table-cell>
          <table:table-cell table:number-columns-repeated="6" table:style-name="ce68"/>
          <table:table-cell table:style-name="ce32"/>
          <table:table-cell office:value-type="float" office:value="26" table:style-name="ce99">
            <text:p>26</text:p>
          </table:table-cell>
          <table:table-cell office:value-type="float" office:value="30" table:style-name="ce99">
            <text:p>30</text:p>
          </table:table-cell>
          <table:table-cell office:value-type="float" office:value="34" table:style-name="ce99">
            <text:p>34</text:p>
          </table:table-cell>
          <table:table-cell office:value-type="float" office:value="38" table:style-name="ce99">
            <text:p>38</text:p>
          </table:table-cell>
          <table:table-cell office:value-type="float" office:value="42" table:style-name="ce99">
            <text:p>42</text:p>
          </table:table-cell>
          <table:table-cell office:value-type="float" office:value="46" table:style-name="ce100">
            <text:p>46</text:p>
          </table:table-cell>
          <table:table-cell office:value-type="float" office:value="216" table:formula="of:=SUM([.C30:.O30])-[.F30]" table:style-name="ce90">
            <text:p>216</text:p>
          </table:table-cell>
          <table:table-cell table:number-columns-repeated="2" table:style-name="ce90"/>
          <table:table-cell table:style-name="ce91"/>
          <table:table-cell office:value-type="float" office:value="0" table:formula="of:=[.F30]" table:style-name="ce91">
            <text:p>0.00</text:p>
          </table:table-cell>
          <table:table-cell table:style-name="ce92"/>
          <table:table-cell office:value-type="float" office:value="864" table:formula="of:=4*[.P30]" table:style-name="ce91">
            <text:p>864.00</text:p>
          </table:table-cell>
          <table:table-cell office:value-type="float" office:value="0" table:formula="of:=3*[.T30]" table:style-name="ce91">
            <text:p>0.00</text:p>
          </table:table-cell>
          <table:table-cell office:value-type="float" office:value="864" table:formula="of:=SUM([.V30:.W30])" table:style-name="ce91">
            <text:p>864.00</text:p>
          </table:table-cell>
          <table:table-cell table:number-columns-repeated="3" table:style-name="ce92"/>
          <table:table-cell office:value-type="float" office:value="2450" table:style-name="ce92">
            <text:p>2450.00</text:p>
          </table:table-cell>
          <table:table-cell table:style-name="ce92"/>
          <table:table-cell office:value-type="float" office:value="4" table:style-name="ce92">
            <text:p>4.00</text:p>
          </table:table-cell>
          <table:table-cell office:value-type="float" office:value="51" table:style-name="ce92">
            <text:p>51.00</text:p>
          </table:table-cell>
          <table:table-cell table:style-name="ce93"/>
          <table:table-cell office:value-type="float" office:value="3456" table:formula="of:=[.X30]*[.AD30]" table:style-name="ce93">
            <text:p>3456</text:p>
          </table:table-cell>
          <table:table-cell office:value-type="float" office:value="124950" table:formula="of:=[.AE30]*[.AB30]" table:style-name="ce93">
            <text:p>124950</text:p>
          </table:table-cell>
          <table:table-cell table:number-columns-repeated="1635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table:style-name="ce32"/>
          <table:table-cell table:number-columns-repeated="5" table:style-name="ce1"/>
          <table:table-cell office:value-type="float" office:value="207" table:formula="of:=SUM([.C31:.O31])-[.F31]" table:style-name="ce81">
            <text:p>207</text:p>
          </table:table-cell>
          <table:table-cell table:number-columns-repeated="2" table:style-name="ce81"/>
          <table:table-cell table:style-name="ce82"/>
          <table:table-cell office:value-type="float" office:value="35" table:formula="of:=[.F31]" table:style-name="ce82">
            <text:p>35.00</text:p>
          </table:table-cell>
          <table:table-cell table:style-name="ce42"/>
          <table:table-cell office:value-type="float" office:value="828" table:formula="of:=4*[.P31]" table:style-name="ce82">
            <text:p>828.00</text:p>
          </table:table-cell>
          <table:table-cell office:value-type="float" office:value="105" table:formula="of:=3*[.T31]" table:style-name="ce82">
            <text:p>105.00</text:p>
          </table:table-cell>
          <table:table-cell office:value-type="float" office:value="933" table:formula="of:=SUM([.V31:.W31])" table:style-name="ce82">
            <text:p>933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732" table:formula="of:=[.X31]*[.AD31]" table:style-name="ce1">
            <text:p>3732</text:p>
          </table:table-cell>
          <table:table-cell office:value-type="float" office:value="124950" table:formula="of:=[.AE31]*[.AB31]" table:style-name="ce1">
            <text:p>124950</text:p>
          </table:table-cell>
          <table:table-cell table:number-columns-repeated="1635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table:style-name="ce32"/>
          <table:table-cell table:number-columns-repeated="4" table:style-name="ce1"/>
          <table:table-cell office:value-type="float" office:value="234" table:formula="of:=SUM([.C32:.O32])-[.F32]" table:style-name="ce81">
            <text:p>234</text:p>
          </table:table-cell>
          <table:table-cell table:number-columns-repeated="2" table:style-name="ce81"/>
          <table:table-cell table:style-name="ce82"/>
          <table:table-cell office:value-type="float" office:value="35" table:formula="of:=[.F32]" table:style-name="ce82">
            <text:p>35.00</text:p>
          </table:table-cell>
          <table:table-cell table:style-name="ce42"/>
          <table:table-cell office:value-type="float" office:value="936" table:formula="of:=4*[.P32]" table:style-name="ce82">
            <text:p>936.00</text:p>
          </table:table-cell>
          <table:table-cell office:value-type="float" office:value="105" table:formula="of:=3*[.T32]" table:style-name="ce82">
            <text:p>105.00</text:p>
          </table:table-cell>
          <table:table-cell office:value-type="float" office:value="1041" table:formula="of:=SUM([.V32:.W32])" table:style-name="ce82">
            <text:p>1041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164" table:formula="of:=[.X32]*[.AD32]" table:style-name="ce1">
            <text:p>4164</text:p>
          </table:table-cell>
          <table:table-cell office:value-type="float" office:value="124950" table:formula="of:=[.AE32]*[.AB32]" table:style-name="ce1">
            <text:p>124950</text:p>
          </table:table-cell>
          <table:table-cell table:number-columns-repeated="1635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lower</text:p>
          </table:table-cell>
          <table:table-cell office:value-type="float" office:value="46" table:style-name="ce74">
            <text:p>46</text:p>
          </table:table-cell>
          <table:table-cell office:value-type="float" office:value="42" table:style-name="ce75">
            <text:p>42</text:p>
          </table:table-cell>
          <table:table-cell office:value-type="float" office:value="38" table:style-name="ce75">
            <text:p>38</text:p>
          </table:table-cell>
          <table:table-cell office:value-type="float" office:value="35" table:style-name="ce75">
            <text:p>35</text:p>
          </table:table-cell>
          <table:table-cell office:value-type="float" office:value="31" table:style-name="ce75">
            <text:p>31</text:p>
          </table:table-cell>
          <table:table-cell office:value-type="float" office:value="27" table:style-name="ce75">
            <text:p>27</text:p>
          </table:table-cell>
          <table:table-cell office:value-type="float" office:value="23" table:style-name="ce76">
            <text:p>23</text:p>
          </table:table-cell>
          <table:table-cell office:value-type="float" office:value="27" table:style-name="ce76">
            <text:p>27</text:p>
          </table:table-cell>
          <table:table-cell office:value-type="float" office:value="31" table:style-name="ce77">
            <text:p>31</text:p>
          </table:table-cell>
          <table:table-cell table:style-name="ce32"/>
          <table:table-cell table:number-columns-repeated="3" table:style-name="ce1"/>
          <table:table-cell office:value-type="float" office:value="265" table:formula="of:=SUM([.C33:.O33])-[.F33]" table:style-name="ce81">
            <text:p>265</text:p>
          </table:table-cell>
          <table:table-cell table:number-columns-repeated="2" table:style-name="ce81"/>
          <table:table-cell table:style-name="ce82"/>
          <table:table-cell office:value-type="float" office:value="35" table:formula="of:=[.F33]" table:style-name="ce82">
            <text:p>35.00</text:p>
          </table:table-cell>
          <table:table-cell table:style-name="ce84"/>
          <table:table-cell office:value-type="float" office:value="1060" table:formula="of:=4*[.P33]" table:style-name="ce83">
            <text:p>1060.00</text:p>
          </table:table-cell>
          <table:table-cell office:value-type="float" office:value="105" table:formula="of:=3*[.T33]" table:style-name="ce83">
            <text:p>105.00</text:p>
          </table:table-cell>
          <table:table-cell office:value-type="float" office:value="1165" table:formula="of:=SUM([.V33:.W33])" table:style-name="ce83">
            <text:p>1165.00</text:p>
          </table:table-cell>
          <table:table-cell table:number-columns-repeated="3" table:style-name="ce84"/>
          <table:table-cell office:value-type="float" office:value="2450" table:style-name="ce84">
            <text:p>2450.00</text:p>
          </table:table-cell>
          <table:table-cell table:style-name="ce84"/>
          <table:table-cell office:value-type="float" office:value="4" table:style-name="ce85">
            <text:p>4.00</text:p>
          </table:table-cell>
          <table:table-cell office:value-type="float" office:value="51" table:style-name="ce84">
            <text:p>51.00</text:p>
          </table:table-cell>
          <table:table-cell table:style-name="ce86"/>
          <table:table-cell office:value-type="float" office:value="4660" table:formula="of:=[.X33]*[.AD33]" table:style-name="ce87">
            <text:p>4660</text:p>
          </table:table-cell>
          <table:table-cell office:value-type="float" office:value="124950" table:formula="of:=[.AE33]*[.AB33]" table:style-name="ce88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table:style-name="ce32"/>
          <table:table-cell table:number-columns-repeated="2" table:style-name="ce1"/>
          <table:table-cell office:value-type="float" office:value="300" table:formula="of:=SUM([.C34:.O34])-[.F34]" table:style-name="ce81">
            <text:p>300</text:p>
          </table:table-cell>
          <table:table-cell table:number-columns-repeated="2" table:style-name="ce81"/>
          <table:table-cell table:style-name="ce82"/>
          <table:table-cell office:value-type="float" office:value="35" table:formula="of:=[.F34]" table:style-name="ce82">
            <text:p>35.00</text:p>
          </table:table-cell>
          <table:table-cell table:style-name="ce42"/>
          <table:table-cell office:value-type="float" office:value="1200" table:formula="of:=4*[.P34]" table:style-name="ce82">
            <text:p>1200.00</text:p>
          </table:table-cell>
          <table:table-cell office:value-type="float" office:value="105" table:formula="of:=3*[.T34]" table:style-name="ce82">
            <text:p>105.00</text:p>
          </table:table-cell>
          <table:table-cell office:value-type="float" office:value="1305" table:formula="of:=SUM([.V34:.W34])" table:style-name="ce82">
            <text:p>1305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20" table:formula="of:=[.X34]*[.AD34]" table:style-name="ce1">
            <text:p>5220</text:p>
          </table:table-cell>
          <table:table-cell office:value-type="float" office:value="124950" table:formula="of:=[.AE34]*[.AB34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9" table:style-name="ce16">
            <text:p>39</text:p>
          </table:table-cell>
          <table:table-cell table:style-name="ce32"/>
          <table:table-cell table:style-name="ce1"/>
          <table:table-cell office:value-type="float" office:value="339" table:formula="of:=SUM([.C35:.O35])-[.F35]" table:style-name="ce81">
            <text:p>339</text:p>
          </table:table-cell>
          <table:table-cell table:number-columns-repeated="2" table:style-name="ce81"/>
          <table:table-cell table:style-name="ce82"/>
          <table:table-cell office:value-type="float" office:value="35" table:formula="of:=[.F35]" table:style-name="ce82">
            <text:p>35.00</text:p>
          </table:table-cell>
          <table:table-cell table:style-name="ce42"/>
          <table:table-cell office:value-type="float" office:value="1356" table:formula="of:=4*[.P35]" table:style-name="ce82">
            <text:p>1356.00</text:p>
          </table:table-cell>
          <table:table-cell office:value-type="float" office:value="105" table:formula="of:=3*[.T35]" table:style-name="ce82">
            <text:p>105.00</text:p>
          </table:table-cell>
          <table:table-cell office:value-type="float" office:value="1461" table:formula="of:=SUM([.V35:.W35])" table:style-name="ce82">
            <text:p>1461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44" table:formula="of:=[.X35]*[.AD35]" table:style-name="ce1">
            <text:p>5844</text:p>
          </table:table-cell>
          <table:table-cell office:value-type="float" office:value="124950" table:formula="of:=[.AE35]*[.AB35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16">
            <text:p>43</text:p>
          </table:table-cell>
          <table:table-cell table:style-name="ce32"/>
          <table:table-cell office:value-type="float" office:value="382" table:formula="of:=SUM([.C36:.O36])-[.F36]" table:style-name="ce81">
            <text:p>382</text:p>
          </table:table-cell>
          <table:table-cell table:number-columns-repeated="2" table:style-name="ce1"/>
          <table:table-cell table:style-name="ce42"/>
          <table:table-cell office:value-type="float" office:value="35" table:formula="of:=[.F36]" table:style-name="ce82">
            <text:p>35.00</text:p>
          </table:table-cell>
          <table:table-cell table:style-name="ce42"/>
          <table:table-cell office:value-type="float" office:value="1528" table:formula="of:=4*[.P36]" table:style-name="ce82">
            <text:p>1528.00</text:p>
          </table:table-cell>
          <table:table-cell office:value-type="float" office:value="105" table:formula="of:=3*[.T36]" table:style-name="ce82">
            <text:p>105.00</text:p>
          </table:table-cell>
          <table:table-cell office:value-type="float" office:value="1633" table:formula="of:=SUM([.V36:.W36])" table:style-name="ce82">
            <text:p>1633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32" table:formula="of:=[.X36]*[.AD36]" table:style-name="ce1">
            <text:p>6532</text:p>
          </table:table-cell>
          <table:table-cell office:value-type="float" office:value="124950" table:formula="of:=[.AE36]*[.AB36]" table:style-name="ce1">
            <text:p>12495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5" table:style-name="ce17"/>
          <table:table-cell table:number-columns-repeated="7" table:style-name="ce1"/>
          <table:table-cell table:style-name="ce42"/>
          <table:table-cell table:number-columns-repeated="8" table:style-name="ce1"/>
          <table:table-cell office:value-type="float" office:value="62968" table:formula="of:=SUM([.AG24:.AG37])" table:style-name="ce1">
            <text:p>62968</text:p>
          </table:table-cell>
          <table:table-cell office:value-type="float" office:value="124950" table:formula="of:=[.AH36]" table:style-name="ce1">
            <text:p>124950</text:p>
          </table:table-cell>
          <table:table-cell table:number-columns-repeated="16350"/>
        </table:table-row>
        <table:table-row table:style-name="ro1">
          <table:table-cell table:style-name="ce1"/>
          <table:table-cell table:style-name="ce17"/>
          <table:table-cell office:value-type="string" table:style-name="ce1">
            <text:p>Jack is missing</text:p>
          </table:table-cell>
          <table:table-cell table:number-columns-repeated="12" table:style-name="ce1"/>
          <table:table-cell table:style-name="ce17"/>
          <table:table-cell table:number-columns-repeated="16" table:style-name="ce1"/>
          <table:table-cell office:value-type="string" table:style-name="ce1">
            <text:p>answer</text:p>
          </table:table-cell>
          <table:table-cell office:value-type="float" office:value="0.50394557823129249" table:formula="of:=[.AG38]/[.AH38]" table:style-name="ce89">
            <text:p>0.503945578</text:p>
          </table:table-cell>
          <table:table-cell table:number-columns-repeated="16350"/>
        </table:table-row>
        <table:table-row table:style-name="ro1">
          <table:table-cell table:style-name="ce1"/>
          <table:table-cell table:style-name="ce17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style-name="ce17"/>
          <table:table-cell table:number-columns-repeated="16368" table:style-name="ce1"/>
        </table:table-row>
        <table:table-row table:number-rows-repeated="2"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office:value-type="float" office:value="3" table:style-name="ce94">
            <text:p>3</text:p>
          </table:table-cell>
          <table:table-cell office:value-type="float" office:value="4" table:style-name="ce20">
            <text:p>4</text:p>
          </table:table-cell>
          <table:table-cell table:style-name="ce98"/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style-name="ce62"/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97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4">
            <text:p>14</text:p>
          </table:table-cell>
          <table:table-cell table:number-columns-repeated="16369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eight" table:style-name="ta2">
        <table:table-column table:style-name="co1" table:number-columns-repeated="16" table:default-cell-style-name="ce1"/>
        <table:table-column table:style-name="co5" table:default-cell-style-name="ce1" table:visibility="collapse"/>
        <table:table-column table:style-name="co2" table:default-cell-style-name="ce1" table:visibility="collapse"/>
        <table:table-column table:style-name="co1" table:number-columns-repeated="9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6350" table:default-cell-style-name="ce1"/>
        <table:table-row table:style-name="ro1"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9">
            <text:p>go high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table:style-name="ce15"/>
          <table:table-cell table:number-columns-repeated="2" table:style-name="ce1"/>
          <table:table-cell office:value-type="string" table:style-name="ce16">
            <text:p>go low</text:p>
          </table:table-cell>
          <table:table-cell table:number-columns-repeated="2" table:style-name="ce1"/>
          <table:table-cell office:value-type="string" table:style-name="ce17">
            <text:p>rules</text:p>
          </table:table-cell>
          <table:table-cell table:number-columns-repeated="7" table:style-name="ce17"/>
          <table:table-cell table:number-columns-repeated="1635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table:style-name="ce12"/>
          <table:table-cell table:number-columns-repeated="2" table:style-name="ce1"/>
          <table:table-cell office:value-type="string" table:style-name="ce18">
            <text:p>50 : 50</text:p>
          </table:table-cell>
          <table:table-cell table:number-columns-repeated="2" table:style-name="ce1"/>
          <table:table-cell office:value-type="string" table:style-name="ce1">
            <text:p>two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16355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style-name="ce21"/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0">
            <text:p>13</text:p>
          </table:table-cell>
          <table:table-cell table:style-name="ce24"/>
          <table:table-cell table:number-columns-repeated="7" table:style-name="ce1"/>
          <table:table-cell office:value-type="string" table:style-name="ce1">
            <text:p>four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16355" table:style-name="ce1"/>
        </table:table-row>
        <table:table-row table:style-name="ro1">
          <table:table-cell table:number-columns-repeated="22" table:style-name="ce1"/>
          <table:table-cell office:value-type="string" table:style-name="ce17">
            <text:p>seven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16355" table:style-name="ce1"/>
        </table:table-row>
        <table:table-row table:style-name="ro1">
          <table:table-cell table:number-columns-repeated="22" table:style-name="ce1"/>
          <table:table-cell office:value-type="string" table:style-name="ce1">
            <text:p>nine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16355" table:style-name="ce1"/>
        </table:table-row>
        <table:table-row table:style-name="ro2">
          <table:table-cell table:number-columns-repeated="4" table:style-name="ce1"/>
          <table:table-cell office:value-type="float" office:value="24" table:style-name="ce11">
            <text:p>24</text:p>
          </table:table-cell>
          <table:table-cell table:number-columns-repeated="3" table:style-name="ce1"/>
          <table:table-cell office:value-type="float" office:value="4" table:style-name="ce12">
            <text:p>4</text:p>
          </table:table-cell>
          <table:table-cell table:number-columns-repeated="3" table:style-name="ce1"/>
          <table:table-cell office:value-type="float" office:value="23" table:style-name="ce11">
            <text:p>23</text:p>
          </table:table-cell>
          <table:table-cell table:number-columns-repeated="9" table:style-name="ce1"/>
          <table:table-cell office:value-type="string" table:style-name="ce1">
            <text:p>eighr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table:number-columns-repeated="16357" table:style-name="ce1"/>
        </table:table-row>
        <table:table-row table:style-name="ro2">
          <table:table-cell table:style-name="ce7"/>
          <table:table-cell table:number-columns-repeated="17" table:style-name="ce1"/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16353" table:style-name="ce1"/>
        </table:table-row>
        <table:table-row table:style-name="ro2">
          <table:table-cell table:style-name="ce7"/>
          <table:table-cell table:style-name="ce1"/>
          <table:table-cell office:value-type="string" table:number-columns-spanned="13" table:number-rows-spanned="1" table:style-name="ce96">
            <text:p>if my next car is this , this is my next guess (2)</text:p>
          </table:table-cell>
          <table:covered-table-cell table:number-columns-repeated="12"/>
          <table:table-cell table:number-columns-repeated="3" table:style-name="ce1"/>
          <table:table-cell office:value-type="string" table:style-name="ce1">
            <text:p>this is 4/50</text:p>
          </table:table-cell>
          <table:table-cell table:number-columns-repeated="8" table:style-name="ce1"/>
          <table:table-cell office:value-type="string" table:style-name="ce1">
            <text:p>this is 3/5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7">
            <text:p>first card</text:p>
          </table:table-cell>
          <table:table-cell office:value-type="string" table:style-name="ce27">
            <text:p>I should guess1: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3" table:style-name="ce1"/>
          <table:table-cell office:value-type="float" office:value="0.08" table:formula="of:=4/50" table:style-name="ce28">
            <text:p>0.08</text:p>
          </table:table-cell>
          <table:table-cell table:number-columns-repeated="8" table:style-name="ce1"/>
          <table:table-cell office:value-type="float" office:value="0.06" table:formula="of:=3/50" table:style-name="ce28">
            <text:p>0.06</text:p>
          </table:table-cell>
          <table:table-cell table:number-columns-repeated="16356" table:style-name="ce1"/>
        </table:table-row>
        <table:table-row table:style-name="ro2">
          <table:table-cell table:style-name="ce7"/>
          <table:table-cell table:style-name="ce29"/>
          <table:table-cell table:number-columns-repeated="9" table:style-name="ce1"/>
          <table:table-cell table:style-name="ce30"/>
          <table:table-cell office:value-type="float" office:value="3" table:style-name="ce1">
            <text:p>3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29">
            <text:p>higher</text:p>
          </table:table-cell>
          <table:table-cell table:style-name="ce32"/>
          <table:table-cell office:value-type="float" office:value="43" table:style-name="ce33">
            <text:p>43</text:p>
          </table:table-cell>
          <table:table-cell office:value-type="float" office:value="39" table:style-name="ce33">
            <text:p>39</text:p>
          </table:table-cell>
          <table:table-cell office:value-type="float" office:value="35" table:style-name="ce33">
            <text:p>35</text:p>
          </table:table-cell>
          <table:table-cell office:value-type="float" office:value="31" table:style-name="ce33">
            <text:p>31</text:p>
          </table:table-cell>
          <table:table-cell office:value-type="float" office:value="27" table:style-name="ce33">
            <text:p>27</text:p>
          </table:table-cell>
          <table:table-cell office:value-type="float" office:value="24" table:style-name="ce33">
            <text:p>24</text:p>
          </table:table-cell>
          <table:table-cell office:value-type="float" office:value="26" table:style-name="ce33">
            <text:p>26</text:p>
          </table:table-cell>
          <table:table-cell office:value-type="float" office:value="30" table:style-name="ce33">
            <text:p>30</text:p>
          </table:table-cell>
          <table:table-cell office:value-type="float" office:value="34" table:style-name="ce33">
            <text:p>34</text:p>
          </table:table-cell>
          <table:table-cell office:value-type="float" office:value="38" table:style-name="ce33">
            <text:p>38</text:p>
          </table:table-cell>
          <table:table-cell office:value-type="float" office:value="42" table:style-name="ce33">
            <text:p>42</text:p>
          </table:table-cell>
          <table:table-cell office:value-type="float" office:value="46" table:style-name="ce34">
            <text:p>46</text:p>
          </table:table-cell>
          <table:table-cell office:value-type="float" office:value="381" table:formula="of:=SUM([.C12:.O12])-[.L12]" table:style-name="ce1">
            <text:p>381</text:p>
          </table:table-cell>
          <table:table-cell table:number-columns-repeated="2" table:style-name="ce1"/>
          <table:table-cell office:value-type="float" office:value="0.08" table:formula="of:=[.$S$10]" table:style-name="ce35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6" table:formula="of:=[.$AB$10]" table:style-name="ce37">
            <text:p>0.06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8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29">
            <text:p>higher</text:p>
          </table:table-cell>
          <table:table-cell table:style-name="ce1"/>
          <table:table-cell table:style-name="ce32"/>
          <table:table-cell office:value-type="float" office:value="39" table:formula="of:=[.$E$12]" table:style-name="ce9">
            <text:p>39</text:p>
          </table:table-cell>
          <table:table-cell office:value-type="float" office:value="35" table:formula="of:=[.$F$12]" table:style-name="ce9">
            <text:p>35</text:p>
          </table:table-cell>
          <table:table-cell office:value-type="float" office:value="31" table:formula="of:=[.$G$12]" table:style-name="ce9">
            <text:p>31</text:p>
          </table:table-cell>
          <table:table-cell office:value-type="float" office:value="27" table:formula="of:=[.$H$12]" table:style-name="ce9">
            <text:p>27</text:p>
          </table:table-cell>
          <table:table-cell office:value-type="float" office:value="24" table:formula="of:=[.$I$12]" table:style-name="ce9">
            <text:p>24</text:p>
          </table:table-cell>
          <table:table-cell office:value-type="float" office:value="26" table:formula="of:=[.$J$12]" table:style-name="ce16">
            <text:p>26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338" table:formula="of:=SUM([.C13:.O13])-[.L13]" table:style-name="ce1">
            <text:p>338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29">
            <text:p>higher</text:p>
          </table:table-cell>
          <table:table-cell table:number-columns-repeated="2" table:style-name="ce1"/>
          <table:table-cell table:style-name="ce32"/>
          <table:table-cell office:value-type="float" office:value="35" table:formula="of:=[.$F$12]" table:style-name="ce9">
            <text:p>35</text:p>
          </table:table-cell>
          <table:table-cell office:value-type="float" office:value="31" table:formula="of:=[.$G$12]" table:style-name="ce9">
            <text:p>31</text:p>
          </table:table-cell>
          <table:table-cell office:value-type="float" office:value="27" table:formula="of:=[.$H$12]" table:style-name="ce9">
            <text:p>27</text:p>
          </table:table-cell>
          <table:table-cell office:value-type="float" office:value="24" table:formula="of:=[.$I$12]" table:style-name="ce9">
            <text:p>24</text:p>
          </table:table-cell>
          <table:table-cell office:value-type="float" office:value="26" table:formula="of:=[.$J$12]" table:style-name="ce16">
            <text:p>26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99" table:formula="of:=SUM([.C14:.O14])-[.L14]" table:style-name="ce1">
            <text:p>299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3" table:style-name="ce1"/>
          <table:table-cell table:style-name="ce42"/>
          <table:table-cell table:number-columns-repeated="1634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29">
            <text:p>higher</text:p>
          </table:table-cell>
          <table:table-cell table:number-columns-repeated="3" table:style-name="ce1"/>
          <table:table-cell table:style-name="ce32"/>
          <table:table-cell office:value-type="float" office:value="31" table:formula="of:=[.$G$12]" table:style-name="ce9">
            <text:p>31</text:p>
          </table:table-cell>
          <table:table-cell office:value-type="float" office:value="27" table:formula="of:=[.$H$12]" table:style-name="ce9">
            <text:p>27</text:p>
          </table:table-cell>
          <table:table-cell office:value-type="float" office:value="24" table:formula="of:=[.$I$12]" table:style-name="ce9">
            <text:p>24</text:p>
          </table:table-cell>
          <table:table-cell office:value-type="float" office:value="26" table:formula="of:=[.$J$12]" table:style-name="ce16">
            <text:p>26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64" table:formula="of:=SUM([.C15:.O15])-[.L15]" table:style-name="ce1">
            <text:p>264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9">
            <text:p>higher</text:p>
          </table:table-cell>
          <table:table-cell table:number-columns-repeated="4" table:style-name="ce1"/>
          <table:table-cell table:style-name="ce32"/>
          <table:table-cell office:value-type="float" office:value="27" table:formula="of:=[.$H$12]" table:style-name="ce9">
            <text:p>27</text:p>
          </table:table-cell>
          <table:table-cell office:value-type="float" office:value="24" table:formula="of:=[.$I$12]" table:style-name="ce9">
            <text:p>24</text:p>
          </table:table-cell>
          <table:table-cell office:value-type="float" office:value="26" table:formula="of:=[.$J$12]" table:style-name="ce16">
            <text:p>26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33" table:formula="of:=SUM([.C16:.O16])-[.L16]" table:style-name="ce1">
            <text:p>233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9">
            <text:p>higher</text:p>
          </table:table-cell>
          <table:table-cell table:number-columns-repeated="5" table:style-name="ce1"/>
          <table:table-cell table:style-name="ce32"/>
          <table:table-cell office:value-type="float" office:value="24" table:formula="of:=[.$I$12]" table:style-name="ce9">
            <text:p>24</text:p>
          </table:table-cell>
          <table:table-cell office:value-type="float" office:value="26" table:formula="of:=[.$J$12]" table:style-name="ce16">
            <text:p>26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06" table:formula="of:=SUM([.C17:.O17])-[.L17]" table:style-name="ce1">
            <text:p>206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table:style-name="ce32"/>
          <table:table-cell table:number-columns-repeated="5" table:style-name="ce7"/>
          <table:table-cell table:style-name="ce45"/>
          <table:table-cell office:value-type="float" office:value="216" table:formula="of:=SUM([.C18:.O18])-[.L18]" table:style-name="ce1">
            <text:p>216</text:p>
          </table:table-cell>
          <table:table-cell table:number-columns-repeated="2" table:style-name="ce1"/>
          <table:table-cell office:value-type="float" office:value="0.08" table:formula="of:=[.$S$10]" table:style-name="ce46">
            <text:p>0.08</text:p>
          </table:table-cell>
          <table:table-cell office:value-type="float" office:value="0.08" table:formula="of:=[.$S$10]" table:style-name="ce47">
            <text:p>0.08</text:p>
          </table:table-cell>
          <table:table-cell office:value-type="float" office:value="0.08" table:formula="of:=[.$S$10]" table:style-name="ce47">
            <text:p>0.08</text:p>
          </table:table-cell>
          <table:table-cell office:value-type="float" office:value="0.08" table:formula="of:=[.$S$10]" table:style-name="ce47">
            <text:p>0.08</text:p>
          </table:table-cell>
          <table:table-cell office:value-type="float" office:value="0.08" table:formula="of:=[.$S$10]" table:style-name="ce47">
            <text:p>0.08</text:p>
          </table:table-cell>
          <table:table-cell office:value-type="float" office:value="0.08" table:formula="of:=[.$S$10]" table:style-name="ce47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table:style-name="ce32"/>
          <table:table-cell table:number-columns-repeated="4" table:style-name="ce1"/>
          <table:table-cell table:style-name="ce31"/>
          <table:table-cell office:value-type="float" office:value="240" table:formula="of:=SUM([.C19:.O19])-[.L19]" table:style-name="ce1">
            <text:p>240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7" table:formula="of:=[.$J$24]" table:style-name="ce16">
            <text:p>27</text:p>
          </table:table-cell>
          <table:table-cell table:style-name="ce32"/>
          <table:table-cell table:number-columns-repeated="3" table:style-name="ce1"/>
          <table:table-cell table:style-name="ce31"/>
          <table:table-cell office:value-type="float" office:value="267" table:formula="of:=SUM([.C20:.O20])-[.L20]" table:style-name="ce1">
            <text:p>267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7" table:formula="of:=[.$J$24]" table:style-name="ce16">
            <text:p>27</text:p>
          </table:table-cell>
          <table:table-cell office:value-type="float" office:value="31" table:formula="of:=[.$K$24]" table:style-name="ce16">
            <text:p>31</text:p>
          </table:table-cell>
          <table:table-cell table:style-name="ce32"/>
          <table:table-cell table:number-columns-repeated="2" table:style-name="ce1"/>
          <table:table-cell table:style-name="ce31"/>
          <table:table-cell office:value-type="float" office:value="298" table:formula="of:=SUM([.C21:.O21])-[.L21]" table:style-name="ce1">
            <text:p>298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7" table:formula="of:=[.$J$24]" table:style-name="ce16">
            <text:p>27</text:p>
          </table:table-cell>
          <table:table-cell office:value-type="float" office:value="31" table:formula="of:=[.$K$24]" table:style-name="ce16">
            <text:p>31</text:p>
          </table:table-cell>
          <table:table-cell office:value-type="float" office:value="35" table:formula="of:=[.$L$24]" table:style-name="ce16">
            <text:p>35</text:p>
          </table:table-cell>
          <table:table-cell table:style-name="ce32"/>
          <table:table-cell table:style-name="ce1"/>
          <table:table-cell table:style-name="ce31"/>
          <table:table-cell office:value-type="float" office:value="298" table:formula="of:=SUM([.C22:.O22])-[.L22]" table:style-name="ce1">
            <text:p>298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7" table:formula="of:=[.$J$24]" table:style-name="ce16">
            <text:p>27</text:p>
          </table:table-cell>
          <table:table-cell office:value-type="float" office:value="31" table:formula="of:=[.$K$24]" table:style-name="ce16">
            <text:p>31</text:p>
          </table:table-cell>
          <table:table-cell office:value-type="float" office:value="35" table:formula="of:=[.$L$24]" table:style-name="ce16">
            <text:p>35</text:p>
          </table:table-cell>
          <table:table-cell office:value-type="float" office:value="39" table:formula="of:=[.$M$24]" table:style-name="ce16">
            <text:p>39</text:p>
          </table:table-cell>
          <table:table-cell table:style-name="ce32"/>
          <table:table-cell table:style-name="ce31"/>
          <table:table-cell office:value-type="float" office:value="337" table:formula="of:=SUM([.C23:.O23])-[.L23]" table:style-name="ce1">
            <text:p>337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lower</text:p>
          </table:table-cell>
          <table:table-cell office:value-type="float" office:value="46" table:style-name="ce49">
            <text:p>46</text:p>
          </table:table-cell>
          <table:table-cell office:value-type="float" office:value="42" table:style-name="ce49">
            <text:p>42</text:p>
          </table:table-cell>
          <table:table-cell office:value-type="float" office:value="38" table:style-name="ce49">
            <text:p>38</text:p>
          </table:table-cell>
          <table:table-cell office:value-type="float" office:value="34" table:style-name="ce49">
            <text:p>34</text:p>
          </table:table-cell>
          <table:table-cell office:value-type="float" office:value="30" table:style-name="ce49">
            <text:p>30</text:p>
          </table:table-cell>
          <table:table-cell office:value-type="float" office:value="26" table:style-name="ce49">
            <text:p>26</text:p>
          </table:table-cell>
          <table:table-cell office:value-type="float" office:value="24" table:style-name="ce49">
            <text:p>24</text:p>
          </table:table-cell>
          <table:table-cell office:value-type="float" office:value="27" table:style-name="ce49">
            <text:p>27</text:p>
          </table:table-cell>
          <table:table-cell office:value-type="float" office:value="31" table:style-name="ce49">
            <text:p>31</text:p>
          </table:table-cell>
          <table:table-cell office:value-type="float" office:value="35" table:style-name="ce49">
            <text:p>35</text:p>
          </table:table-cell>
          <table:table-cell office:value-type="float" office:value="39" table:style-name="ce49">
            <text:p>39</text:p>
          </table:table-cell>
          <table:table-cell office:value-type="float" office:value="43" table:style-name="ce49">
            <text:p>43</text:p>
          </table:table-cell>
          <table:table-cell table:style-name="ce50"/>
          <table:table-cell office:value-type="float" office:value="380" table:formula="of:=SUM([.C24:.O24])-[.L24]" table:style-name="ce1">
            <text:p>380</text:p>
          </table:table-cell>
          <table:table-cell table:number-columns-repeated="2" table:style-name="ce1"/>
          <table:table-cell office:value-type="float" office:value="0.08" table:formula="of:=[.$S$10]" table:style-name="ce51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6" table:formula="of:=[.$AB$10]" table:style-name="ce43">
            <text:p>0.06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3">
            <text:p>0.08</text:p>
          </table:table-cell>
          <table:table-cell table:number-columns-repeated="1635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f card1==8 and hand[1] &lt;8 and hand[2] &gt;8 go lower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17"/>
          <table:table-cell office:value-type="string" table:style-name="ce1">
            <text:p>if card1==8 and hand[1] &gt;7 and hand[2] &gt; 7 go lower</text:p>
          </table:table-cell>
          <table:table-cell table:number-columns-repeated="13" table:style-name="ce17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8" table:style-name="ce17"/>
          <table:table-cell office:value-type="string" table:style-name="ce17">
            <text:p><text:s/></text:p>
          </table:table-cell>
          <table:table-cell table:number-columns-repeated="6" table:style-name="ce17"/>
          <table:table-cell table:number-columns-repeated="2" table:style-name="ce1"/>
          <table:table-cell office:value-type="float" office:value="0" table:formula="of:=[.C12]*[.S12]" table:style-name="ce54">
            <text:p>0</text:p>
          </table:table-cell>
          <table:table-cell office:value-type="float" office:value="3.44" table:formula="of:=[.D12]*[.T12]" table:style-name="ce55">
            <text:p>3.44</text:p>
          </table:table-cell>
          <table:table-cell office:value-type="float" office:value="3.12" table:formula="of:=[.E12]*[.U12]" table:style-name="ce55">
            <text:p>3.12</text:p>
          </table:table-cell>
          <table:table-cell office:value-type="float" office:value="2.8000000000000003" table:formula="of:=[.F12]*[.V12]" table:style-name="ce55">
            <text:p>2.8</text:p>
          </table:table-cell>
          <table:table-cell office:value-type="float" office:value="2.48" table:formula="of:=[.G12]*[.W12]" table:style-name="ce55">
            <text:p>2.48</text:p>
          </table:table-cell>
          <table:table-cell office:value-type="float" office:value="2.16" table:formula="of:=[.H12]*[.X12]" table:style-name="ce55">
            <text:p>2.16</text:p>
          </table:table-cell>
          <table:table-cell office:value-type="float" office:value="1.44" table:formula="of:=[.I12]*[.Y12]" table:style-name="ce55">
            <text:p>1.44</text:p>
          </table:table-cell>
          <table:table-cell office:value-type="float" office:value="2.08" table:formula="of:=[.J12]*[.Z12]" table:style-name="ce55">
            <text:p>2.08</text:p>
          </table:table-cell>
          <table:table-cell office:value-type="float" office:value="2.4" table:formula="of:=[.K12]*[.AA12]" table:style-name="ce55">
            <text:p>2.4</text:p>
          </table:table-cell>
          <table:table-cell office:value-type="float" office:value="2.72" table:formula="of:=[.L12]*[.AB12]" table:style-name="ce55">
            <text:p>2.72</text:p>
          </table:table-cell>
          <table:table-cell office:value-type="float" office:value="3.04" table:formula="of:=[.M12]*[.AC12]" table:style-name="ce55">
            <text:p>3.04</text:p>
          </table:table-cell>
          <table:table-cell office:value-type="float" office:value="3.36" table:formula="of:=[.N12]*[.AD12]" table:style-name="ce55">
            <text:p>3.36</text:p>
          </table:table-cell>
          <table:table-cell office:value-type="float" office:value="3.68" table:formula="of:=[.O12]*[.AE12]" table:style-name="ce56">
            <text:p>3.68</text:p>
          </table:table-cell>
          <table:table-cell table:style-name="ce1"/>
          <table:table-cell office:value-type="float" office:value="32.72" table:formula="of:=SUM([.S27:.AE27])" table:style-name="ce1">
            <text:p>32.72</text:p>
          </table:table-cell>
          <table:table-cell office:value-type="float" office:value="0.66775510204081634" table:formula="of:=[.AG27]/[.$AG$41]" table:style-name="ce11">
            <text:p>0.667755102</text:p>
          </table:table-cell>
          <table:table-cell table:style-name="ce1"/>
          <table:table-cell office:value-type="float" office:value="5.237294917967187E-2" table:formula="of:=[.AH27]*4/51" table:style-name="ce1">
            <text:p>0.052372949</text:p>
          </table:table-cell>
          <table:table-cell table:number-columns-repeated="16348"/>
        </table:table-row>
        <table:table-row table:style-name="ro1">
          <table:table-cell table:style-name="ce1"/>
          <table:table-cell table:style-name="ce17"/>
          <table:table-cell office:value-type="string" table:style-name="ce17">
            <text:p>A 11 is replaced</text:p>
          </table:table-cell>
          <table:table-cell table:number-columns-repeated="13" table:style-name="ce17"/>
          <table:table-cell table:number-columns-repeated="2" table:style-name="ce1"/>
          <table:table-cell office:value-type="float" office:value="0" table:formula="of:=[.C13]*[.S13]" table:style-name="ce29">
            <text:p>0</text:p>
          </table:table-cell>
          <table:table-cell office:value-type="float" office:value="0" table:formula="of:=[.D13]*[.T13]" table:style-name="ce1">
            <text:p>0</text:p>
          </table:table-cell>
          <table:table-cell office:value-type="float" office:value="3.12" table:formula="of:=[.E13]*[.U13]" table:style-name="ce1">
            <text:p>3.12</text:p>
          </table:table-cell>
          <table:table-cell office:value-type="float" office:value="2.8000000000000003" table:formula="of:=[.F13]*[.V13]" table:style-name="ce1">
            <text:p>2.8</text:p>
          </table:table-cell>
          <table:table-cell office:value-type="float" office:value="2.48" table:formula="of:=[.G13]*[.W13]" table:style-name="ce1">
            <text:p>2.48</text:p>
          </table:table-cell>
          <table:table-cell office:value-type="float" office:value="2.16" table:formula="of:=[.H13]*[.X13]" table:style-name="ce1">
            <text:p>2.16</text:p>
          </table:table-cell>
          <table:table-cell office:value-type="float" office:value="1.44" table:formula="of:=[.I13]*[.Y13]" table:style-name="ce1">
            <text:p>1.44</text:p>
          </table:table-cell>
          <table:table-cell office:value-type="float" office:value="2.08" table:formula="of:=[.J13]*[.Z13]" table:style-name="ce1">
            <text:p>2.08</text:p>
          </table:table-cell>
          <table:table-cell office:value-type="float" office:value="2.4" table:formula="of:=[.K13]*[.AA13]" table:style-name="ce1">
            <text:p>2.4</text:p>
          </table:table-cell>
          <table:table-cell office:value-type="float" office:value="2.72" table:formula="of:=[.L13]*[.AB13]" table:style-name="ce1">
            <text:p>2.72</text:p>
          </table:table-cell>
          <table:table-cell office:value-type="float" office:value="3.04" table:formula="of:=[.M13]*[.AC13]" table:style-name="ce1">
            <text:p>3.04</text:p>
          </table:table-cell>
          <table:table-cell office:value-type="float" office:value="3.36" table:formula="of:=[.N13]*[.AD13]" table:style-name="ce1">
            <text:p>3.36</text:p>
          </table:table-cell>
          <table:table-cell office:value-type="float" office:value="3.68" table:formula="of:=[.O13]*[.AE13]" table:style-name="ce31">
            <text:p>3.68</text:p>
          </table:table-cell>
          <table:table-cell table:style-name="ce1"/>
          <table:table-cell office:value-type="float" office:value="29.279999999999998" table:formula="of:=SUM([.S28:.AE28])" table:style-name="ce1">
            <text:p>29.28</text:p>
          </table:table-cell>
          <table:table-cell office:value-type="float" office:value="0.59755102040816321" table:formula="of:=[.AG28]/[.$AG$41]" table:style-name="ce11">
            <text:p>0.59755102</text:p>
          </table:table-cell>
          <table:table-cell table:style-name="ce1"/>
          <table:table-cell office:value-type="float" office:value="4.6866746698679469E-2" table:formula="of:=[.AH28]*4/51" table:style-name="ce1">
            <text:p>0.046866747</text:p>
          </table:table-cell>
          <table:table-cell table:number-columns-repeated="16348"/>
        </table:table-row>
        <table:table-row table:style-name="ro1">
          <table:table-cell table:number-columns-repeated="2" table:style-name="ce1"/>
          <table:table-cell office:value-type="string" table:style-name="ce1">
            <text:p>In col A this is the replacement</text:p>
          </table:table-cell>
          <table:table-cell table:number-columns-repeated="15" table:style-name="ce1"/>
          <table:table-cell office:value-type="float" office:value="0" table:formula="of:=[.C14]*[.S14]" table:style-name="ce29">
            <text:p>0</text:p>
          </table:table-cell>
          <table:table-cell office:value-type="float" office:value="0" table:formula="of:=[.D14]*[.T14]" table:style-name="ce1">
            <text:p>0</text:p>
          </table:table-cell>
          <table:table-cell office:value-type="float" office:value="0" table:formula="of:=[.E14]*[.U14]" table:style-name="ce1">
            <text:p>0</text:p>
          </table:table-cell>
          <table:table-cell office:value-type="float" office:value="2.8000000000000003" table:formula="of:=[.F14]*[.V14]" table:style-name="ce1">
            <text:p>2.8</text:p>
          </table:table-cell>
          <table:table-cell office:value-type="float" office:value="2.48" table:formula="of:=[.G14]*[.W14]" table:style-name="ce1">
            <text:p>2.48</text:p>
          </table:table-cell>
          <table:table-cell office:value-type="float" office:value="2.16" table:formula="of:=[.H14]*[.X14]" table:style-name="ce1">
            <text:p>2.16</text:p>
          </table:table-cell>
          <table:table-cell office:value-type="float" office:value="1.44" table:formula="of:=[.I14]*[.Y14]" table:style-name="ce1">
            <text:p>1.44</text:p>
          </table:table-cell>
          <table:table-cell office:value-type="float" office:value="2.08" table:formula="of:=[.J14]*[.Z14]" table:style-name="ce1">
            <text:p>2.08</text:p>
          </table:table-cell>
          <table:table-cell office:value-type="float" office:value="2.4" table:formula="of:=[.K14]*[.AA14]" table:style-name="ce1">
            <text:p>2.4</text:p>
          </table:table-cell>
          <table:table-cell office:value-type="float" office:value="2.72" table:formula="of:=[.L14]*[.AB14]" table:style-name="ce1">
            <text:p>2.72</text:p>
          </table:table-cell>
          <table:table-cell office:value-type="float" office:value="3.04" table:formula="of:=[.M14]*[.AC14]" table:style-name="ce1">
            <text:p>3.04</text:p>
          </table:table-cell>
          <table:table-cell office:value-type="float" office:value="3.36" table:formula="of:=[.N14]*[.AD14]" table:style-name="ce1">
            <text:p>3.36</text:p>
          </table:table-cell>
          <table:table-cell office:value-type="float" office:value="3.68" table:formula="of:=[.O14]*[.AE14]" table:style-name="ce31">
            <text:p>3.68</text:p>
          </table:table-cell>
          <table:table-cell table:style-name="ce1"/>
          <table:table-cell office:value-type="float" office:value="26.16" table:formula="of:=SUM([.S29:.AE29])" table:style-name="ce1">
            <text:p>26.16</text:p>
          </table:table-cell>
          <table:table-cell office:value-type="float" office:value="0.53387755102040813" table:formula="of:=[.AG29]/[.$AG$41]" table:style-name="ce11">
            <text:p>0.533877551</text:p>
          </table:table-cell>
          <table:table-cell table:style-name="ce1"/>
          <table:table-cell office:value-type="float" office:value="4.1872749099639853E-2" table:formula="of:=[.AH29]*4/51" table:style-name="ce1">
            <text:p>0.041872749</text:p>
          </table:table-cell>
          <table:table-cell table:number-columns-repeated="16348"/>
        </table:table-row>
        <table:table-row table:style-name="ro1">
          <table:table-cell table:number-columns-repeated="2" table:style-name="ce1"/>
          <table:table-cell office:value-type="string" table:style-name="ce1">
            <text:p>Eg if we have a 2</text:p>
          </table:table-cell>
          <table:table-cell table:number-columns-repeated="15" table:style-name="ce1"/>
          <table:table-cell office:value-type="float" office:value="0" table:formula="of:=[.C15]*[.S15]" table:style-name="ce29">
            <text:p>0</text:p>
          </table:table-cell>
          <table:table-cell office:value-type="float" office:value="0" table:formula="of:=[.D15]*[.T15]" table:style-name="ce1">
            <text:p>0</text:p>
          </table:table-cell>
          <table:table-cell office:value-type="float" office:value="0" table:formula="of:=[.E15]*[.U15]" table:style-name="ce1">
            <text:p>0</text:p>
          </table:table-cell>
          <table:table-cell office:value-type="float" office:value="0" table:formula="of:=[.F15]*[.V15]" table:style-name="ce1">
            <text:p>0</text:p>
          </table:table-cell>
          <table:table-cell office:value-type="float" office:value="2.48" table:formula="of:=[.G15]*[.W15]" table:style-name="ce1">
            <text:p>2.48</text:p>
          </table:table-cell>
          <table:table-cell office:value-type="float" office:value="2.16" table:formula="of:=[.H15]*[.X15]" table:style-name="ce1">
            <text:p>2.16</text:p>
          </table:table-cell>
          <table:table-cell office:value-type="float" office:value="1.44" table:formula="of:=[.I15]*[.Y15]" table:style-name="ce1">
            <text:p>1.44</text:p>
          </table:table-cell>
          <table:table-cell office:value-type="float" office:value="2.08" table:formula="of:=[.J15]*[.Z15]" table:style-name="ce1">
            <text:p>2.08</text:p>
          </table:table-cell>
          <table:table-cell office:value-type="float" office:value="2.4" table:formula="of:=[.K15]*[.AA15]" table:style-name="ce1">
            <text:p>2.4</text:p>
          </table:table-cell>
          <table:table-cell office:value-type="float" office:value="2.72" table:formula="of:=[.L15]*[.AB15]" table:style-name="ce1">
            <text:p>2.72</text:p>
          </table:table-cell>
          <table:table-cell office:value-type="float" office:value="3.04" table:formula="of:=[.M15]*[.AC15]" table:style-name="ce1">
            <text:p>3.04</text:p>
          </table:table-cell>
          <table:table-cell office:value-type="float" office:value="3.36" table:formula="of:=[.N15]*[.AD15]" table:style-name="ce1">
            <text:p>3.36</text:p>
          </table:table-cell>
          <table:table-cell office:value-type="float" office:value="3.68" table:formula="of:=[.O15]*[.AE15]" table:style-name="ce31">
            <text:p>3.68</text:p>
          </table:table-cell>
          <table:table-cell table:style-name="ce1"/>
          <table:table-cell office:value-type="float" office:value="23.36" table:formula="of:=SUM([.S30:.AE30])" table:style-name="ce1">
            <text:p>23.36</text:p>
          </table:table-cell>
          <table:table-cell office:value-type="float" office:value="0.47673469387755102" table:formula="of:=[.AG30]/[.$AG$41]" table:style-name="ce11">
            <text:p>0.476734694</text:p>
          </table:table-cell>
          <table:table-cell table:style-name="ce1"/>
          <table:table-cell office:value-type="float" office:value="3.739095638255302E-2" table:formula="of:=[.AH30]*4/51" table:style-name="ce1">
            <text:p>0.037390956</text:p>
          </table:table-cell>
          <table:table-cell table:number-columns-repeated="16348"/>
        </table:table-row>
        <table:table-row table:style-name="ro1">
          <table:table-cell table:number-columns-repeated="2" table:style-name="ce1"/>
          <table:table-cell office:value-type="string" table:style-name="ce17">
            <text:p>we should guess higher</text:p>
          </table:table-cell>
          <table:table-cell table:number-columns-repeated="15" table:style-name="ce1"/>
          <table:table-cell office:value-type="float" office:value="0" table:formula="of:=[.C16]*[.S16]" table:style-name="ce29">
            <text:p>0</text:p>
          </table:table-cell>
          <table:table-cell office:value-type="float" office:value="0" table:formula="of:=[.D16]*[.T16]" table:style-name="ce1">
            <text:p>0</text:p>
          </table:table-cell>
          <table:table-cell office:value-type="float" office:value="0" table:formula="of:=[.E16]*[.U16]" table:style-name="ce1">
            <text:p>0</text:p>
          </table:table-cell>
          <table:table-cell office:value-type="float" office:value="0" table:formula="of:=[.F16]*[.V16]" table:style-name="ce1">
            <text:p>0</text:p>
          </table:table-cell>
          <table:table-cell office:value-type="float" office:value="0" table:formula="of:=[.G16]*[.W16]" table:style-name="ce1">
            <text:p>0</text:p>
          </table:table-cell>
          <table:table-cell office:value-type="float" office:value="2.16" table:formula="of:=[.H16]*[.X16]" table:style-name="ce1">
            <text:p>2.16</text:p>
          </table:table-cell>
          <table:table-cell office:value-type="float" office:value="1.44" table:formula="of:=[.I16]*[.Y16]" table:style-name="ce1">
            <text:p>1.44</text:p>
          </table:table-cell>
          <table:table-cell office:value-type="float" office:value="2.08" table:formula="of:=[.J16]*[.Z16]" table:style-name="ce1">
            <text:p>2.08</text:p>
          </table:table-cell>
          <table:table-cell office:value-type="float" office:value="2.4" table:formula="of:=[.K16]*[.AA16]" table:style-name="ce1">
            <text:p>2.4</text:p>
          </table:table-cell>
          <table:table-cell office:value-type="float" office:value="2.72" table:formula="of:=[.L16]*[.AB16]" table:style-name="ce1">
            <text:p>2.72</text:p>
          </table:table-cell>
          <table:table-cell office:value-type="float" office:value="3.04" table:formula="of:=[.M16]*[.AC16]" table:style-name="ce1">
            <text:p>3.04</text:p>
          </table:table-cell>
          <table:table-cell office:value-type="float" office:value="3.36" table:formula="of:=[.N16]*[.AD16]" table:style-name="ce1">
            <text:p>3.36</text:p>
          </table:table-cell>
          <table:table-cell office:value-type="float" office:value="3.68" table:formula="of:=[.O16]*[.AE16]" table:style-name="ce31">
            <text:p>3.68</text:p>
          </table:table-cell>
          <table:table-cell table:style-name="ce1"/>
          <table:table-cell office:value-type="float" office:value="20.88" table:formula="of:=SUM([.S31:.AE31])" table:style-name="ce1">
            <text:p>20.88</text:p>
          </table:table-cell>
          <table:table-cell office:value-type="float" office:value="0.42612244897959184" table:formula="of:=[.AG31]/[.$AG$41]" table:style-name="ce11">
            <text:p>0.426122449</text:p>
          </table:table-cell>
          <table:table-cell table:style-name="ce1"/>
          <table:table-cell office:value-type="float" office:value="3.3421368547418971E-2" table:formula="of:=[.AH31]*4/51" table:style-name="ce1">
            <text:p>0.033421369</text:p>
          </table:table-cell>
          <table:table-cell table:number-columns-repeated="16348"/>
        </table:table-row>
        <table:table-row table:style-name="ro1">
          <table:table-cell table:number-columns-repeated="2" table:style-name="ce1"/>
          <table:table-cell office:value-type="string" table:style-name="ce17">
            <text:p>so only contemplate cards &gt;2</text:p>
          </table:table-cell>
          <table:table-cell table:number-columns-repeated="15" table:style-name="ce1"/>
          <table:table-cell office:value-type="float" office:value="0" table:formula="of:=[.C17]*[.S17]" table:style-name="ce29">
            <text:p>0</text:p>
          </table:table-cell>
          <table:table-cell office:value-type="float" office:value="0" table:formula="of:=[.D17]*[.T17]" table:style-name="ce1">
            <text:p>0</text:p>
          </table:table-cell>
          <table:table-cell office:value-type="float" office:value="0" table:formula="of:=[.E17]*[.U17]" table:style-name="ce1">
            <text:p>0</text:p>
          </table:table-cell>
          <table:table-cell office:value-type="float" office:value="0" table:formula="of:=[.F17]*[.V17]" table:style-name="ce1">
            <text:p>0</text:p>
          </table:table-cell>
          <table:table-cell office:value-type="float" office:value="0" table:formula="of:=[.G17]*[.W17]" table:style-name="ce1">
            <text:p>0</text:p>
          </table:table-cell>
          <table:table-cell office:value-type="float" office:value="0" table:formula="of:=[.H17]*[.X17]" table:style-name="ce1">
            <text:p>0</text:p>
          </table:table-cell>
          <table:table-cell office:value-type="float" office:value="1.44" table:formula="of:=[.I17]*[.Y17]" table:style-name="ce1">
            <text:p>1.44</text:p>
          </table:table-cell>
          <table:table-cell office:value-type="float" office:value="2.08" table:formula="of:=[.J17]*[.Z17]" table:style-name="ce1">
            <text:p>2.08</text:p>
          </table:table-cell>
          <table:table-cell office:value-type="float" office:value="2.4" table:formula="of:=[.K17]*[.AA17]" table:style-name="ce1">
            <text:p>2.4</text:p>
          </table:table-cell>
          <table:table-cell office:value-type="float" office:value="2.72" table:formula="of:=[.L17]*[.AB17]" table:style-name="ce1">
            <text:p>2.72</text:p>
          </table:table-cell>
          <table:table-cell office:value-type="float" office:value="3.04" table:formula="of:=[.M17]*[.AC17]" table:style-name="ce1">
            <text:p>3.04</text:p>
          </table:table-cell>
          <table:table-cell office:value-type="float" office:value="3.36" table:formula="of:=[.N17]*[.AD17]" table:style-name="ce1">
            <text:p>3.36</text:p>
          </table:table-cell>
          <table:table-cell office:value-type="float" office:value="3.68" table:formula="of:=[.O17]*[.AE17]" table:style-name="ce31">
            <text:p>3.68</text:p>
          </table:table-cell>
          <table:table-cell table:style-name="ce1"/>
          <table:table-cell office:value-type="float" office:value="18.72" table:formula="of:=SUM([.S32:.AE32])" table:style-name="ce1">
            <text:p>18.72</text:p>
          </table:table-cell>
          <table:table-cell office:value-type="float" office:value="0.38204081632653059" table:formula="of:=[.AG32]/[.$AG$41]" table:style-name="ce11">
            <text:p>0.382040816</text:p>
          </table:table-cell>
          <table:table-cell table:style-name="ce1"/>
          <table:table-cell office:value-type="float" office:value="2.9963985594237692E-2" table:formula="of:=[.AH32]*4/51" table:style-name="ce1">
            <text:p>0.029963986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If we get a three we should guess higher and there are<text:s/></text:p>
          </table:table-cell>
          <table:table-cell table:number-columns-repeated="5" table:style-name="ce1"/>
          <table:table-cell office:value-type="float" office:value="43" table:formula="of:=[.D12]" table:style-name="ce1">
            <text:p>43</text:p>
          </table:table-cell>
          <table:table-cell office:value-type="string" table:style-name="ce1">
            <text:p>higher out of<text:s/>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18]*[.S18]" table:style-name="ce57">
            <text:p>3.68</text:p>
          </table:table-cell>
          <table:table-cell office:value-type="float" office:value="3.36" table:formula="of:=[.D18]*[.T18]" table:style-name="ce11">
            <text:p>3.36</text:p>
          </table:table-cell>
          <table:table-cell office:value-type="float" office:value="3.04" table:formula="of:=[.E18]*[.U18]" table:style-name="ce11">
            <text:p>3.04</text:p>
          </table:table-cell>
          <table:table-cell office:value-type="float" office:value="2.72" table:formula="of:=[.F18]*[.V18]" table:style-name="ce16">
            <text:p>2.72</text:p>
          </table:table-cell>
          <table:table-cell office:value-type="float" office:value="2.4" table:formula="of:=[.G18]*[.W18]" table:style-name="ce16">
            <text:p>2.4</text:p>
          </table:table-cell>
          <table:table-cell office:value-type="float" office:value="2.08" table:formula="of:=[.H18]*[.X18]" table:style-name="ce16">
            <text:p>2.08</text:p>
          </table:table-cell>
          <table:table-cell office:value-type="float" office:value="0" table:formula="of:=[.I18]*[.Y18]" table:style-name="ce1">
            <text:p>0</text:p>
          </table:table-cell>
          <table:table-cell office:value-type="float" office:value="0" table:formula="of:=[.J18]*[.Z18]" table:style-name="ce1">
            <text:p>0</text:p>
          </table:table-cell>
          <table:table-cell office:value-type="float" office:value="0" table:formula="of:=[.K18]*[.AA18]" table:style-name="ce1">
            <text:p>0</text:p>
          </table:table-cell>
          <table:table-cell office:value-type="float" office:value="0" table:formula="of:=[.L18]*[.AB18]" table:style-name="ce1">
            <text:p>0</text:p>
          </table:table-cell>
          <table:table-cell office:value-type="float" office:value="0" table:formula="of:=[.M18]*[.AC18]" table:style-name="ce1">
            <text:p>0</text:p>
          </table:table-cell>
          <table:table-cell office:value-type="float" office:value="0" table:formula="of:=[.N18]*[.AD18]" table:style-name="ce1">
            <text:p>0</text:p>
          </table:table-cell>
          <table:table-cell office:value-type="float" office:value="0" table:formula="of:=[.O18]*[.AE18]" table:style-name="ce31">
            <text:p>0</text:p>
          </table:table-cell>
          <table:table-cell table:style-name="ce1"/>
          <table:table-cell office:value-type="float" office:value="17.28" table:formula="of:=SUM([.S33:.AE33])" table:style-name="ce1">
            <text:p>17.28</text:p>
          </table:table-cell>
          <table:table-cell office:value-type="float" office:value="0.35265306122448981" table:formula="of:=[.AG33]/[.$AG$41]" table:style-name="ce1">
            <text:p>0.352653061</text:p>
          </table:table-cell>
          <table:table-cell table:style-name="ce1"/>
          <table:table-cell office:value-type="float" office:value="2.0744297719087635E-2" table:formula="of:=[.AH33]*3/51" table:style-name="ce1">
            <text:p>0.020744298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if we get a four there are 39 cards that are higher</text:p>
          </table:table-cell>
          <table:table-cell table:number-columns-repeated="5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higher out of<text:s/>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19]*[.S19]" table:style-name="ce29">
            <text:p>3.68</text:p>
          </table:table-cell>
          <table:table-cell office:value-type="float" office:value="3.36" table:formula="of:=[.D19]*[.T19]" table:style-name="ce1">
            <text:p>3.36</text:p>
          </table:table-cell>
          <table:table-cell office:value-type="float" office:value="3.04" table:formula="of:=[.E19]*[.U19]" table:style-name="ce1">
            <text:p>3.04</text:p>
          </table:table-cell>
          <table:table-cell office:value-type="float" office:value="2.72" table:formula="of:=[.F19]*[.V19]" table:style-name="ce1">
            <text:p>2.72</text:p>
          </table:table-cell>
          <table:table-cell office:value-type="float" office:value="2.4" table:formula="of:=[.G19]*[.W19]" table:style-name="ce1">
            <text:p>2.4</text:p>
          </table:table-cell>
          <table:table-cell office:value-type="float" office:value="2.08" table:formula="of:=[.H19]*[.X19]" table:style-name="ce1">
            <text:p>2.08</text:p>
          </table:table-cell>
          <table:table-cell office:value-type="float" office:value="1.44" table:formula="of:=[.I19]*[.Y19]" table:style-name="ce1">
            <text:p>1.44</text:p>
          </table:table-cell>
          <table:table-cell office:value-type="float" office:value="0" table:formula="of:=[.J19]*[.Z19]" table:style-name="ce1">
            <text:p>0</text:p>
          </table:table-cell>
          <table:table-cell office:value-type="float" office:value="0" table:formula="of:=[.K19]*[.AA19]" table:style-name="ce1">
            <text:p>0</text:p>
          </table:table-cell>
          <table:table-cell office:value-type="float" office:value="0" table:formula="of:=[.L19]*[.AB19]" table:style-name="ce1">
            <text:p>0</text:p>
          </table:table-cell>
          <table:table-cell office:value-type="float" office:value="0" table:formula="of:=[.M19]*[.AC19]" table:style-name="ce1">
            <text:p>0</text:p>
          </table:table-cell>
          <table:table-cell office:value-type="float" office:value="0" table:formula="of:=[.N19]*[.AD19]" table:style-name="ce1">
            <text:p>0</text:p>
          </table:table-cell>
          <table:table-cell office:value-type="float" office:value="0" table:formula="of:=[.O19]*[.AE19]" table:style-name="ce31">
            <text:p>0</text:p>
          </table:table-cell>
          <table:table-cell table:style-name="ce1"/>
          <table:table-cell office:value-type="float" office:value="18.720000000000002" table:formula="of:=SUM([.S34:.AE34])" table:style-name="ce1">
            <text:p>18.72</text:p>
          </table:table-cell>
          <table:table-cell office:value-type="float" office:value="0.38204081632653064" table:formula="of:=[.AG34]/[.$AG$41]" table:style-name="ce11">
            <text:p>0.382040816</text:p>
          </table:table-cell>
          <table:table-cell table:style-name="ce1"/>
          <table:table-cell office:value-type="float" office:value="2.9963985594237696E-2" table:formula="of:=[.AH34]*4/51" table:style-name="ce1">
            <text:p>0.029963986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if we get a five there are 35 cards higher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20]*[.S20]" table:style-name="ce29">
            <text:p>3.68</text:p>
          </table:table-cell>
          <table:table-cell office:value-type="float" office:value="3.36" table:formula="of:=[.D20]*[.T20]" table:style-name="ce1">
            <text:p>3.36</text:p>
          </table:table-cell>
          <table:table-cell office:value-type="float" office:value="3.04" table:formula="of:=[.E20]*[.U20]" table:style-name="ce1">
            <text:p>3.04</text:p>
          </table:table-cell>
          <table:table-cell office:value-type="float" office:value="2.72" table:formula="of:=[.F20]*[.V20]" table:style-name="ce1">
            <text:p>2.72</text:p>
          </table:table-cell>
          <table:table-cell office:value-type="float" office:value="2.4" table:formula="of:=[.G20]*[.W20]" table:style-name="ce1">
            <text:p>2.4</text:p>
          </table:table-cell>
          <table:table-cell office:value-type="float" office:value="2.08" table:formula="of:=[.H20]*[.X20]" table:style-name="ce1">
            <text:p>2.08</text:p>
          </table:table-cell>
          <table:table-cell office:value-type="float" office:value="1.44" table:formula="of:=[.I20]*[.Y20]" table:style-name="ce1">
            <text:p>1.44</text:p>
          </table:table-cell>
          <table:table-cell office:value-type="float" office:value="2.16" table:formula="of:=[.J20]*[.Z20]" table:style-name="ce1">
            <text:p>2.16</text:p>
          </table:table-cell>
          <table:table-cell office:value-type="float" office:value="0" table:formula="of:=[.K20]*[.AA20]" table:style-name="ce1">
            <text:p>0</text:p>
          </table:table-cell>
          <table:table-cell office:value-type="float" office:value="0" table:formula="of:=[.L20]*[.AB20]" table:style-name="ce1">
            <text:p>0</text:p>
          </table:table-cell>
          <table:table-cell office:value-type="float" office:value="0" table:formula="of:=[.M20]*[.AC20]" table:style-name="ce1">
            <text:p>0</text:p>
          </table:table-cell>
          <table:table-cell office:value-type="float" office:value="0" table:formula="of:=[.N20]*[.AD20]" table:style-name="ce1">
            <text:p>0</text:p>
          </table:table-cell>
          <table:table-cell office:value-type="float" office:value="0" table:formula="of:=[.O20]*[.AE20]" table:style-name="ce31">
            <text:p>0</text:p>
          </table:table-cell>
          <table:table-cell table:style-name="ce1"/>
          <table:table-cell office:value-type="float" office:value="20.880000000000003" table:formula="of:=SUM([.S35:.AE35])" table:style-name="ce1">
            <text:p>20.88</text:p>
          </table:table-cell>
          <table:table-cell office:value-type="float" office:value="0.42612244897959189" table:formula="of:=[.AG35]/[.$AG$41]" table:style-name="ce11">
            <text:p>0.426122449</text:p>
          </table:table-cell>
          <table:table-cell table:style-name="ce1"/>
          <table:table-cell office:value-type="float" office:value="3.3421368547418971E-2" table:formula="of:=[.AH35]*4/51" table:style-name="ce1">
            <text:p>0.033421369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if we get a 6 there are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21]*[.S21]" table:style-name="ce29">
            <text:p>3.68</text:p>
          </table:table-cell>
          <table:table-cell office:value-type="float" office:value="3.36" table:formula="of:=[.D21]*[.T21]" table:style-name="ce1">
            <text:p>3.36</text:p>
          </table:table-cell>
          <table:table-cell office:value-type="float" office:value="3.04" table:formula="of:=[.E21]*[.U21]" table:style-name="ce1">
            <text:p>3.04</text:p>
          </table:table-cell>
          <table:table-cell office:value-type="float" office:value="2.72" table:formula="of:=[.F21]*[.V21]" table:style-name="ce1">
            <text:p>2.72</text:p>
          </table:table-cell>
          <table:table-cell office:value-type="float" office:value="2.4" table:formula="of:=[.G21]*[.W21]" table:style-name="ce1">
            <text:p>2.4</text:p>
          </table:table-cell>
          <table:table-cell office:value-type="float" office:value="2.08" table:formula="of:=[.H21]*[.X21]" table:style-name="ce1">
            <text:p>2.08</text:p>
          </table:table-cell>
          <table:table-cell office:value-type="float" office:value="1.44" table:formula="of:=[.I21]*[.Y21]" table:style-name="ce1">
            <text:p>1.44</text:p>
          </table:table-cell>
          <table:table-cell office:value-type="float" office:value="2.16" table:formula="of:=[.J21]*[.Z21]" table:style-name="ce1">
            <text:p>2.16</text:p>
          </table:table-cell>
          <table:table-cell office:value-type="float" office:value="2.48" table:formula="of:=[.K21]*[.AA21]" table:style-name="ce1">
            <text:p>2.48</text:p>
          </table:table-cell>
          <table:table-cell office:value-type="float" office:value="0" table:formula="of:=[.L21]*[.AB21]" table:style-name="ce1">
            <text:p>0</text:p>
          </table:table-cell>
          <table:table-cell office:value-type="float" office:value="0" table:formula="of:=[.M21]*[.AC21]" table:style-name="ce1">
            <text:p>0</text:p>
          </table:table-cell>
          <table:table-cell office:value-type="float" office:value="0" table:formula="of:=[.N21]*[.AD21]" table:style-name="ce1">
            <text:p>0</text:p>
          </table:table-cell>
          <table:table-cell office:value-type="float" office:value="0" table:formula="of:=[.O21]*[.AE21]" table:style-name="ce31">
            <text:p>0</text:p>
          </table:table-cell>
          <table:table-cell table:style-name="ce1"/>
          <table:table-cell office:value-type="float" office:value="23.360000000000003" table:formula="of:=SUM([.S36:.AE36])" table:style-name="ce1">
            <text:p>23.36</text:p>
          </table:table-cell>
          <table:table-cell office:value-type="float" office:value="0.47673469387755107" table:formula="of:=[.AG36]/[.$AG$41]" table:style-name="ce11">
            <text:p>0.476734694</text:p>
          </table:table-cell>
          <table:table-cell table:style-name="ce1"/>
          <table:table-cell office:value-type="float" office:value="3.7390956382553027E-2" table:formula="of:=[.AH36]*4/51" table:style-name="ce1">
            <text:p>0.037390956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If we get a 7 there are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22]*[.S22]" table:style-name="ce29">
            <text:p>3.68</text:p>
          </table:table-cell>
          <table:table-cell office:value-type="float" office:value="3.36" table:formula="of:=[.D22]*[.T22]" table:style-name="ce1">
            <text:p>3.36</text:p>
          </table:table-cell>
          <table:table-cell office:value-type="float" office:value="3.04" table:formula="of:=[.E22]*[.U22]" table:style-name="ce1">
            <text:p>3.04</text:p>
          </table:table-cell>
          <table:table-cell office:value-type="float" office:value="2.72" table:formula="of:=[.F22]*[.V22]" table:style-name="ce1">
            <text:p>2.72</text:p>
          </table:table-cell>
          <table:table-cell office:value-type="float" office:value="2.4" table:formula="of:=[.G22]*[.W22]" table:style-name="ce1">
            <text:p>2.4</text:p>
          </table:table-cell>
          <table:table-cell office:value-type="float" office:value="2.08" table:formula="of:=[.H22]*[.X22]" table:style-name="ce1">
            <text:p>2.08</text:p>
          </table:table-cell>
          <table:table-cell office:value-type="float" office:value="1.44" table:formula="of:=[.I22]*[.Y22]" table:style-name="ce1">
            <text:p>1.44</text:p>
          </table:table-cell>
          <table:table-cell office:value-type="float" office:value="2.16" table:formula="of:=[.J22]*[.Z22]" table:style-name="ce1">
            <text:p>2.16</text:p>
          </table:table-cell>
          <table:table-cell office:value-type="float" office:value="2.48" table:formula="of:=[.K22]*[.AA22]" table:style-name="ce1">
            <text:p>2.48</text:p>
          </table:table-cell>
          <table:table-cell office:value-type="float" office:value="2.8000000000000003" table:formula="of:=[.L22]*[.AB22]" table:style-name="ce1">
            <text:p>2.8</text:p>
          </table:table-cell>
          <table:table-cell office:value-type="float" office:value="0" table:formula="of:=[.M22]*[.AC22]" table:style-name="ce1">
            <text:p>0</text:p>
          </table:table-cell>
          <table:table-cell office:value-type="float" office:value="0" table:formula="of:=[.N22]*[.AD22]" table:style-name="ce1">
            <text:p>0</text:p>
          </table:table-cell>
          <table:table-cell office:value-type="float" office:value="0" table:formula="of:=[.O22]*[.AE22]" table:style-name="ce31">
            <text:p>0</text:p>
          </table:table-cell>
          <table:table-cell table:style-name="ce1"/>
          <table:table-cell office:value-type="float" office:value="26.160000000000004" table:formula="of:=SUM([.S37:.AE37])" table:style-name="ce1">
            <text:p>26.16</text:p>
          </table:table-cell>
          <table:table-cell office:value-type="float" office:value="0.53387755102040824" table:formula="of:=[.AG37]/[.$AG$41]" table:style-name="ce11">
            <text:p>0.533877551</text:p>
          </table:table-cell>
          <table:table-cell table:style-name="ce1"/>
          <table:table-cell office:value-type="float" office:value="4.187274909963986E-2" table:formula="of:=[.AH37]*4/51" table:style-name="ce1">
            <text:p>0.041872749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f we get an 8 there are<text:s/></text:p>
          </table:table-cell>
          <table:table-cell table:number-columns-repeated="3" table:style-name="ce1"/>
          <table:table-cell office:value-type="string" table:style-name="ce1">
            <text:p>23 above and 23 below</text:p>
          </table:table-cell>
          <table:table-cell table:number-columns-repeated="4"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23]*[.S23]" table:style-name="ce29">
            <text:p>3.68</text:p>
          </table:table-cell>
          <table:table-cell office:value-type="float" office:value="3.36" table:formula="of:=[.D23]*[.T23]" table:style-name="ce1">
            <text:p>3.36</text:p>
          </table:table-cell>
          <table:table-cell office:value-type="float" office:value="3.04" table:formula="of:=[.E23]*[.U23]" table:style-name="ce1">
            <text:p>3.04</text:p>
          </table:table-cell>
          <table:table-cell office:value-type="float" office:value="2.72" table:formula="of:=[.F23]*[.V23]" table:style-name="ce1">
            <text:p>2.72</text:p>
          </table:table-cell>
          <table:table-cell office:value-type="float" office:value="2.4" table:formula="of:=[.G23]*[.W23]" table:style-name="ce1">
            <text:p>2.4</text:p>
          </table:table-cell>
          <table:table-cell office:value-type="float" office:value="2.08" table:formula="of:=[.H23]*[.X23]" table:style-name="ce1">
            <text:p>2.08</text:p>
          </table:table-cell>
          <table:table-cell office:value-type="float" office:value="1.44" table:formula="of:=[.I23]*[.Y23]" table:style-name="ce1">
            <text:p>1.44</text:p>
          </table:table-cell>
          <table:table-cell office:value-type="float" office:value="2.16" table:formula="of:=[.J23]*[.Z23]" table:style-name="ce1">
            <text:p>2.16</text:p>
          </table:table-cell>
          <table:table-cell office:value-type="float" office:value="2.48" table:formula="of:=[.K23]*[.AA23]" table:style-name="ce1">
            <text:p>2.48</text:p>
          </table:table-cell>
          <table:table-cell office:value-type="float" office:value="2.8000000000000003" table:formula="of:=[.L23]*[.AB23]" table:style-name="ce1">
            <text:p>2.8</text:p>
          </table:table-cell>
          <table:table-cell office:value-type="float" office:value="3.12" table:formula="of:=[.M23]*[.AC23]" table:style-name="ce1">
            <text:p>3.12</text:p>
          </table:table-cell>
          <table:table-cell office:value-type="float" office:value="0" table:formula="of:=[.N23]*[.AD23]" table:style-name="ce1">
            <text:p>0</text:p>
          </table:table-cell>
          <table:table-cell office:value-type="float" office:value="0" table:formula="of:=[.O23]*[.AE23]" table:style-name="ce31">
            <text:p>0</text:p>
          </table:table-cell>
          <table:table-cell table:style-name="ce1"/>
          <table:table-cell office:value-type="float" office:value="29.280000000000005" table:formula="of:=SUM([.S38:.AE38])" table:style-name="ce1">
            <text:p>29.28</text:p>
          </table:table-cell>
          <table:table-cell office:value-type="float" office:value="0.59755102040816332" table:formula="of:=[.AG38]/[.$AG$41]" table:style-name="ce11">
            <text:p>0.59755102</text:p>
          </table:table-cell>
          <table:table-cell table:style-name="ce1"/>
          <table:table-cell office:value-type="float" office:value="4.6866746698679476E-2" table:formula="of:=[.AH38]*4/51" table:style-name="ce1">
            <text:p>0.046866747</text:p>
          </table:table-cell>
          <table:table-cell table:number-columns-repeated="16348"/>
        </table:table-row>
        <table:table-row table:style-name="ro2">
          <table:table-cell table:number-columns-repeated="2"/>
          <table:table-cell office:value-type="string" table:style-name="ce17">
            <text:p>if we get a 9 there are<text:s/>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3.68" table:formula="of:=[.C24]*[.S24]" table:style-name="ce48">
            <text:p>3.68</text:p>
          </table:table-cell>
          <table:table-cell office:value-type="float" office:value="3.36" table:formula="of:=[.D24]*[.T24]" table:style-name="ce58">
            <text:p>3.36</text:p>
          </table:table-cell>
          <table:table-cell office:value-type="float" office:value="3.04" table:formula="of:=[.E24]*[.U24]" table:style-name="ce58">
            <text:p>3.04</text:p>
          </table:table-cell>
          <table:table-cell office:value-type="float" office:value="2.72" table:formula="of:=[.F24]*[.V24]" table:style-name="ce58">
            <text:p>2.72</text:p>
          </table:table-cell>
          <table:table-cell office:value-type="float" office:value="2.4" table:formula="of:=[.G24]*[.W24]" table:style-name="ce58">
            <text:p>2.4</text:p>
          </table:table-cell>
          <table:table-cell office:value-type="float" office:value="2.08" table:formula="of:=[.H24]*[.X24]" table:style-name="ce58">
            <text:p>2.08</text:p>
          </table:table-cell>
          <table:table-cell office:value-type="float" office:value="1.44" table:formula="of:=[.I24]*[.Y24]" table:style-name="ce58">
            <text:p>1.44</text:p>
          </table:table-cell>
          <table:table-cell office:value-type="float" office:value="2.16" table:formula="of:=[.J24]*[.Z24]" table:style-name="ce58">
            <text:p>2.16</text:p>
          </table:table-cell>
          <table:table-cell office:value-type="float" office:value="2.48" table:formula="of:=[.K24]*[.AA24]" table:style-name="ce58">
            <text:p>2.48</text:p>
          </table:table-cell>
          <table:table-cell office:value-type="float" office:value="2.8000000000000003" table:formula="of:=[.L24]*[.AB24]" table:style-name="ce58">
            <text:p>2.8</text:p>
          </table:table-cell>
          <table:table-cell office:value-type="float" office:value="3.12" table:formula="of:=[.M24]*[.AC24]" table:style-name="ce58">
            <text:p>3.12</text:p>
          </table:table-cell>
          <table:table-cell office:value-type="float" office:value="3.44" table:formula="of:=[.N24]*[.AD24]" table:style-name="ce58">
            <text:p>3.44</text:p>
          </table:table-cell>
          <table:table-cell office:value-type="float" office:value="0" table:formula="of:=[.O24]*[.AE24]" table:style-name="ce59">
            <text:p>0</text:p>
          </table:table-cell>
          <table:table-cell table:style-name="ce1"/>
          <table:table-cell office:value-type="float" office:value="32.720000000000006" table:formula="of:=SUM([.S39:.AE39])" table:style-name="ce1">
            <text:p>32.72</text:p>
          </table:table-cell>
          <table:table-cell office:value-type="float" office:value="0.66775510204081645" table:formula="of:=[.AG39]/[.$AG$41]" table:style-name="ce11">
            <text:p>0.667755102</text:p>
          </table:table-cell>
          <table:table-cell table:style-name="ce1"/>
          <table:table-cell office:value-type="float" office:value="5.2372949179671877E-2" table:formula="of:=[.AH39]*4/51" table:style-name="ce1">
            <text:p>0.052372949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if we get a 10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72" table:style-name="ce1"/>
        </table:table-row>
        <table:table-row table:style-name="ro5">
          <table:table-cell table:number-columns-repeated="2"/>
          <table:table-cell table:style-name="ce1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20" table:style-name="ce1"/>
          <table:table-cell office:value-type="float" office:value="49" table:style-name="ce60">
            <text:p>49</text:p>
          </table:table-cell>
          <table:table-cell office:value-type="float" office:value="0.50160125588697024" table:formula="of:=AVERAGE([.AH27:.AH39])" table:style-name="ce61">
            <text:p>0.5016013</text:p>
          </table:table-cell>
          <table:table-cell table:style-name="ce1"/>
          <table:table-cell office:value-type="float" office:value="0.50452180872348928" table:formula="of:=SUM([.AJ27:.AJ40])" table:style-name="ce1">
            <text:p>0.504521809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1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style-name="ce17"/>
          <table:table-cell office:value-type="float" office:value="13" table:style-name="ce17">
            <text:p>13</text:p>
          </table:table-cell>
          <table:table-cell table:number-columns-repeated="4" table:style-name="ce17"/>
          <table:table-cell office:value-type="float" office:value="42" table:style-name="ce17">
            <text:p>42</text:p>
          </table:table-cell>
          <table:table-cell table:number-columns-repeated="2" table:style-name="ce17"/>
          <table:table-cell office:value-type="float" office:value="49" table:style-name="ce1">
            <text:p>49</text:p>
          </table:table-cell>
          <table:table-cell table:number-columns-repeated="5" table:style-name="ce17"/>
          <table:table-cell table:number-columns-repeated="16367" table:style-name="ce1"/>
        </table:table-row>
        <table:table-row table:style-name="ro1">
          <table:table-cell table:number-columns-repeated="2"/>
          <table:table-cell table:style-name="ce17"/>
          <table:table-cell office:value-type="float" office:value="14" table:style-name="ce17">
            <text:p>14</text:p>
          </table:table-cell>
          <table:table-cell table:number-columns-repeated="4" table:style-name="ce17"/>
          <table:table-cell office:value-type="float" office:value="46" table:style-name="ce17">
            <text:p>46</text:p>
          </table:table-cell>
          <table:table-cell table:number-columns-repeated="2" table:style-name="ce17"/>
          <table:table-cell office:value-type="float" office:value="49" table:style-name="ce1">
            <text:p>49</text:p>
          </table:table-cell>
          <table:table-cell table:number-columns-repeated="5" table:style-name="ce17"/>
          <table:table-cell table:number-columns-repeated="16367" table:style-name="ce1"/>
        </table:table-row>
        <table:table-row table:style-name="ro1">
          <table:table-cell table:number-columns-repeated="2"/>
          <table:table-cell table:number-columns-repeated="15" table:style-name="ce17"/>
          <table:table-cell table:number-columns-repeated="16367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nine_" table:style-name="ta2">
        <table:table-column table:style-name="co1" table:number-columns-repeated="16" table:default-cell-style-name="ce1"/>
        <table:table-column table:style-name="co5" table:default-cell-style-name="ce1" table:visibility="collapse"/>
        <table:table-column table:style-name="co2" table:default-cell-style-name="ce1" table:visibility="collapse"/>
        <table:table-column table:style-name="co1" table:number-columns-repeated="9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6350" table:default-cell-style-name="ce1"/>
        <table:table-row table:style-name="ro1"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9">
            <text:p>go high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table:style-name="ce15"/>
          <table:table-cell table:number-columns-repeated="2" table:style-name="ce1"/>
          <table:table-cell office:value-type="string" table:style-name="ce16">
            <text:p>go low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table:style-name="ce12"/>
          <table:table-cell table:number-columns-repeated="2" table:style-name="ce1"/>
          <table:table-cell office:value-type="string" table:style-name="ce18">
            <text:p>50 : 50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62">
            <text:p>8</text:p>
          </table:table-cell>
          <table:table-cell table:style-name="ce21"/>
          <table:table-cell office:value-type="float" office:value="10" table:style-name="ce20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0">
            <text:p>13</text:p>
          </table:table-cell>
          <table:table-cell table:style-name="ce24"/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float" office:value="24" table:style-name="ce11">
            <text:p>24</text:p>
          </table:table-cell>
          <table:table-cell table:number-columns-repeated="3" table:style-name="ce1"/>
          <table:table-cell office:value-type="float" office:value="4" table:style-name="ce12">
            <text:p>4</text:p>
          </table:table-cell>
          <table:table-cell table:number-columns-repeated="3" table:style-name="ce1"/>
          <table:table-cell office:value-type="float" office:value="23" table:style-name="ce11">
            <text:p>23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table:number-columns-repeated="17" table:style-name="ce1"/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16353" table:style-name="ce1"/>
        </table:table-row>
        <table:table-row table:style-name="ro2">
          <table:table-cell table:style-name="ce7"/>
          <table:table-cell table:style-name="ce1"/>
          <table:table-cell office:value-type="string" table:number-columns-spanned="13" table:number-rows-spanned="1" table:style-name="ce96">
            <text:p>if my next car is this , this is my next guess (2)</text:p>
          </table:table-cell>
          <table:covered-table-cell table:number-columns-repeated="12"/>
          <table:table-cell table:number-columns-repeated="3" table:style-name="ce1"/>
          <table:table-cell office:value-type="string" table:style-name="ce1">
            <text:p>this is 4/50</text:p>
          </table:table-cell>
          <table:table-cell table:number-columns-repeated="8" table:style-name="ce1"/>
          <table:table-cell office:value-type="string" table:style-name="ce1">
            <text:p>this is 3/5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7">
            <text:p>first card</text:p>
          </table:table-cell>
          <table:table-cell office:value-type="string" table:style-name="ce27">
            <text:p>I should guess1: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3" table:style-name="ce1"/>
          <table:table-cell office:value-type="float" office:value="0.08" table:formula="of:=4/50" table:style-name="ce28">
            <text:p>0.08</text:p>
          </table:table-cell>
          <table:table-cell table:number-columns-repeated="8" table:style-name="ce1"/>
          <table:table-cell office:value-type="float" office:value="0.06" table:formula="of:=3/50" table:style-name="ce28">
            <text:p>0.06</text:p>
          </table:table-cell>
          <table:table-cell table:number-columns-repeated="16356" table:style-name="ce1"/>
        </table:table-row>
        <table:table-row table:style-name="ro2">
          <table:table-cell table:style-name="ce7"/>
          <table:table-cell table:style-name="ce29"/>
          <table:table-cell table:number-columns-repeated="9" table:style-name="ce1"/>
          <table:table-cell table:style-name="ce30"/>
          <table:table-cell office:value-type="float" office:value="3" table:style-name="ce1">
            <text:p>3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29">
            <text:p>higher</text:p>
          </table:table-cell>
          <table:table-cell table:style-name="ce32"/>
          <table:table-cell office:value-type="float" office:value="43" table:style-name="ce33">
            <text:p>43</text:p>
          </table:table-cell>
          <table:table-cell office:value-type="float" office:value="39" table:formula="of:=51-12" table:style-name="ce33">
            <text:p>39</text:p>
          </table:table-cell>
          <table:table-cell office:value-type="float" office:value="35" table:formula="of:=51-16" table:style-name="ce33">
            <text:p>35</text:p>
          </table:table-cell>
          <table:table-cell office:value-type="float" office:value="31" table:formula="of:=51-20" table:style-name="ce33">
            <text:p>31</text:p>
          </table:table-cell>
          <table:table-cell office:value-type="float" office:value="27" table:formula="of:=51-24" table:style-name="ce33">
            <text:p>27</text:p>
          </table:table-cell>
          <table:table-cell office:value-type="float" office:value="23" table:style-name="ce12">
            <text:p>23</text:p>
          </table:table-cell>
          <table:table-cell office:value-type="float" office:value="27" table:style-name="ce33">
            <text:p>27</text:p>
          </table:table-cell>
          <table:table-cell office:value-type="float" office:value="30" table:style-name="ce33">
            <text:p>30</text:p>
          </table:table-cell>
          <table:table-cell office:value-type="float" office:value="34" table:style-name="ce33">
            <text:p>34</text:p>
          </table:table-cell>
          <table:table-cell office:value-type="float" office:value="38" table:style-name="ce33">
            <text:p>38</text:p>
          </table:table-cell>
          <table:table-cell office:value-type="float" office:value="42" table:style-name="ce33">
            <text:p>42</text:p>
          </table:table-cell>
          <table:table-cell office:value-type="float" office:value="46" table:style-name="ce34">
            <text:p>46</text:p>
          </table:table-cell>
          <table:table-cell office:value-type="float" office:value="381" table:formula="of:=SUM([.C12:.O12])-[.L12]" table:style-name="ce1">
            <text:p>381</text:p>
          </table:table-cell>
          <table:table-cell table:number-columns-repeated="2" table:style-name="ce1"/>
          <table:table-cell office:value-type="float" office:value="0.08" table:formula="of:=[.$S$10]" table:style-name="ce35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6" table:formula="of:=[.AB10]" table:style-name="ce37">
            <text:p>0.06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S10]" table:style-name="ce65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6">
            <text:p>0.08</text:p>
          </table:table-cell>
          <table:table-cell office:value-type="float" office:value="0.08" table:formula="of:=[.$S$10]" table:style-name="ce38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29">
            <text:p>higher</text:p>
          </table:table-cell>
          <table:table-cell table:style-name="ce1"/>
          <table:table-cell table:style-name="ce32"/>
          <table:table-cell office:value-type="float" office:value="39" table:formula="of:=[.$E$12]" table:style-name="ce9">
            <text:p>39</text:p>
          </table:table-cell>
          <table:table-cell office:value-type="float" office:value="35" table:formula="of:=[.$F$12]" table:style-name="ce9">
            <text:p>35</text:p>
          </table:table-cell>
          <table:table-cell office:value-type="float" office:value="31" table:formula="of:=[.$G$12]" table:style-name="ce9">
            <text:p>31</text:p>
          </table:table-cell>
          <table:table-cell office:value-type="float" office:value="27" table:formula="of:=[.$H$12]" table:style-name="ce9">
            <text:p>27</text:p>
          </table:table-cell>
          <table:table-cell office:value-type="float" office:value="23" table:formula="of:=[.$I$12]" table:style-name="ce12">
            <text:p>23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338" table:formula="of:=SUM([.C13:.O13])-[.L13]" table:style-name="ce1">
            <text:p>338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2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2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29">
            <text:p>higher</text:p>
          </table:table-cell>
          <table:table-cell table:number-columns-repeated="2" table:style-name="ce1"/>
          <table:table-cell table:style-name="ce32"/>
          <table:table-cell office:value-type="float" office:value="35" table:formula="of:=[.$F$12]" table:style-name="ce9">
            <text:p>35</text:p>
          </table:table-cell>
          <table:table-cell office:value-type="float" office:value="31" table:formula="of:=[.$G$12]" table:style-name="ce9">
            <text:p>31</text:p>
          </table:table-cell>
          <table:table-cell office:value-type="float" office:value="27" table:formula="of:=[.$H$12]" table:style-name="ce9">
            <text:p>27</text:p>
          </table:table-cell>
          <table:table-cell office:value-type="float" office:value="23" table:formula="of:=[.$I$12]" table:style-name="ce12">
            <text:p>23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99" table:formula="of:=SUM([.C14:.O14])-[.L14]" table:style-name="ce1">
            <text:p>299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3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3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3" table:style-name="ce1"/>
          <table:table-cell table:style-name="ce42"/>
          <table:table-cell table:number-columns-repeated="1634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29">
            <text:p>higher</text:p>
          </table:table-cell>
          <table:table-cell table:number-columns-repeated="3" table:style-name="ce1"/>
          <table:table-cell table:style-name="ce32"/>
          <table:table-cell office:value-type="float" office:value="31" table:formula="of:=[.$G$12]" table:style-name="ce9">
            <text:p>31</text:p>
          </table:table-cell>
          <table:table-cell office:value-type="float" office:value="27" table:formula="of:=[.$H$12]" table:style-name="ce9">
            <text:p>27</text:p>
          </table:table-cell>
          <table:table-cell office:value-type="float" office:value="23" table:formula="of:=[.$I$12]" table:style-name="ce12">
            <text:p>23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64" table:formula="of:=SUM([.C15:.O15])-[.L15]" table:style-name="ce1">
            <text:p>264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4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4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9">
            <text:p>higher</text:p>
          </table:table-cell>
          <table:table-cell table:number-columns-repeated="4" table:style-name="ce1"/>
          <table:table-cell table:style-name="ce32"/>
          <table:table-cell office:value-type="float" office:value="27" table:formula="of:=[.$H$12]" table:style-name="ce9">
            <text:p>27</text:p>
          </table:table-cell>
          <table:table-cell office:value-type="float" office:value="23" table:formula="of:=[.$I$12]" table:style-name="ce12">
            <text:p>23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33" table:formula="of:=SUM([.C16:.O16])-[.L16]" table:style-name="ce1">
            <text:p>233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5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5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9">
            <text:p>higher</text:p>
          </table:table-cell>
          <table:table-cell table:number-columns-repeated="5" table:style-name="ce1"/>
          <table:table-cell table:style-name="ce32"/>
          <table:table-cell office:value-type="float" office:value="23" table:formula="of:=[.$I$12]" table:style-name="ce12">
            <text:p>23</text:p>
          </table:table-cell>
          <table:table-cell office:value-type="float" office:value="27" table:formula="of:=[.$J$12]" table:style-name="ce16">
            <text:p>27</text:p>
          </table:table-cell>
          <table:table-cell office:value-type="float" office:value="30" table:formula="of:=[.$K$12]" table:style-name="ce16">
            <text:p>30</text:p>
          </table:table-cell>
          <table:table-cell office:value-type="float" office:value="34" table:formula="of:=[.$L$12]" table:style-name="ce39">
            <text:p>34</text:p>
          </table:table-cell>
          <table:table-cell office:value-type="float" office:value="38" table:formula="of:=[.$M$12]" table:style-name="ce39">
            <text:p>38</text:p>
          </table:table-cell>
          <table:table-cell office:value-type="float" office:value="42" table:formula="of:=[.$N$12]" table:style-name="ce16">
            <text:p>42</text:p>
          </table:table-cell>
          <table:table-cell office:value-type="float" office:value="46" table:formula="of:=[.$O$12]" table:style-name="ce40">
            <text:p>46</text:p>
          </table:table-cell>
          <table:table-cell office:value-type="float" office:value="206" table:formula="of:=SUM([.C17:.O17])-[.L17]" table:style-name="ce1">
            <text:p>206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6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6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table:style-name="ce32"/>
          <table:table-cell table:number-columns-repeated="5" table:style-name="ce7"/>
          <table:table-cell table:style-name="ce45"/>
          <table:table-cell office:value-type="float" office:value="216" table:formula="of:=SUM([.C18:.O18])-[.L18]" table:style-name="ce1">
            <text:p>216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7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7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table:style-name="ce32"/>
          <table:table-cell table:number-columns-repeated="4" table:style-name="ce1"/>
          <table:table-cell table:style-name="ce31"/>
          <table:table-cell office:value-type="float" office:value="240" table:formula="of:=SUM([.C19:.O19])-[.L19]" table:style-name="ce1">
            <text:p>240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8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8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table:style-name="ce32"/>
          <table:table-cell table:number-columns-repeated="3" table:style-name="ce1"/>
          <table:table-cell table:style-name="ce31"/>
          <table:table-cell office:value-type="float" office:value="268" table:formula="of:=SUM([.C20:.O20])-[.L20]" table:style-name="ce1">
            <text:p>268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19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19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office:value-type="float" office:value="31" table:formula="of:=[.$K$24]" table:style-name="ce16">
            <text:p>31</text:p>
          </table:table-cell>
          <table:table-cell table:style-name="ce32"/>
          <table:table-cell table:number-columns-repeated="2" table:style-name="ce1"/>
          <table:table-cell table:style-name="ce31"/>
          <table:table-cell office:value-type="float" office:value="299" table:formula="of:=SUM([.C21:.O21])-[.L21]" table:style-name="ce1">
            <text:p>299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20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20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office:value-type="float" office:value="31" table:formula="of:=[.$K$24]" table:style-name="ce16">
            <text:p>31</text:p>
          </table:table-cell>
          <table:table-cell office:value-type="float" office:value="35" table:formula="of:=[.$L$24]" table:style-name="ce16">
            <text:p>35</text:p>
          </table:table-cell>
          <table:table-cell table:style-name="ce32"/>
          <table:table-cell table:style-name="ce1"/>
          <table:table-cell table:style-name="ce31"/>
          <table:table-cell office:value-type="float" office:value="299" table:formula="of:=SUM([.C22:.O22])-[.L22]" table:style-name="ce1">
            <text:p>299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21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21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9">
            <text:p>lower</text:p>
          </table:table-cell>
          <table:table-cell office:value-type="float" office:value="46" table:formula="of:=[.$C$24]" table:style-name="ce9">
            <text:p>46</text:p>
          </table:table-cell>
          <table:table-cell office:value-type="float" office:value="42" table:formula="of:=[.$D$24]" table:style-name="ce9">
            <text:p>42</text:p>
          </table:table-cell>
          <table:table-cell office:value-type="float" office:value="38" table:formula="of:=[.$E$24]" table:style-name="ce9">
            <text:p>38</text:p>
          </table:table-cell>
          <table:table-cell office:value-type="float" office:value="34" table:formula="of:=[.$F$24]" table:style-name="ce9">
            <text:p>34</text:p>
          </table:table-cell>
          <table:table-cell office:value-type="float" office:value="30" table:formula="of:=[.$G$24]" table:style-name="ce9">
            <text:p>30</text:p>
          </table:table-cell>
          <table:table-cell office:value-type="float" office:value="26" table:formula="of:=[.$H$24]" table:style-name="ce9">
            <text:p>26</text:p>
          </table:table-cell>
          <table:table-cell office:value-type="float" office:value="24" table:formula="of:=[.$I$24]" table:style-name="ce16">
            <text:p>24</text:p>
          </table:table-cell>
          <table:table-cell office:value-type="float" office:value="28" table:formula="of:=[.$J$24]" table:style-name="ce16">
            <text:p>28</text:p>
          </table:table-cell>
          <table:table-cell office:value-type="float" office:value="31" table:formula="of:=[.$K$24]" table:style-name="ce16">
            <text:p>31</text:p>
          </table:table-cell>
          <table:table-cell office:value-type="float" office:value="35" table:formula="of:=[.$L$24]" table:style-name="ce16">
            <text:p>35</text:p>
          </table:table-cell>
          <table:table-cell office:value-type="float" office:value="39" table:formula="of:=[.$M$24]" table:style-name="ce16">
            <text:p>39</text:p>
          </table:table-cell>
          <table:table-cell table:style-name="ce32"/>
          <table:table-cell table:style-name="ce31"/>
          <table:table-cell office:value-type="float" office:value="338" table:formula="of:=SUM([.C23:.O23])-[.L23]" table:style-name="ce1">
            <text:p>338</text:p>
          </table:table-cell>
          <table:table-cell table:number-columns-repeated="2" table:style-name="ce1"/>
          <table:table-cell office:value-type="float" office:value="0.08" table:formula="of:=[.$S$10]" table:style-name="ce41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6" table:formula="of:=[.Z22]" table:style-name="ce43">
            <text:p>0.06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AB22]" table:style-name="ce66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2">
            <text:p>0.08</text:p>
          </table:table-cell>
          <table:table-cell office:value-type="float" office:value="0.08" table:formula="of:=[.$S$10]" table:style-name="ce44">
            <text:p>0.08</text:p>
          </table:table-cell>
          <table:table-cell table:number-columns-repeated="16353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lower</text:p>
          </table:table-cell>
          <table:table-cell office:value-type="float" office:value="46" table:style-name="ce49">
            <text:p>46</text:p>
          </table:table-cell>
          <table:table-cell office:value-type="float" office:value="42" table:style-name="ce49">
            <text:p>42</text:p>
          </table:table-cell>
          <table:table-cell office:value-type="float" office:value="38" table:style-name="ce49">
            <text:p>38</text:p>
          </table:table-cell>
          <table:table-cell office:value-type="float" office:value="34" table:style-name="ce49">
            <text:p>34</text:p>
          </table:table-cell>
          <table:table-cell office:value-type="float" office:value="30" table:style-name="ce49">
            <text:p>30</text:p>
          </table:table-cell>
          <table:table-cell office:value-type="float" office:value="26" table:style-name="ce49">
            <text:p>26</text:p>
          </table:table-cell>
          <table:table-cell office:value-type="float" office:value="24" table:style-name="ce49">
            <text:p>24</text:p>
          </table:table-cell>
          <table:table-cell office:value-type="float" office:value="28" table:style-name="ce49">
            <text:p>28</text:p>
          </table:table-cell>
          <table:table-cell office:value-type="float" office:value="31" table:style-name="ce49">
            <text:p>31</text:p>
          </table:table-cell>
          <table:table-cell office:value-type="float" office:value="35" table:style-name="ce49">
            <text:p>35</text:p>
          </table:table-cell>
          <table:table-cell office:value-type="float" office:value="39" table:style-name="ce49">
            <text:p>39</text:p>
          </table:table-cell>
          <table:table-cell office:value-type="float" office:value="43" table:style-name="ce49">
            <text:p>43</text:p>
          </table:table-cell>
          <table:table-cell table:style-name="ce50"/>
          <table:table-cell office:value-type="float" office:value="381" table:formula="of:=SUM([.C24:.O24])-[.L24]" table:style-name="ce1">
            <text:p>381</text:p>
          </table:table-cell>
          <table:table-cell table:number-columns-repeated="2" table:style-name="ce1"/>
          <table:table-cell office:value-type="float" office:value="0.08" table:formula="of:=[.$S$10]" table:style-name="ce51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6" table:formula="of:=[.Z23]" table:style-name="ce64">
            <text:p>0.06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AB23]" table:style-name="ce67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2">
            <text:p>0.08</text:p>
          </table:table-cell>
          <table:table-cell office:value-type="float" office:value="0.08" table:formula="of:=[.$S$10]" table:style-name="ce53">
            <text:p>0.08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number-columns-repeated="15" table:style-name="ce17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8" table:style-name="ce17"/>
          <table:table-cell office:value-type="string" table:style-name="ce17">
            <text:p><text:s/></text:p>
          </table:table-cell>
          <table:table-cell table:number-columns-repeated="6" table:style-name="ce17"/>
          <table:table-cell table:number-columns-repeated="2" table:style-name="ce1"/>
          <table:table-cell office:value-type="float" office:value="0" table:formula="of:=[.C12]*[.S12]" table:style-name="ce54">
            <text:p>0</text:p>
          </table:table-cell>
          <table:table-cell office:value-type="float" office:value="3.44" table:formula="of:=[.D12]*[.T12]" table:style-name="ce55">
            <text:p>3.44</text:p>
          </table:table-cell>
          <table:table-cell office:value-type="float" office:value="3.12" table:formula="of:=[.E12]*[.U12]" table:style-name="ce55">
            <text:p>3.12</text:p>
          </table:table-cell>
          <table:table-cell office:value-type="float" office:value="2.8000000000000003" table:formula="of:=[.F12]*[.V12]" table:style-name="ce55">
            <text:p>2.8</text:p>
          </table:table-cell>
          <table:table-cell office:value-type="float" office:value="2.48" table:formula="of:=[.G12]*[.W12]" table:style-name="ce55">
            <text:p>2.48</text:p>
          </table:table-cell>
          <table:table-cell office:value-type="float" office:value="2.16" table:formula="of:=[.H12]*[.X12]" table:style-name="ce55">
            <text:p>2.16</text:p>
          </table:table-cell>
          <table:table-cell office:value-type="float" office:value="1.84" table:formula="of:=[.I12]*[.Y12]" table:style-name="ce55">
            <text:p>1.84</text:p>
          </table:table-cell>
          <table:table-cell office:value-type="float" office:value="1.6199999999999999" table:formula="of:=[.J12]*[.Z12]" table:style-name="ce55">
            <text:p>1.62</text:p>
          </table:table-cell>
          <table:table-cell office:value-type="float" office:value="2.4" table:formula="of:=[.K12]*[.AA12]" table:style-name="ce55">
            <text:p>2.4</text:p>
          </table:table-cell>
          <table:table-cell office:value-type="float" office:value="2.72" table:formula="of:=[.L12]*[.AB12]" table:style-name="ce55">
            <text:p>2.72</text:p>
          </table:table-cell>
          <table:table-cell office:value-type="float" office:value="3.04" table:formula="of:=[.M12]*[.AC12]" table:style-name="ce55">
            <text:p>3.04</text:p>
          </table:table-cell>
          <table:table-cell office:value-type="float" office:value="3.36" table:formula="of:=[.N12]*[.AD12]" table:style-name="ce55">
            <text:p>3.36</text:p>
          </table:table-cell>
          <table:table-cell office:value-type="float" office:value="3.68" table:formula="of:=[.O12]*[.AE12]" table:style-name="ce56">
            <text:p>3.68</text:p>
          </table:table-cell>
          <table:table-cell table:style-name="ce1"/>
          <table:table-cell office:value-type="float" office:value="32.659999999999997" table:formula="of:=SUM([.S27:.AE27])" table:style-name="ce1">
            <text:p>32.66</text:p>
          </table:table-cell>
          <table:table-cell office:value-type="float" office:value="0.66653061224489785" table:formula="of:=[.AG27]/[.$AG$41]" table:style-name="ce11">
            <text:p>0.666530612</text:p>
          </table:table-cell>
          <table:table-cell table:style-name="ce1"/>
          <table:table-cell office:value-type="float" office:value="5.2276910764305712E-2" table:formula="of:=[.AH27]*4/51" table:style-name="ce1">
            <text:p>0.052276911</text:p>
          </table:table-cell>
          <table:table-cell table:number-columns-repeated="16348"/>
        </table:table-row>
        <table:table-row table:style-name="ro1">
          <table:table-cell table:style-name="ce1"/>
          <table:table-cell table:number-columns-repeated="15" table:style-name="ce17"/>
          <table:table-cell table:number-columns-repeated="2" table:style-name="ce1"/>
          <table:table-cell office:value-type="float" office:value="0" table:formula="of:=[.C13]*[.S13]" table:style-name="ce29">
            <text:p>0</text:p>
          </table:table-cell>
          <table:table-cell office:value-type="float" office:value="0" table:formula="of:=[.D13]*[.T13]" table:style-name="ce1">
            <text:p>0</text:p>
          </table:table-cell>
          <table:table-cell office:value-type="float" office:value="3.12" table:formula="of:=[.E13]*[.U13]" table:style-name="ce1">
            <text:p>3.12</text:p>
          </table:table-cell>
          <table:table-cell office:value-type="float" office:value="2.8000000000000003" table:formula="of:=[.F13]*[.V13]" table:style-name="ce1">
            <text:p>2.8</text:p>
          </table:table-cell>
          <table:table-cell office:value-type="float" office:value="2.48" table:formula="of:=[.G13]*[.W13]" table:style-name="ce1">
            <text:p>2.48</text:p>
          </table:table-cell>
          <table:table-cell office:value-type="float" office:value="2.16" table:formula="of:=[.H13]*[.X13]" table:style-name="ce1">
            <text:p>2.16</text:p>
          </table:table-cell>
          <table:table-cell office:value-type="float" office:value="1.84" table:formula="of:=[.I13]*[.Y13]" table:style-name="ce1">
            <text:p>1.84</text:p>
          </table:table-cell>
          <table:table-cell office:value-type="float" office:value="1.6199999999999999" table:formula="of:=[.J13]*[.Z13]" table:style-name="ce1">
            <text:p>1.62</text:p>
          </table:table-cell>
          <table:table-cell office:value-type="float" office:value="2.4" table:formula="of:=[.K13]*[.AA13]" table:style-name="ce1">
            <text:p>2.4</text:p>
          </table:table-cell>
          <table:table-cell office:value-type="float" office:value="2.72" table:formula="of:=[.L13]*[.AB13]" table:style-name="ce1">
            <text:p>2.72</text:p>
          </table:table-cell>
          <table:table-cell office:value-type="float" office:value="3.04" table:formula="of:=[.M13]*[.AC13]" table:style-name="ce1">
            <text:p>3.04</text:p>
          </table:table-cell>
          <table:table-cell office:value-type="float" office:value="3.36" table:formula="of:=[.N13]*[.AD13]" table:style-name="ce1">
            <text:p>3.36</text:p>
          </table:table-cell>
          <table:table-cell office:value-type="float" office:value="3.68" table:formula="of:=[.O13]*[.AE13]" table:style-name="ce31">
            <text:p>3.68</text:p>
          </table:table-cell>
          <table:table-cell table:style-name="ce1"/>
          <table:table-cell office:value-type="float" office:value="29.219999999999995" table:formula="of:=SUM([.S28:.AE28])" table:style-name="ce1">
            <text:p>29.22</text:p>
          </table:table-cell>
          <table:table-cell office:value-type="float" office:value="0.59632653061224483" table:formula="of:=[.AG28]/[.$AG$41]" table:style-name="ce11">
            <text:p>0.596326531</text:p>
          </table:table-cell>
          <table:table-cell table:style-name="ce1"/>
          <table:table-cell office:value-type="float" office:value="4.6770708283313318E-2" table:formula="of:=[.AH28]*4/51" table:style-name="ce1">
            <text:p>0.046770708</text:p>
          </table:table-cell>
          <table:table-cell table:number-columns-repeated="16348"/>
        </table:table-row>
        <table:table-row table:style-name="ro1">
          <table:table-cell table:number-columns-repeated="18" table:style-name="ce1"/>
          <table:table-cell office:value-type="float" office:value="0" table:formula="of:=[.C14]*[.S14]" table:style-name="ce29">
            <text:p>0</text:p>
          </table:table-cell>
          <table:table-cell office:value-type="float" office:value="0" table:formula="of:=[.D14]*[.T14]" table:style-name="ce1">
            <text:p>0</text:p>
          </table:table-cell>
          <table:table-cell office:value-type="float" office:value="0" table:formula="of:=[.E14]*[.U14]" table:style-name="ce1">
            <text:p>0</text:p>
          </table:table-cell>
          <table:table-cell office:value-type="float" office:value="2.8000000000000003" table:formula="of:=[.F14]*[.V14]" table:style-name="ce1">
            <text:p>2.8</text:p>
          </table:table-cell>
          <table:table-cell office:value-type="float" office:value="2.48" table:formula="of:=[.G14]*[.W14]" table:style-name="ce1">
            <text:p>2.48</text:p>
          </table:table-cell>
          <table:table-cell office:value-type="float" office:value="2.16" table:formula="of:=[.H14]*[.X14]" table:style-name="ce1">
            <text:p>2.16</text:p>
          </table:table-cell>
          <table:table-cell office:value-type="float" office:value="1.84" table:formula="of:=[.I14]*[.Y14]" table:style-name="ce1">
            <text:p>1.84</text:p>
          </table:table-cell>
          <table:table-cell office:value-type="float" office:value="1.6199999999999999" table:formula="of:=[.J14]*[.Z14]" table:style-name="ce1">
            <text:p>1.62</text:p>
          </table:table-cell>
          <table:table-cell office:value-type="float" office:value="2.4" table:formula="of:=[.K14]*[.AA14]" table:style-name="ce1">
            <text:p>2.4</text:p>
          </table:table-cell>
          <table:table-cell office:value-type="float" office:value="2.72" table:formula="of:=[.L14]*[.AB14]" table:style-name="ce1">
            <text:p>2.72</text:p>
          </table:table-cell>
          <table:table-cell office:value-type="float" office:value="3.04" table:formula="of:=[.M14]*[.AC14]" table:style-name="ce1">
            <text:p>3.04</text:p>
          </table:table-cell>
          <table:table-cell office:value-type="float" office:value="3.36" table:formula="of:=[.N14]*[.AD14]" table:style-name="ce1">
            <text:p>3.36</text:p>
          </table:table-cell>
          <table:table-cell office:value-type="float" office:value="3.68" table:formula="of:=[.O14]*[.AE14]" table:style-name="ce31">
            <text:p>3.68</text:p>
          </table:table-cell>
          <table:table-cell table:style-name="ce1"/>
          <table:table-cell office:value-type="float" office:value="26.099999999999998" table:formula="of:=SUM([.S29:.AE29])" table:style-name="ce1">
            <text:p>26.1</text:p>
          </table:table-cell>
          <table:table-cell office:value-type="float" office:value="0.53265306122448974" table:formula="of:=[.AG29]/[.$AG$41]" table:style-name="ce11">
            <text:p>0.532653061</text:p>
          </table:table-cell>
          <table:table-cell table:style-name="ce1"/>
          <table:table-cell office:value-type="float" office:value="4.1776710684273709E-2" table:formula="of:=[.AH29]*4/51" table:style-name="ce1">
            <text:p>0.041776711</text:p>
          </table:table-cell>
          <table:table-cell table:number-columns-repeated="16348"/>
        </table:table-row>
        <table:table-row table:style-name="ro1">
          <table:table-cell table:number-columns-repeated="18" table:style-name="ce1"/>
          <table:table-cell office:value-type="float" office:value="0" table:formula="of:=[.C15]*[.S15]" table:style-name="ce29">
            <text:p>0</text:p>
          </table:table-cell>
          <table:table-cell office:value-type="float" office:value="0" table:formula="of:=[.D15]*[.T15]" table:style-name="ce1">
            <text:p>0</text:p>
          </table:table-cell>
          <table:table-cell office:value-type="float" office:value="0" table:formula="of:=[.E15]*[.U15]" table:style-name="ce1">
            <text:p>0</text:p>
          </table:table-cell>
          <table:table-cell office:value-type="float" office:value="0" table:formula="of:=[.F15]*[.V15]" table:style-name="ce1">
            <text:p>0</text:p>
          </table:table-cell>
          <table:table-cell office:value-type="float" office:value="2.48" table:formula="of:=[.G15]*[.W15]" table:style-name="ce1">
            <text:p>2.48</text:p>
          </table:table-cell>
          <table:table-cell office:value-type="float" office:value="2.16" table:formula="of:=[.H15]*[.X15]" table:style-name="ce1">
            <text:p>2.16</text:p>
          </table:table-cell>
          <table:table-cell office:value-type="float" office:value="1.84" table:formula="of:=[.I15]*[.Y15]" table:style-name="ce1">
            <text:p>1.84</text:p>
          </table:table-cell>
          <table:table-cell office:value-type="float" office:value="1.6199999999999999" table:formula="of:=[.J15]*[.Z15]" table:style-name="ce1">
            <text:p>1.62</text:p>
          </table:table-cell>
          <table:table-cell office:value-type="float" office:value="2.4" table:formula="of:=[.K15]*[.AA15]" table:style-name="ce1">
            <text:p>2.4</text:p>
          </table:table-cell>
          <table:table-cell office:value-type="float" office:value="2.72" table:formula="of:=[.L15]*[.AB15]" table:style-name="ce1">
            <text:p>2.72</text:p>
          </table:table-cell>
          <table:table-cell office:value-type="float" office:value="3.04" table:formula="of:=[.M15]*[.AC15]" table:style-name="ce1">
            <text:p>3.04</text:p>
          </table:table-cell>
          <table:table-cell office:value-type="float" office:value="3.36" table:formula="of:=[.N15]*[.AD15]" table:style-name="ce1">
            <text:p>3.36</text:p>
          </table:table-cell>
          <table:table-cell office:value-type="float" office:value="3.68" table:formula="of:=[.O15]*[.AE15]" table:style-name="ce31">
            <text:p>3.68</text:p>
          </table:table-cell>
          <table:table-cell table:style-name="ce1"/>
          <table:table-cell office:value-type="float" office:value="23.3" table:formula="of:=SUM([.S30:.AE30])" table:style-name="ce1">
            <text:p>23.3</text:p>
          </table:table-cell>
          <table:table-cell office:value-type="float" office:value="0.47551020408163269" table:formula="of:=[.AG30]/[.$AG$41]" table:style-name="ce11">
            <text:p>0.475510204</text:p>
          </table:table-cell>
          <table:table-cell table:style-name="ce1"/>
          <table:table-cell office:value-type="float" office:value="3.7294917967186876E-2" table:formula="of:=[.AH30]*4/51" table:style-name="ce1">
            <text:p>0.037294918</text:p>
          </table:table-cell>
          <table:table-cell table:number-columns-repeated="16348"/>
        </table:table-row>
        <table:table-row table:style-name="ro1">
          <table:table-cell table:number-columns-repeated="2" table:style-name="ce1"/>
          <table:table-cell office:value-type="string" table:style-name="ce17">
            <text:p>rules</text:p>
          </table:table-cell>
          <table:table-cell table:number-columns-repeated="7" table:style-name="ce17"/>
          <table:table-cell table:number-columns-repeated="8" table:style-name="ce1"/>
          <table:table-cell office:value-type="float" office:value="0" table:formula="of:=[.C16]*[.S16]" table:style-name="ce29">
            <text:p>0</text:p>
          </table:table-cell>
          <table:table-cell office:value-type="float" office:value="0" table:formula="of:=[.D16]*[.T16]" table:style-name="ce1">
            <text:p>0</text:p>
          </table:table-cell>
          <table:table-cell office:value-type="float" office:value="0" table:formula="of:=[.E16]*[.U16]" table:style-name="ce1">
            <text:p>0</text:p>
          </table:table-cell>
          <table:table-cell office:value-type="float" office:value="0" table:formula="of:=[.F16]*[.V16]" table:style-name="ce1">
            <text:p>0</text:p>
          </table:table-cell>
          <table:table-cell office:value-type="float" office:value="0" table:formula="of:=[.G16]*[.W16]" table:style-name="ce1">
            <text:p>0</text:p>
          </table:table-cell>
          <table:table-cell office:value-type="float" office:value="2.16" table:formula="of:=[.H16]*[.X16]" table:style-name="ce1">
            <text:p>2.16</text:p>
          </table:table-cell>
          <table:table-cell office:value-type="float" office:value="1.84" table:formula="of:=[.I16]*[.Y16]" table:style-name="ce1">
            <text:p>1.84</text:p>
          </table:table-cell>
          <table:table-cell office:value-type="float" office:value="1.6199999999999999" table:formula="of:=[.J16]*[.Z16]" table:style-name="ce1">
            <text:p>1.62</text:p>
          </table:table-cell>
          <table:table-cell office:value-type="float" office:value="2.4" table:formula="of:=[.K16]*[.AA16]" table:style-name="ce1">
            <text:p>2.4</text:p>
          </table:table-cell>
          <table:table-cell office:value-type="float" office:value="2.72" table:formula="of:=[.L16]*[.AB16]" table:style-name="ce1">
            <text:p>2.72</text:p>
          </table:table-cell>
          <table:table-cell office:value-type="float" office:value="3.04" table:formula="of:=[.M16]*[.AC16]" table:style-name="ce1">
            <text:p>3.04</text:p>
          </table:table-cell>
          <table:table-cell office:value-type="float" office:value="3.36" table:formula="of:=[.N16]*[.AD16]" table:style-name="ce1">
            <text:p>3.36</text:p>
          </table:table-cell>
          <table:table-cell office:value-type="float" office:value="3.68" table:formula="of:=[.O16]*[.AE16]" table:style-name="ce31">
            <text:p>3.68</text:p>
          </table:table-cell>
          <table:table-cell table:style-name="ce1"/>
          <table:table-cell office:value-type="float" office:value="20.82" table:formula="of:=SUM([.S31:.AE31])" table:style-name="ce1">
            <text:p>20.82</text:p>
          </table:table-cell>
          <table:table-cell office:value-type="float" office:value="0.42489795918367346" table:formula="of:=[.AG31]/[.$AG$41]" table:style-name="ce11">
            <text:p>0.424897959</text:p>
          </table:table-cell>
          <table:table-cell table:style-name="ce1"/>
          <table:table-cell office:value-type="float" office:value="3.332533013205282E-2" table:formula="of:=[.AH31]*4/51" table:style-name="ce1">
            <text:p>0.03332533</text:p>
          </table:table-cell>
          <table:table-cell table:number-columns-repeated="16348"/>
        </table:table-row>
        <table:table-row table:style-name="ro1">
          <table:table-cell table:number-columns-repeated="2" table:style-name="ce1"/>
          <table:table-cell office:value-type="string" table:style-name="ce1">
            <text:p>two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9" table:style-name="ce1"/>
          <table:table-cell office:value-type="float" office:value="0" table:formula="of:=[.C17]*[.S17]" table:style-name="ce29">
            <text:p>0</text:p>
          </table:table-cell>
          <table:table-cell office:value-type="float" office:value="0" table:formula="of:=[.D17]*[.T17]" table:style-name="ce1">
            <text:p>0</text:p>
          </table:table-cell>
          <table:table-cell office:value-type="float" office:value="0" table:formula="of:=[.E17]*[.U17]" table:style-name="ce1">
            <text:p>0</text:p>
          </table:table-cell>
          <table:table-cell office:value-type="float" office:value="0" table:formula="of:=[.F17]*[.V17]" table:style-name="ce1">
            <text:p>0</text:p>
          </table:table-cell>
          <table:table-cell office:value-type="float" office:value="0" table:formula="of:=[.G17]*[.W17]" table:style-name="ce1">
            <text:p>0</text:p>
          </table:table-cell>
          <table:table-cell office:value-type="float" office:value="0" table:formula="of:=[.H17]*[.X17]" table:style-name="ce1">
            <text:p>0</text:p>
          </table:table-cell>
          <table:table-cell office:value-type="float" office:value="1.84" table:formula="of:=[.I17]*[.Y17]" table:style-name="ce1">
            <text:p>1.84</text:p>
          </table:table-cell>
          <table:table-cell office:value-type="float" office:value="1.6199999999999999" table:formula="of:=[.J17]*[.Z17]" table:style-name="ce1">
            <text:p>1.62</text:p>
          </table:table-cell>
          <table:table-cell office:value-type="float" office:value="2.4" table:formula="of:=[.K17]*[.AA17]" table:style-name="ce1">
            <text:p>2.4</text:p>
          </table:table-cell>
          <table:table-cell office:value-type="float" office:value="2.72" table:formula="of:=[.L17]*[.AB17]" table:style-name="ce1">
            <text:p>2.72</text:p>
          </table:table-cell>
          <table:table-cell office:value-type="float" office:value="3.04" table:formula="of:=[.M17]*[.AC17]" table:style-name="ce1">
            <text:p>3.04</text:p>
          </table:table-cell>
          <table:table-cell office:value-type="float" office:value="3.36" table:formula="of:=[.N17]*[.AD17]" table:style-name="ce1">
            <text:p>3.36</text:p>
          </table:table-cell>
          <table:table-cell office:value-type="float" office:value="3.68" table:formula="of:=[.O17]*[.AE17]" table:style-name="ce31">
            <text:p>3.68</text:p>
          </table:table-cell>
          <table:table-cell table:style-name="ce1"/>
          <table:table-cell office:value-type="float" office:value="18.66" table:formula="of:=SUM([.S32:.AE32])" table:style-name="ce1">
            <text:p>18.66</text:p>
          </table:table-cell>
          <table:table-cell office:value-type="float" office:value="0.38081632653061226" table:formula="of:=[.AG32]/[.$AG$41]" table:style-name="ce11">
            <text:p>0.380816327</text:p>
          </table:table-cell>
          <table:table-cell table:style-name="ce1"/>
          <table:table-cell office:value-type="float" office:value="2.9867947178871548E-2" table:formula="of:=[.AH32]*4/51" table:style-name="ce1">
            <text:p>0.029867947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">
            <text:p>four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9" table:style-name="ce1"/>
          <table:table-cell office:value-type="float" office:value="3.68" table:formula="of:=[.C18]*[.S18]" table:style-name="ce29">
            <text:p>3.68</text:p>
          </table:table-cell>
          <table:table-cell office:value-type="float" office:value="3.36" table:formula="of:=[.D18]*[.T18]" table:style-name="ce1">
            <text:p>3.36</text:p>
          </table:table-cell>
          <table:table-cell office:value-type="float" office:value="3.04" table:formula="of:=[.E18]*[.U18]" table:style-name="ce1">
            <text:p>3.04</text:p>
          </table:table-cell>
          <table:table-cell office:value-type="float" office:value="2.72" table:formula="of:=[.F18]*[.V18]" table:style-name="ce1">
            <text:p>2.72</text:p>
          </table:table-cell>
          <table:table-cell office:value-type="float" office:value="2.4" table:formula="of:=[.G18]*[.W18]" table:style-name="ce1">
            <text:p>2.4</text:p>
          </table:table-cell>
          <table:table-cell office:value-type="float" office:value="2.08" table:formula="of:=[.H18]*[.X18]" table:style-name="ce1">
            <text:p>2.08</text:p>
          </table:table-cell>
          <table:table-cell office:value-type="float" office:value="0" table:formula="of:=[.I18]*[.Y18]" table:style-name="ce1">
            <text:p>0</text:p>
          </table:table-cell>
          <table:table-cell office:value-type="float" office:value="0" table:formula="of:=[.J18]*[.Z18]" table:style-name="ce1">
            <text:p>0</text:p>
          </table:table-cell>
          <table:table-cell office:value-type="float" office:value="0" table:formula="of:=[.K18]*[.AA18]" table:style-name="ce1">
            <text:p>0</text:p>
          </table:table-cell>
          <table:table-cell office:value-type="float" office:value="0" table:formula="of:=[.L18]*[.AB18]" table:style-name="ce1">
            <text:p>0</text:p>
          </table:table-cell>
          <table:table-cell office:value-type="float" office:value="0" table:formula="of:=[.M18]*[.AC18]" table:style-name="ce1">
            <text:p>0</text:p>
          </table:table-cell>
          <table:table-cell office:value-type="float" office:value="0" table:formula="of:=[.N18]*[.AD18]" table:style-name="ce1">
            <text:p>0</text:p>
          </table:table-cell>
          <table:table-cell office:value-type="float" office:value="0" table:formula="of:=[.O18]*[.AE18]" table:style-name="ce31">
            <text:p>0</text:p>
          </table:table-cell>
          <table:table-cell table:style-name="ce1"/>
          <table:table-cell office:value-type="float" office:value="17.28" table:formula="of:=SUM([.S33:.AE33])" table:style-name="ce1">
            <text:p>17.28</text:p>
          </table:table-cell>
          <table:table-cell office:value-type="float" office:value="0.35265306122448981" table:formula="of:=[.AG33]/[.$AG$41]" table:style-name="ce1">
            <text:p>0.352653061</text:p>
          </table:table-cell>
          <table:table-cell table:style-name="ce1"/>
          <table:table-cell office:value-type="float" office:value="2.7659063625450182E-2" table:formula="of:=[.AH33]*4/51" table:style-name="ce1">
            <text:p>0.027659064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7">
            <text:p>seven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9" table:style-name="ce1"/>
          <table:table-cell office:value-type="float" office:value="3.68" table:formula="of:=[.C19]*[.S19]" table:style-name="ce29">
            <text:p>3.68</text:p>
          </table:table-cell>
          <table:table-cell office:value-type="float" office:value="3.36" table:formula="of:=[.D19]*[.T19]" table:style-name="ce1">
            <text:p>3.36</text:p>
          </table:table-cell>
          <table:table-cell office:value-type="float" office:value="3.04" table:formula="of:=[.E19]*[.U19]" table:style-name="ce1">
            <text:p>3.04</text:p>
          </table:table-cell>
          <table:table-cell office:value-type="float" office:value="2.72" table:formula="of:=[.F19]*[.V19]" table:style-name="ce1">
            <text:p>2.72</text:p>
          </table:table-cell>
          <table:table-cell office:value-type="float" office:value="2.4" table:formula="of:=[.G19]*[.W19]" table:style-name="ce1">
            <text:p>2.4</text:p>
          </table:table-cell>
          <table:table-cell office:value-type="float" office:value="2.08" table:formula="of:=[.H19]*[.X19]" table:style-name="ce1">
            <text:p>2.08</text:p>
          </table:table-cell>
          <table:table-cell office:value-type="float" office:value="1.92" table:formula="of:=[.I19]*[.Y19]" table:style-name="ce1">
            <text:p>1.92</text:p>
          </table:table-cell>
          <table:table-cell office:value-type="float" office:value="0" table:formula="of:=[.J19]*[.Z19]" table:style-name="ce1">
            <text:p>0</text:p>
          </table:table-cell>
          <table:table-cell office:value-type="float" office:value="0" table:formula="of:=[.K19]*[.AA19]" table:style-name="ce1">
            <text:p>0</text:p>
          </table:table-cell>
          <table:table-cell office:value-type="float" office:value="0" table:formula="of:=[.L19]*[.AB19]" table:style-name="ce1">
            <text:p>0</text:p>
          </table:table-cell>
          <table:table-cell office:value-type="float" office:value="0" table:formula="of:=[.M19]*[.AC19]" table:style-name="ce1">
            <text:p>0</text:p>
          </table:table-cell>
          <table:table-cell office:value-type="float" office:value="0" table:formula="of:=[.N19]*[.AD19]" table:style-name="ce1">
            <text:p>0</text:p>
          </table:table-cell>
          <table:table-cell office:value-type="float" office:value="0" table:formula="of:=[.O19]*[.AE19]" table:style-name="ce31">
            <text:p>0</text:p>
          </table:table-cell>
          <table:table-cell table:style-name="ce1"/>
          <table:table-cell office:value-type="float" office:value="19.200000000000003" table:formula="of:=SUM([.S34:.AE34])" table:style-name="ce1">
            <text:p>19.2</text:p>
          </table:table-cell>
          <table:table-cell office:value-type="float" office:value="0.39183673469387759" table:formula="of:=[.AG34]/[.$AG$41]" table:style-name="ce11">
            <text:p>0.391836735</text:p>
          </table:table-cell>
          <table:table-cell table:style-name="ce1"/>
          <table:table-cell office:value-type="float" office:value="2.3049219687875152E-2" table:formula="of:=[.AH34]*3/51" table:style-name="ce1">
            <text:p>0.02304922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string" table:style-name="ce1">
            <text:p>nine</text:p>
          </table:table-cell>
          <table:table-cell office:value-type="string" table:style-name="ce1">
            <text:p>discarded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2nd card</text:p>
          </table:table-cell>
          <table:table-cell office:value-type="string" table:style-name="ce1">
            <text:p>&gt;=8</text:p>
          </table:table-cell>
          <table:table-cell office:value-type="string" table:style-name="ce1">
            <text:p>guess lower</text:p>
          </table:table-cell>
          <table:table-cell table:number-columns-repeated="9" table:style-name="ce1"/>
          <table:table-cell office:value-type="float" office:value="3.68" table:formula="of:=[.C20]*[.S20]" table:style-name="ce29">
            <text:p>3.68</text:p>
          </table:table-cell>
          <table:table-cell office:value-type="float" office:value="3.36" table:formula="of:=[.D20]*[.T20]" table:style-name="ce1">
            <text:p>3.36</text:p>
          </table:table-cell>
          <table:table-cell office:value-type="float" office:value="3.04" table:formula="of:=[.E20]*[.U20]" table:style-name="ce1">
            <text:p>3.04</text:p>
          </table:table-cell>
          <table:table-cell office:value-type="float" office:value="2.72" table:formula="of:=[.F20]*[.V20]" table:style-name="ce1">
            <text:p>2.72</text:p>
          </table:table-cell>
          <table:table-cell office:value-type="float" office:value="2.4" table:formula="of:=[.G20]*[.W20]" table:style-name="ce1">
            <text:p>2.4</text:p>
          </table:table-cell>
          <table:table-cell office:value-type="float" office:value="2.08" table:formula="of:=[.H20]*[.X20]" table:style-name="ce1">
            <text:p>2.08</text:p>
          </table:table-cell>
          <table:table-cell office:value-type="float" office:value="1.92" table:formula="of:=[.I20]*[.Y20]" table:style-name="ce1">
            <text:p>1.92</text:p>
          </table:table-cell>
          <table:table-cell office:value-type="float" office:value="1.68" table:formula="of:=[.J20]*[.Z20]" table:style-name="ce1">
            <text:p>1.68</text:p>
          </table:table-cell>
          <table:table-cell office:value-type="float" office:value="0" table:formula="of:=[.K20]*[.AA20]" table:style-name="ce1">
            <text:p>0</text:p>
          </table:table-cell>
          <table:table-cell office:value-type="float" office:value="0" table:formula="of:=[.L20]*[.AB20]" table:style-name="ce1">
            <text:p>0</text:p>
          </table:table-cell>
          <table:table-cell office:value-type="float" office:value="0" table:formula="of:=[.M20]*[.AC20]" table:style-name="ce1">
            <text:p>0</text:p>
          </table:table-cell>
          <table:table-cell office:value-type="float" office:value="0" table:formula="of:=[.N20]*[.AD20]" table:style-name="ce1">
            <text:p>0</text:p>
          </table:table-cell>
          <table:table-cell office:value-type="float" office:value="0" table:formula="of:=[.O20]*[.AE20]" table:style-name="ce31">
            <text:p>0</text:p>
          </table:table-cell>
          <table:table-cell table:style-name="ce1"/>
          <table:table-cell office:value-type="float" office:value="20.880000000000003" table:formula="of:=SUM([.S35:.AE35])" table:style-name="ce1">
            <text:p>20.88</text:p>
          </table:table-cell>
          <table:table-cell office:value-type="float" office:value="0.42612244897959189" table:formula="of:=[.AG35]/[.$AG$41]" table:style-name="ce1">
            <text:p>0.426122449</text:p>
          </table:table-cell>
          <table:table-cell table:style-name="ce1"/>
          <table:table-cell office:value-type="float" office:value="3.3421368547418971E-2" table:formula="of:=[.AH35]*4/51" table:style-name="ce1">
            <text:p>0.033421369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1]*[.S21]" table:style-name="ce29">
            <text:p>3.68</text:p>
          </table:table-cell>
          <table:table-cell office:value-type="float" office:value="3.36" table:formula="of:=[.D21]*[.T21]" table:style-name="ce1">
            <text:p>3.36</text:p>
          </table:table-cell>
          <table:table-cell office:value-type="float" office:value="3.04" table:formula="of:=[.E21]*[.U21]" table:style-name="ce1">
            <text:p>3.04</text:p>
          </table:table-cell>
          <table:table-cell office:value-type="float" office:value="2.72" table:formula="of:=[.F21]*[.V21]" table:style-name="ce1">
            <text:p>2.72</text:p>
          </table:table-cell>
          <table:table-cell office:value-type="float" office:value="2.4" table:formula="of:=[.G21]*[.W21]" table:style-name="ce1">
            <text:p>2.4</text:p>
          </table:table-cell>
          <table:table-cell office:value-type="float" office:value="2.08" table:formula="of:=[.H21]*[.X21]" table:style-name="ce1">
            <text:p>2.08</text:p>
          </table:table-cell>
          <table:table-cell office:value-type="float" office:value="1.92" table:formula="of:=[.I21]*[.Y21]" table:style-name="ce1">
            <text:p>1.92</text:p>
          </table:table-cell>
          <table:table-cell office:value-type="float" office:value="1.68" table:formula="of:=[.J21]*[.Z21]" table:style-name="ce1">
            <text:p>1.68</text:p>
          </table:table-cell>
          <table:table-cell office:value-type="float" office:value="2.48" table:formula="of:=[.K21]*[.AA21]" table:style-name="ce1">
            <text:p>2.48</text:p>
          </table:table-cell>
          <table:table-cell office:value-type="float" office:value="0" table:formula="of:=[.L21]*[.AB21]" table:style-name="ce1">
            <text:p>0</text:p>
          </table:table-cell>
          <table:table-cell office:value-type="float" office:value="0" table:formula="of:=[.M21]*[.AC21]" table:style-name="ce1">
            <text:p>0</text:p>
          </table:table-cell>
          <table:table-cell office:value-type="float" office:value="0" table:formula="of:=[.N21]*[.AD21]" table:style-name="ce1">
            <text:p>0</text:p>
          </table:table-cell>
          <table:table-cell office:value-type="float" office:value="0" table:formula="of:=[.O21]*[.AE21]" table:style-name="ce31">
            <text:p>0</text:p>
          </table:table-cell>
          <table:table-cell table:style-name="ce1"/>
          <table:table-cell office:value-type="float" office:value="23.360000000000003" table:formula="of:=SUM([.S36:.AE36])" table:style-name="ce1">
            <text:p>23.36</text:p>
          </table:table-cell>
          <table:table-cell office:value-type="float" office:value="0.47673469387755107" table:formula="of:=[.AG36]/[.$AG$41]" table:style-name="ce1">
            <text:p>0.476734694</text:p>
          </table:table-cell>
          <table:table-cell table:style-name="ce1"/>
          <table:table-cell office:value-type="float" office:value="3.7390956382553027E-2" table:formula="of:=[.AH36]*4/51" table:style-name="ce1">
            <text:p>0.037390956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2]*[.S22]" table:style-name="ce29">
            <text:p>3.68</text:p>
          </table:table-cell>
          <table:table-cell office:value-type="float" office:value="3.36" table:formula="of:=[.D22]*[.T22]" table:style-name="ce1">
            <text:p>3.36</text:p>
          </table:table-cell>
          <table:table-cell office:value-type="float" office:value="3.04" table:formula="of:=[.E22]*[.U22]" table:style-name="ce1">
            <text:p>3.04</text:p>
          </table:table-cell>
          <table:table-cell office:value-type="float" office:value="2.72" table:formula="of:=[.F22]*[.V22]" table:style-name="ce1">
            <text:p>2.72</text:p>
          </table:table-cell>
          <table:table-cell office:value-type="float" office:value="2.4" table:formula="of:=[.G22]*[.W22]" table:style-name="ce1">
            <text:p>2.4</text:p>
          </table:table-cell>
          <table:table-cell office:value-type="float" office:value="2.08" table:formula="of:=[.H22]*[.X22]" table:style-name="ce1">
            <text:p>2.08</text:p>
          </table:table-cell>
          <table:table-cell office:value-type="float" office:value="1.92" table:formula="of:=[.I22]*[.Y22]" table:style-name="ce1">
            <text:p>1.92</text:p>
          </table:table-cell>
          <table:table-cell office:value-type="float" office:value="1.68" table:formula="of:=[.J22]*[.Z22]" table:style-name="ce1">
            <text:p>1.68</text:p>
          </table:table-cell>
          <table:table-cell office:value-type="float" office:value="2.48" table:formula="of:=[.K22]*[.AA22]" table:style-name="ce1">
            <text:p>2.48</text:p>
          </table:table-cell>
          <table:table-cell office:value-type="float" office:value="2.8000000000000003" table:formula="of:=[.L22]*[.AB22]" table:style-name="ce1">
            <text:p>2.8</text:p>
          </table:table-cell>
          <table:table-cell office:value-type="float" office:value="0" table:formula="of:=[.M22]*[.AC22]" table:style-name="ce1">
            <text:p>0</text:p>
          </table:table-cell>
          <table:table-cell office:value-type="float" office:value="0" table:formula="of:=[.N22]*[.AD22]" table:style-name="ce1">
            <text:p>0</text:p>
          </table:table-cell>
          <table:table-cell office:value-type="float" office:value="0" table:formula="of:=[.O22]*[.AE22]" table:style-name="ce31">
            <text:p>0</text:p>
          </table:table-cell>
          <table:table-cell table:style-name="ce1"/>
          <table:table-cell office:value-type="float" office:value="26.160000000000004" table:formula="of:=SUM([.S37:.AE37])" table:style-name="ce1">
            <text:p>26.16</text:p>
          </table:table-cell>
          <table:table-cell office:value-type="float" office:value="0.53387755102040824" table:formula="of:=[.AG37]/[.$AG$41]" table:style-name="ce11">
            <text:p>0.533877551</text:p>
          </table:table-cell>
          <table:table-cell table:style-name="ce1"/>
          <table:table-cell office:value-type="float" office:value="4.187274909963986E-2" table:formula="of:=[.AH37]*4/51" table:style-name="ce1">
            <text:p>0.041872749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3]*[.S23]" table:style-name="ce29">
            <text:p>3.68</text:p>
          </table:table-cell>
          <table:table-cell office:value-type="float" office:value="3.36" table:formula="of:=[.D23]*[.T23]" table:style-name="ce1">
            <text:p>3.36</text:p>
          </table:table-cell>
          <table:table-cell office:value-type="float" office:value="3.04" table:formula="of:=[.E23]*[.U23]" table:style-name="ce1">
            <text:p>3.04</text:p>
          </table:table-cell>
          <table:table-cell office:value-type="float" office:value="2.72" table:formula="of:=[.F23]*[.V23]" table:style-name="ce1">
            <text:p>2.72</text:p>
          </table:table-cell>
          <table:table-cell office:value-type="float" office:value="2.4" table:formula="of:=[.G23]*[.W23]" table:style-name="ce1">
            <text:p>2.4</text:p>
          </table:table-cell>
          <table:table-cell office:value-type="float" office:value="2.08" table:formula="of:=[.H23]*[.X23]" table:style-name="ce1">
            <text:p>2.08</text:p>
          </table:table-cell>
          <table:table-cell office:value-type="float" office:value="1.92" table:formula="of:=[.I23]*[.Y23]" table:style-name="ce1">
            <text:p>1.92</text:p>
          </table:table-cell>
          <table:table-cell office:value-type="float" office:value="1.68" table:formula="of:=[.J23]*[.Z23]" table:style-name="ce1">
            <text:p>1.68</text:p>
          </table:table-cell>
          <table:table-cell office:value-type="float" office:value="2.48" table:formula="of:=[.K23]*[.AA23]" table:style-name="ce1">
            <text:p>2.48</text:p>
          </table:table-cell>
          <table:table-cell office:value-type="float" office:value="2.8000000000000003" table:formula="of:=[.L23]*[.AB23]" table:style-name="ce1">
            <text:p>2.8</text:p>
          </table:table-cell>
          <table:table-cell office:value-type="float" office:value="3.12" table:formula="of:=[.M23]*[.AC23]" table:style-name="ce1">
            <text:p>3.12</text:p>
          </table:table-cell>
          <table:table-cell office:value-type="float" office:value="0" table:formula="of:=[.N23]*[.AD23]" table:style-name="ce1">
            <text:p>0</text:p>
          </table:table-cell>
          <table:table-cell office:value-type="float" office:value="0" table:formula="of:=[.O23]*[.AE23]" table:style-name="ce31">
            <text:p>0</text:p>
          </table:table-cell>
          <table:table-cell table:style-name="ce1"/>
          <table:table-cell office:value-type="float" office:value="29.280000000000005" table:formula="of:=SUM([.S38:.AE38])" table:style-name="ce1">
            <text:p>29.28</text:p>
          </table:table-cell>
          <table:table-cell office:value-type="float" office:value="0.59755102040816332" table:formula="of:=[.AG38]/[.$AG$41]" table:style-name="ce11">
            <text:p>0.59755102</text:p>
          </table:table-cell>
          <table:table-cell table:style-name="ce1"/>
          <table:table-cell office:value-type="float" office:value="4.6866746698679476E-2" table:formula="of:=[.AH38]*4/51" table:style-name="ce1">
            <text:p>0.046866747</text:p>
          </table:table-cell>
          <table:table-cell table:number-columns-repeated="16348"/>
        </table:table-row>
        <table:table-row table:style-name="ro2">
          <table:table-cell table:number-columns-repeated="2"/>
          <table:table-cell table:number-columns-repeated="16" table:style-name="ce1"/>
          <table:table-cell office:value-type="float" office:value="3.68" table:formula="of:=[.C24]*[.S24]" table:style-name="ce48">
            <text:p>3.68</text:p>
          </table:table-cell>
          <table:table-cell office:value-type="float" office:value="3.36" table:formula="of:=[.D24]*[.T24]" table:style-name="ce58">
            <text:p>3.36</text:p>
          </table:table-cell>
          <table:table-cell office:value-type="float" office:value="3.04" table:formula="of:=[.E24]*[.U24]" table:style-name="ce58">
            <text:p>3.04</text:p>
          </table:table-cell>
          <table:table-cell office:value-type="float" office:value="2.72" table:formula="of:=[.F24]*[.V24]" table:style-name="ce58">
            <text:p>2.72</text:p>
          </table:table-cell>
          <table:table-cell office:value-type="float" office:value="2.4" table:formula="of:=[.G24]*[.W24]" table:style-name="ce58">
            <text:p>2.4</text:p>
          </table:table-cell>
          <table:table-cell office:value-type="float" office:value="2.08" table:formula="of:=[.H24]*[.X24]" table:style-name="ce58">
            <text:p>2.08</text:p>
          </table:table-cell>
          <table:table-cell office:value-type="float" office:value="1.92" table:formula="of:=[.I24]*[.Y24]" table:style-name="ce58">
            <text:p>1.92</text:p>
          </table:table-cell>
          <table:table-cell office:value-type="float" office:value="1.68" table:formula="of:=[.J24]*[.Z24]" table:style-name="ce58">
            <text:p>1.68</text:p>
          </table:table-cell>
          <table:table-cell office:value-type="float" office:value="2.48" table:formula="of:=[.K24]*[.AA24]" table:style-name="ce58">
            <text:p>2.48</text:p>
          </table:table-cell>
          <table:table-cell office:value-type="float" office:value="2.8000000000000003" table:formula="of:=[.L24]*[.AB24]" table:style-name="ce58">
            <text:p>2.8</text:p>
          </table:table-cell>
          <table:table-cell office:value-type="float" office:value="3.12" table:formula="of:=[.M24]*[.AC24]" table:style-name="ce58">
            <text:p>3.12</text:p>
          </table:table-cell>
          <table:table-cell office:value-type="float" office:value="3.44" table:formula="of:=[.N24]*[.AD24]" table:style-name="ce58">
            <text:p>3.44</text:p>
          </table:table-cell>
          <table:table-cell office:value-type="float" office:value="0" table:formula="of:=[.O24]*[.AE24]" table:style-name="ce59">
            <text:p>0</text:p>
          </table:table-cell>
          <table:table-cell table:style-name="ce1"/>
          <table:table-cell office:value-type="float" office:value="32.720000000000006" table:formula="of:=SUM([.S39:.AE39])" table:style-name="ce1">
            <text:p>32.72</text:p>
          </table:table-cell>
          <table:table-cell office:value-type="float" office:value="0.66775510204081645" table:formula="of:=[.AG39]/[.$AG$41]" table:style-name="ce11">
            <text:p>0.667755102</text:p>
          </table:table-cell>
          <table:table-cell table:style-name="ce1"/>
          <table:table-cell office:value-type="float" office:value="5.2372949179671877E-2" table:formula="of:=[.AH39]*4/51" table:style-name="ce1">
            <text:p>0.052372949</text:p>
          </table:table-cell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30" table:style-name="ce1"/>
          <table:table-cell office:value-type="float" office:value="49" table:style-name="ce60">
            <text:p>49</text:p>
          </table:table-cell>
          <table:table-cell office:value-type="float" office:value="0.50178963893249606" table:formula="of:=AVERAGE([.AH27:.AH39])" table:style-name="ce61">
            <text:p>0.5017896</text:p>
          </table:table-cell>
          <table:table-cell table:style-name="ce1"/>
          <table:table-cell office:value-type="float" office:value="0.50394557823129249" table:formula="of:=SUM([.AJ27:.AJ40])" table:style-name="ce1">
            <text:p>0.503945578</text:p>
          </table:table-cell>
          <table:table-cell table:number-columns-repeated="16348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table:number-columns-repeated="15" table:style-name="ce17"/>
          <table:table-cell table:number-columns-repeated="16367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middle_card_throw" table:style-name="ta1">
        <table:table-column table:style-name="co1" table:number-columns-repeated="16" table:default-cell-style-name="ce1"/>
        <table:table-column table:style-name="co2" table:number-columns-repeated="3" table:default-cell-style-name="ce1" table:visibility="collapse"/>
        <table:table-column table:style-name="co1" table:number-columns-repeated="5" table:default-cell-style-name="ce1"/>
        <table:table-column table:style-name="co2" table:number-columns-repeated="3" table:default-cell-style-name="ce1" table:visibility="collapse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7"/>
          <table:table-cell table:style-name="ce1"/>
          <table:table-cell table:number-columns-spanned="13" table:number-rows-spanned="1" table:style-name="ce102"/>
          <table:covered-table-cell table:number-columns-repeated="12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number-columns-repeated="5" table:style-name="ce1"/>
          <table:table-cell office:value-type="string" table:style-name="ce9">
            <text:p>go high</text:p>
          </table:table-cell>
          <table:table-cell table:number-columns-repeated="16363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5" table:style-name="ce1"/>
          <table:table-cell office:value-type="string" table:style-name="ce16">
            <text:p>go low</text:p>
          </table:table-cell>
          <table:table-cell table:number-columns-repeated="16363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office:value-type="float" office:value="3" table:style-name="ce94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style-name="ce103"/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104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string" table:style-name="ce1">
            <text:p>doesn’t matter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7">
            <text:p>first card</text:p>
          </table:table-cell>
          <table:table-cell office:value-type="string" table:style-name="ce27">
            <text:p>I should guess1: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16369" table:style-name="ce1"/>
        </table:table-row>
        <table:table-row table:style-name="ro1">
          <table:table-cell table:style-name="ce7"/>
          <table:table-cell table:style-name="ce29"/>
          <table:table-cell table:number-columns-repeated="9" table:style-name="ce1"/>
          <table:table-cell table:style-name="ce30"/>
          <table:table-cell office:value-type="float" office:value="3" table:style-name="ce1">
            <text:p>3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29">
            <text:p>higher</text:p>
          </table:table-cell>
          <table:table-cell table:style-name="ce32"/>
          <table:table-cell office:value-type="float" office:value="43" table:style-name="ce33">
            <text:p>43</text:p>
          </table:table-cell>
          <table:table-cell office:value-type="float" office:value="39" table:style-name="ce33">
            <text:p>39</text:p>
          </table:table-cell>
          <table:table-cell office:value-type="float" office:value="35" table:style-name="ce33">
            <text:p>35</text:p>
          </table:table-cell>
          <table:table-cell office:value-type="float" office:value="31" table:style-name="ce33">
            <text:p>31</text:p>
          </table:table-cell>
          <table:table-cell office:value-type="float" office:value="27" table:style-name="ce33">
            <text:p>27</text:p>
          </table:table-cell>
          <table:table-cell office:value-type="float" office:value="24" table:style-name="ce111">
            <text:p>24</text:p>
          </table:table-cell>
          <table:table-cell office:value-type="float" office:value="26" table:style-name="ce33">
            <text:p>26</text:p>
          </table:table-cell>
          <table:table-cell office:value-type="float" office:value="30" table:style-name="ce33">
            <text:p>30</text:p>
          </table:table-cell>
          <table:table-cell office:value-type="float" office:value="34" table:style-name="ce33">
            <text:p>34</text:p>
          </table:table-cell>
          <table:table-cell office:value-type="float" office:value="38" table:style-name="ce33">
            <text:p>38</text:p>
          </table:table-cell>
          <table:table-cell office:value-type="float" office:value="42" table:style-name="ce33">
            <text:p>42</text:p>
          </table:table-cell>
          <table:table-cell office:value-type="float" office:value="46" table:style-name="ce34">
            <text:p>46</text:p>
          </table:table-cell>
          <table:table-cell office:value-type="float" office:value="391" table:formula="of:=SUM([.C13:.O13])-[.I13]" table:style-name="ce1">
            <text:p>391</text:p>
          </table:table-cell>
          <table:table-cell table:number-columns-repeated="2" table:style-name="ce1"/>
          <table:table-cell table:style-name="ce42"/>
          <table:table-cell office:value-type="float" office:value="24" table:formula="of:=[.I13]" table:style-name="ce42">
            <text:p>24.00</text:p>
          </table:table-cell>
          <table:table-cell table:style-name="ce42"/>
          <table:table-cell office:value-type="float" office:value="1564" table:formula="of:=4*[.P13]" table:style-name="ce42">
            <text:p>1564.00</text:p>
          </table:table-cell>
          <table:table-cell office:value-type="float" office:value="72" table:formula="of:=3*[.T13]" table:style-name="ce42">
            <text:p>72.00</text:p>
          </table:table-cell>
          <table:table-cell office:value-type="float" office:value="1636" table:formula="of:=SUM([.V13:.W13])" table:style-name="ce42">
            <text:p>1636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44" table:formula="of:=[.X13]*[.AD13]" table:style-name="ce1">
            <text:p>6544</text:p>
          </table:table-cell>
          <table:table-cell office:value-type="float" office:value="124950" table:formula="of:=[.AE13]*[.AB13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29">
            <text:p>higher</text:p>
          </table:table-cell>
          <table:table-cell table:style-name="ce1"/>
          <table:table-cell table:style-name="ce32"/>
          <table:table-cell office:value-type="float" office:value="39" table:style-name="ce9">
            <text:p>39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4" table:style-name="ce112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348" table:formula="of:=SUM([.C14:.O14])-[.I14]" table:style-name="ce1">
            <text:p>348</text:p>
          </table:table-cell>
          <table:table-cell table:number-columns-repeated="2" table:style-name="ce1"/>
          <table:table-cell table:style-name="ce42"/>
          <table:table-cell office:value-type="float" office:value="24" table:formula="of:=[.I14]" table:style-name="ce42">
            <text:p>24.00</text:p>
          </table:table-cell>
          <table:table-cell table:style-name="ce42"/>
          <table:table-cell office:value-type="float" office:value="1392" table:formula="of:=4*[.P14]" table:style-name="ce42">
            <text:p>1392.00</text:p>
          </table:table-cell>
          <table:table-cell office:value-type="float" office:value="72" table:formula="of:=3*[.T14]" table:style-name="ce42">
            <text:p>72.00</text:p>
          </table:table-cell>
          <table:table-cell office:value-type="float" office:value="1464" table:formula="of:=SUM([.V14:.W14])" table:style-name="ce42">
            <text:p>1464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56" table:formula="of:=[.X14]*[.AD14]" table:style-name="ce1">
            <text:p>5856</text:p>
          </table:table-cell>
          <table:table-cell office:value-type="float" office:value="124950" table:formula="of:=[.AE14]*[.AB14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29">
            <text:p>higher</text:p>
          </table:table-cell>
          <table:table-cell table:number-columns-repeated="2" table:style-name="ce1"/>
          <table:table-cell table:style-name="ce32"/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4" table:style-name="ce112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309" table:formula="of:=SUM([.C15:.O15])-[.I15]" table:style-name="ce1">
            <text:p>309</text:p>
          </table:table-cell>
          <table:table-cell table:number-columns-repeated="2" table:style-name="ce1"/>
          <table:table-cell table:style-name="ce42"/>
          <table:table-cell office:value-type="float" office:value="24" table:formula="of:=[.I15]" table:style-name="ce42">
            <text:p>24.00</text:p>
          </table:table-cell>
          <table:table-cell table:style-name="ce42"/>
          <table:table-cell office:value-type="float" office:value="1236" table:formula="of:=4*[.P15]" table:style-name="ce42">
            <text:p>1236.00</text:p>
          </table:table-cell>
          <table:table-cell office:value-type="float" office:value="72" table:formula="of:=3*[.T15]" table:style-name="ce42">
            <text:p>72.00</text:p>
          </table:table-cell>
          <table:table-cell office:value-type="float" office:value="1308" table:formula="of:=SUM([.V15:.W15])" table:style-name="ce42">
            <text:p>1308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32" table:formula="of:=[.X15]*[.AD15]" table:style-name="ce1">
            <text:p>5232</text:p>
          </table:table-cell>
          <table:table-cell office:value-type="float" office:value="124950" table:formula="of:=[.AE15]*[.AB15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29">
            <text:p>higher</text:p>
          </table:table-cell>
          <table:table-cell table:number-columns-repeated="3" table:style-name="ce1"/>
          <table:table-cell table:style-name="ce32"/>
          <table:table-cell office:value-type="float" office:value="31" table:style-name="ce9">
            <text:p>31</text:p>
          </table:table-cell>
          <table:table-cell office:value-type="float" office:value="27" table:style-name="ce9">
            <text:p>27</text:p>
          </table:table-cell>
          <table:table-cell office:value-type="float" office:value="24" table:style-name="ce112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274" table:formula="of:=SUM([.C16:.O16])-[.I16]" table:style-name="ce1">
            <text:p>274</text:p>
          </table:table-cell>
          <table:table-cell table:number-columns-repeated="2" table:style-name="ce78"/>
          <table:table-cell table:style-name="ce73"/>
          <table:table-cell office:value-type="float" office:value="24" table:formula="of:=[.I16]" table:style-name="ce42">
            <text:p>24.00</text:p>
          </table:table-cell>
          <table:table-cell table:style-name="ce42"/>
          <table:table-cell office:value-type="float" office:value="1096" table:formula="of:=4*[.P16]" table:style-name="ce42">
            <text:p>1096.00</text:p>
          </table:table-cell>
          <table:table-cell office:value-type="float" office:value="72" table:formula="of:=3*[.T16]" table:style-name="ce42">
            <text:p>72.00</text:p>
          </table:table-cell>
          <table:table-cell office:value-type="float" office:value="1168" table:formula="of:=SUM([.V16:.W16])" table:style-name="ce82">
            <text:p>1168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672" table:formula="of:=[.X16]*[.AD16]" table:style-name="ce1">
            <text:p>4672</text:p>
          </table:table-cell>
          <table:table-cell office:value-type="float" office:value="124950" table:formula="of:=[.AE16]*[.AB16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9">
            <text:p>higher</text:p>
          </table:table-cell>
          <table:table-cell table:number-columns-repeated="4" table:style-name="ce1"/>
          <table:table-cell table:style-name="ce32"/>
          <table:table-cell office:value-type="float" office:value="27" table:style-name="ce9">
            <text:p>27</text:p>
          </table:table-cell>
          <table:table-cell office:value-type="float" office:value="24" table:style-name="ce112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243" table:formula="of:=SUM([.C17:.O17])-[.I17]" table:style-name="ce1">
            <text:p>243</text:p>
          </table:table-cell>
          <table:table-cell table:number-columns-repeated="2" table:style-name="ce1"/>
          <table:table-cell table:style-name="ce42"/>
          <table:table-cell office:value-type="float" office:value="24" table:formula="of:=[.I17]" table:style-name="ce42">
            <text:p>24.00</text:p>
          </table:table-cell>
          <table:table-cell table:style-name="ce42"/>
          <table:table-cell office:value-type="float" office:value="972" table:formula="of:=4*[.P17]" table:style-name="ce42">
            <text:p>972.00</text:p>
          </table:table-cell>
          <table:table-cell office:value-type="float" office:value="72" table:formula="of:=3*[.T17]" table:style-name="ce42">
            <text:p>72.00</text:p>
          </table:table-cell>
          <table:table-cell office:value-type="float" office:value="1044" table:formula="of:=SUM([.V17:.W17])" table:style-name="ce66">
            <text:p>1044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176" table:formula="of:=[.X17]*[.AD17]" table:style-name="ce1">
            <text:p>4176</text:p>
          </table:table-cell>
          <table:table-cell office:value-type="float" office:value="124950" table:formula="of:=[.AE17]*[.AB17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9">
            <text:p>higher</text:p>
          </table:table-cell>
          <table:table-cell table:number-columns-repeated="5" table:style-name="ce1"/>
          <table:table-cell table:style-name="ce32"/>
          <table:table-cell office:value-type="float" office:value="24" table:style-name="ce112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216" table:formula="of:=SUM([.C18:.O18])-[.I18]" table:style-name="ce1">
            <text:p>216</text:p>
          </table:table-cell>
          <table:table-cell table:number-columns-repeated="2" table:style-name="ce1"/>
          <table:table-cell table:style-name="ce42"/>
          <table:table-cell office:value-type="float" office:value="24" table:formula="of:=[.I18]" table:style-name="ce42">
            <text:p>24.00</text:p>
          </table:table-cell>
          <table:table-cell table:style-name="ce42"/>
          <table:table-cell office:value-type="float" office:value="864" table:formula="of:=4*[.P18]" table:style-name="ce42">
            <text:p>864.00</text:p>
          </table:table-cell>
          <table:table-cell office:value-type="float" office:value="72" table:formula="of:=3*[.T18]" table:style-name="ce42">
            <text:p>72.00</text:p>
          </table:table-cell>
          <table:table-cell office:value-type="float" office:value="936" table:formula="of:=SUM([.V18:.W18])" table:style-name="ce66">
            <text:p>936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744" table:formula="of:=[.X18]*[.AD18]" table:style-name="ce1">
            <text:p>3744</text:p>
          </table:table-cell>
          <table:table-cell office:value-type="float" office:value="124950" table:formula="of:=[.AE18]*[.AB18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9">
            <text:p>lower</text:p>
          </table:table-cell>
          <table:table-cell office:value-type="float" office:value="46" table:style-name="ce108">
            <text:p>46</text:p>
          </table:table-cell>
          <table:table-cell office:value-type="float" office:value="42" table:style-name="ce108">
            <text:p>42</text:p>
          </table:table-cell>
          <table:table-cell office:value-type="float" office:value="38" table:style-name="ce108">
            <text:p>38</text:p>
          </table:table-cell>
          <table:table-cell office:value-type="float" office:value="34" table:style-name="ce108">
            <text:p>34</text:p>
          </table:table-cell>
          <table:table-cell office:value-type="float" office:value="30" table:style-name="ce108">
            <text:p>30</text:p>
          </table:table-cell>
          <table:table-cell office:value-type="float" office:value="26" table:style-name="ce108">
            <text:p>26</text:p>
          </table:table-cell>
          <table:table-cell table:style-name="ce32"/>
          <table:table-cell table:number-columns-repeated="2" table:style-name="ce105"/>
          <table:table-cell table:number-columns-repeated="2" table:style-name="ce106"/>
          <table:table-cell table:style-name="ce105"/>
          <table:table-cell table:style-name="ce107"/>
          <table:table-cell office:value-type="float" office:value="216" table:formula="of:=SUM([.C19:.O19])-[.I19]" table:style-name="ce1">
            <text:p>216</text:p>
          </table:table-cell>
          <table:table-cell table:number-columns-repeated="2" table:style-name="ce1"/>
          <table:table-cell table:style-name="ce42"/>
          <table:table-cell office:value-type="float" office:value="0" table:formula="of:=[.I19]" table:style-name="ce42">
            <text:p>0.00</text:p>
          </table:table-cell>
          <table:table-cell table:style-name="ce42"/>
          <table:table-cell office:value-type="float" office:value="864" table:formula="of:=4*[.P19]" table:style-name="ce42">
            <text:p>864.00</text:p>
          </table:table-cell>
          <table:table-cell office:value-type="float" office:value="0" table:formula="of:=3*[.T19]" table:style-name="ce42">
            <text:p>0.00</text:p>
          </table:table-cell>
          <table:table-cell office:value-type="float" office:value="864" table:formula="of:=SUM([.V19:.W19])" table:style-name="ce66">
            <text:p>864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3" table:style-name="ce66">
            <text:p>3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2592" table:formula="of:=[.X19]*[.AD19]" table:style-name="ce1">
            <text:p>2592</text:p>
          </table:table-cell>
          <table:table-cell office:value-type="float" office:value="124950" table:formula="of:=[.AE19]*[.AB19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13">
            <text:p>24</text:p>
          </table:table-cell>
          <table:table-cell table:style-name="ce32"/>
          <table:table-cell table:number-columns-repeated="4" table:style-name="ce1"/>
          <table:table-cell table:style-name="ce31"/>
          <table:table-cell office:value-type="float" office:value="216" table:formula="of:=SUM([.C20:.O20])-[.I20]" table:style-name="ce1">
            <text:p>216</text:p>
          </table:table-cell>
          <table:table-cell table:number-columns-repeated="2" table:style-name="ce1"/>
          <table:table-cell table:style-name="ce42"/>
          <table:table-cell office:value-type="float" office:value="24" table:formula="of:=[.I20]" table:style-name="ce42">
            <text:p>24.00</text:p>
          </table:table-cell>
          <table:table-cell table:style-name="ce42"/>
          <table:table-cell office:value-type="float" office:value="864" table:formula="of:=4*[.P20]" table:style-name="ce42">
            <text:p>864.00</text:p>
          </table:table-cell>
          <table:table-cell office:value-type="float" office:value="72" table:formula="of:=3*[.T20]" table:style-name="ce42">
            <text:p>72.00</text:p>
          </table:table-cell>
          <table:table-cell office:value-type="float" office:value="936" table:formula="of:=SUM([.V20:.W20])" table:style-name="ce66">
            <text:p>936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744" table:formula="of:=[.X20]*[.AD20]" table:style-name="ce1">
            <text:p>3744</text:p>
          </table:table-cell>
          <table:table-cell office:value-type="float" office:value="124950" table:formula="of:=[.AE20]*[.AB20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13">
            <text:p>24</text:p>
          </table:table-cell>
          <table:table-cell office:value-type="float" office:value="27" table:style-name="ce16">
            <text:p>27</text:p>
          </table:table-cell>
          <table:table-cell table:style-name="ce32"/>
          <table:table-cell table:number-columns-repeated="3" table:style-name="ce1"/>
          <table:table-cell table:style-name="ce31"/>
          <table:table-cell office:value-type="float" office:value="243" table:formula="of:=SUM([.C21:.O21])-[.I21]" table:style-name="ce1">
            <text:p>243</text:p>
          </table:table-cell>
          <table:table-cell table:number-columns-repeated="2" table:style-name="ce1"/>
          <table:table-cell table:style-name="ce42"/>
          <table:table-cell office:value-type="float" office:value="24" table:formula="of:=[.I21]" table:style-name="ce42">
            <text:p>24.00</text:p>
          </table:table-cell>
          <table:table-cell table:style-name="ce42"/>
          <table:table-cell office:value-type="float" office:value="972" table:formula="of:=4*[.P21]" table:style-name="ce42">
            <text:p>972.00</text:p>
          </table:table-cell>
          <table:table-cell office:value-type="float" office:value="72" table:formula="of:=3*[.T21]" table:style-name="ce42">
            <text:p>72.00</text:p>
          </table:table-cell>
          <table:table-cell office:value-type="float" office:value="1044" table:formula="of:=SUM([.V21:.W21])" table:style-name="ce66">
            <text:p>1044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176" table:formula="of:=[.X21]*[.AD21]" table:style-name="ce1">
            <text:p>4176</text:p>
          </table:table-cell>
          <table:table-cell office:value-type="float" office:value="124950" table:formula="of:=[.AE21]*[.AB21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13">
            <text:p>24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table:style-name="ce32"/>
          <table:table-cell table:number-columns-repeated="2" table:style-name="ce1"/>
          <table:table-cell table:style-name="ce31"/>
          <table:table-cell office:value-type="float" office:value="274" table:formula="of:=SUM([.C22:.O22])-[.I22]" table:style-name="ce1">
            <text:p>274</text:p>
          </table:table-cell>
          <table:table-cell table:number-columns-repeated="2" table:style-name="ce1"/>
          <table:table-cell table:style-name="ce42"/>
          <table:table-cell office:value-type="float" office:value="24" table:formula="of:=[.I22]" table:style-name="ce42">
            <text:p>24.00</text:p>
          </table:table-cell>
          <table:table-cell table:style-name="ce42"/>
          <table:table-cell office:value-type="float" office:value="1096" table:formula="of:=4*[.P22]" table:style-name="ce42">
            <text:p>1096.00</text:p>
          </table:table-cell>
          <table:table-cell office:value-type="float" office:value="72" table:formula="of:=3*[.T22]" table:style-name="ce42">
            <text:p>72.00</text:p>
          </table:table-cell>
          <table:table-cell office:value-type="float" office:value="1168" table:formula="of:=SUM([.V22:.W22])" table:style-name="ce82">
            <text:p>1168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8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672" table:formula="of:=[.X22]*[.AD22]" table:style-name="ce1">
            <text:p>4672</text:p>
          </table:table-cell>
          <table:table-cell office:value-type="float" office:value="124950" table:formula="of:=[.AE22]*[.AB22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13">
            <text:p>24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table:style-name="ce32"/>
          <table:table-cell table:style-name="ce1"/>
          <table:table-cell table:style-name="ce31"/>
          <table:table-cell office:value-type="float" office:value="309" table:formula="of:=SUM([.C23:.O23])-[.I23]" table:style-name="ce1">
            <text:p>309</text:p>
          </table:table-cell>
          <table:table-cell table:number-columns-repeated="2" table:style-name="ce1"/>
          <table:table-cell table:style-name="ce42"/>
          <table:table-cell office:value-type="float" office:value="24" table:formula="of:=[.I23]" table:style-name="ce42">
            <text:p>24.00</text:p>
          </table:table-cell>
          <table:table-cell table:style-name="ce42"/>
          <table:table-cell office:value-type="float" office:value="1236" table:formula="of:=4*[.P23]" table:style-name="ce42">
            <text:p>1236.00</text:p>
          </table:table-cell>
          <table:table-cell office:value-type="float" office:value="72" table:formula="of:=3*[.T23]" table:style-name="ce42">
            <text:p>72.00</text:p>
          </table:table-cell>
          <table:table-cell office:value-type="float" office:value="1308" table:formula="of:=SUM([.V23:.W23])" table:style-name="ce42">
            <text:p>1308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32" table:formula="of:=[.X23]*[.AD23]" table:style-name="ce1">
            <text:p>5232</text:p>
          </table:table-cell>
          <table:table-cell office:value-type="float" office:value="124950" table:formula="of:=[.AE23]*[.AB23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4" table:style-name="ce113">
            <text:p>24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9" table:style-name="ce16">
            <text:p>39</text:p>
          </table:table-cell>
          <table:table-cell table:style-name="ce32"/>
          <table:table-cell table:style-name="ce31"/>
          <table:table-cell office:value-type="float" office:value="348" table:formula="of:=SUM([.C24:.O24])-[.I24]" table:style-name="ce1">
            <text:p>348</text:p>
          </table:table-cell>
          <table:table-cell table:number-columns-repeated="2" table:style-name="ce1"/>
          <table:table-cell table:style-name="ce42"/>
          <table:table-cell office:value-type="float" office:value="24" table:formula="of:=[.I24]" table:style-name="ce42">
            <text:p>24.00</text:p>
          </table:table-cell>
          <table:table-cell table:style-name="ce42"/>
          <table:table-cell office:value-type="float" office:value="1392" table:formula="of:=4*[.P24]" table:style-name="ce42">
            <text:p>1392.00</text:p>
          </table:table-cell>
          <table:table-cell office:value-type="float" office:value="72" table:formula="of:=3*[.T24]" table:style-name="ce42">
            <text:p>72.00</text:p>
          </table:table-cell>
          <table:table-cell office:value-type="float" office:value="1464" table:formula="of:=SUM([.V24:.W24])" table:style-name="ce42">
            <text:p>1464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56" table:formula="of:=[.X24]*[.AD24]" table:style-name="ce1">
            <text:p>5856</text:p>
          </table:table-cell>
          <table:table-cell office:value-type="float" office:value="124950" table:formula="of:=[.AE24]*[.AB24]" table:style-name="ce1">
            <text:p>124950</text:p>
          </table:table-cell>
          <table:table-cell table:number-columns-repeated="1635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lower</text:p>
          </table:table-cell>
          <table:table-cell office:value-type="float" office:value="46" table:style-name="ce49">
            <text:p>46</text:p>
          </table:table-cell>
          <table:table-cell office:value-type="float" office:value="42" table:style-name="ce49">
            <text:p>42</text:p>
          </table:table-cell>
          <table:table-cell office:value-type="float" office:value="38" table:style-name="ce49">
            <text:p>38</text:p>
          </table:table-cell>
          <table:table-cell office:value-type="float" office:value="34" table:style-name="ce49">
            <text:p>34</text:p>
          </table:table-cell>
          <table:table-cell office:value-type="float" office:value="30" table:style-name="ce49">
            <text:p>30</text:p>
          </table:table-cell>
          <table:table-cell office:value-type="float" office:value="26" table:style-name="ce49">
            <text:p>26</text:p>
          </table:table-cell>
          <table:table-cell office:value-type="float" office:value="24" table:style-name="ce114">
            <text:p>24</text:p>
          </table:table-cell>
          <table:table-cell office:value-type="float" office:value="27" table:style-name="ce49">
            <text:p>27</text:p>
          </table:table-cell>
          <table:table-cell office:value-type="float" office:value="31" table:style-name="ce49">
            <text:p>31</text:p>
          </table:table-cell>
          <table:table-cell office:value-type="float" office:value="35" table:style-name="ce49">
            <text:p>35</text:p>
          </table:table-cell>
          <table:table-cell office:value-type="float" office:value="39" table:style-name="ce49">
            <text:p>39</text:p>
          </table:table-cell>
          <table:table-cell office:value-type="float" office:value="43" table:style-name="ce49">
            <text:p>43</text:p>
          </table:table-cell>
          <table:table-cell table:style-name="ce50"/>
          <table:table-cell office:value-type="float" office:value="391" table:formula="of:=SUM([.C25:.O25])-[.I25]" table:style-name="ce1">
            <text:p>391</text:p>
          </table:table-cell>
          <table:table-cell table:number-columns-repeated="2" table:style-name="ce1"/>
          <table:table-cell table:style-name="ce42"/>
          <table:table-cell office:value-type="float" office:value="24" table:formula="of:=[.I25]" table:style-name="ce42">
            <text:p>24.00</text:p>
          </table:table-cell>
          <table:table-cell table:style-name="ce42"/>
          <table:table-cell office:value-type="float" office:value="1564" table:formula="of:=4*[.P25]" table:style-name="ce42">
            <text:p>1564.00</text:p>
          </table:table-cell>
          <table:table-cell office:value-type="float" office:value="72" table:formula="of:=3*[.T25]" table:style-name="ce42">
            <text:p>72.00</text:p>
          </table:table-cell>
          <table:table-cell office:value-type="float" office:value="1636" table:formula="of:=SUM([.V25:.W25])" table:style-name="ce42">
            <text:p>1636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44" table:formula="of:=[.X25]*[.AD25]" table:style-name="ce1">
            <text:p>6544</text:p>
          </table:table-cell>
          <table:table-cell office:value-type="float" office:value="124950" table:formula="of:=[.AE25]*[.AB25]" table:style-name="ce1">
            <text:p>12495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table:style-name="ce17"/>
          <table:table-cell table:number-columns-repeated="7" table:style-name="ce1"/>
          <table:table-cell table:style-name="ce42"/>
          <table:table-cell table:number-columns-repeated="8" table:style-name="ce1"/>
          <table:table-cell office:value-type="float" office:value="63040" table:formula="of:=SUM([.AG13:.AG26])" table:style-name="ce1">
            <text:p>63040</text:p>
          </table:table-cell>
          <table:table-cell office:value-type="float" office:value="124950" table:formula="of:=[.AH25]" table:style-name="ce1">
            <text:p>124950</text:p>
          </table:table-cell>
          <table:table-cell table:number-columns-repeated="16350"/>
        </table:table-row>
        <table:table-row table:number-rows-repeated="2" table:style-name="ro1">
          <table:table-cell table:number-columns-repeated="15" table:style-name="ce1"/>
          <table:table-cell table:style-name="ce17"/>
          <table:table-cell table:number-columns-repeated="16368" table:style-name="ce1"/>
        </table:table-row>
        <table:table-row table:style-name="ro1">
          <table:table-cell table:number-columns-repeated="32" table:style-name="ce1"/>
          <table:table-cell office:value-type="string" table:style-name="ce1">
            <text:p>answer</text:p>
          </table:table-cell>
          <table:table-cell office:value-type="float" office:value="0.5045218087234894" table:formula="of:=[.AG27]/[.AH27]" table:style-name="ce72">
            <text:p>0.504521809</text:p>
          </table:table-cell>
          <table:table-cell table:number-columns-repeated="16350"/>
        </table:table-row>
        <table:table-row table:number-rows-repeated="1048546" table:style-name="ro1">
          <table:table-cell table:number-columns-repeated="16384"/>
        </table:table-row>
      </table:table>
      <table:table table:name="new_Jack_7" table:style-name="ta1">
        <table:table-column table:style-name="co1" table:number-columns-repeated="16" table:default-cell-style-name="ce1"/>
        <table:table-column table:style-name="co2" table:number-columns-repeated="3" table:default-cell-style-name="ce1" table:visibility="collapse"/>
        <table:table-column table:style-name="co1" table:number-columns-repeated="5" table:default-cell-style-name="ce1"/>
        <table:table-column table:style-name="co2" table:number-columns-repeated="3" table:default-cell-style-name="ce1" table:visibility="collapse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7"/>
          <table:table-cell table:style-name="ce1"/>
          <table:table-cell table:number-columns-spanned="13" table:number-rows-spanned="1" table:style-name="ce102"/>
          <table:covered-table-cell table:number-columns-repeated="12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6">
            <text:p>14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2" table:style-name="ce1"/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9">
            <text:p>2</text:p>
          </table:table-cell>
          <table:table-cell office:value-type="float" office:value="3" table:style-name="ce94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style-name="ce103"/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104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4">
            <text:p>14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string" table:style-name="ce1">
            <text:p>doesn’t matter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7">
            <text:p>first card</text:p>
          </table:table-cell>
          <table:table-cell office:value-type="string" table:style-name="ce27">
            <text:p>I should guess1: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109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6">
            <text:p>14</text:p>
          </table:table-cell>
          <table:table-cell table:number-columns-repeated="16369" table:style-name="ce1"/>
        </table:table-row>
        <table:table-row table:style-name="ro1">
          <table:table-cell table:style-name="ce7"/>
          <table:table-cell table:style-name="ce29"/>
          <table:table-cell table:number-columns-repeated="9" table:style-name="ce1"/>
          <table:table-cell table:style-name="ce30"/>
          <table:table-cell office:value-type="float" office:value="3" table:style-name="ce1">
            <text:p>3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29">
            <text:p>higher</text:p>
          </table:table-cell>
          <table:table-cell table:style-name="ce32"/>
          <table:table-cell office:value-type="float" office:value="43" table:style-name="ce33">
            <text:p>43</text:p>
          </table:table-cell>
          <table:table-cell office:value-type="float" office:value="39" table:style-name="ce33">
            <text:p>39</text:p>
          </table:table-cell>
          <table:table-cell office:value-type="float" office:value="35" table:style-name="ce33">
            <text:p>35</text:p>
          </table:table-cell>
          <table:table-cell office:value-type="float" office:value="31" table:style-name="ce33">
            <text:p>31</text:p>
          </table:table-cell>
          <table:table-cell office:value-type="float" office:value="28" table:style-name="ce33">
            <text:p>28</text:p>
          </table:table-cell>
          <table:table-cell office:value-type="float" office:value="24" table:style-name="ce33">
            <text:p>24</text:p>
          </table:table-cell>
          <table:table-cell office:value-type="float" office:value="26" table:style-name="ce33">
            <text:p>26</text:p>
          </table:table-cell>
          <table:table-cell office:value-type="float" office:value="30" table:style-name="ce33">
            <text:p>30</text:p>
          </table:table-cell>
          <table:table-cell office:value-type="float" office:value="34" table:style-name="ce33">
            <text:p>34</text:p>
          </table:table-cell>
          <table:table-cell office:value-type="float" office:value="38" table:style-name="ce33">
            <text:p>38</text:p>
          </table:table-cell>
          <table:table-cell office:value-type="float" office:value="42" table:style-name="ce33">
            <text:p>42</text:p>
          </table:table-cell>
          <table:table-cell office:value-type="float" office:value="46" table:style-name="ce34">
            <text:p>46</text:p>
          </table:table-cell>
          <table:table-cell office:value-type="float" office:value="388" table:formula="of:=SUM([.C13:.O13])-[.H13]" table:style-name="ce1">
            <text:p>388</text:p>
          </table:table-cell>
          <table:table-cell table:number-columns-repeated="2" table:style-name="ce1"/>
          <table:table-cell table:style-name="ce42"/>
          <table:table-cell office:value-type="float" office:value="28" table:formula="of:=[.H13]" table:style-name="ce42">
            <text:p>28.00</text:p>
          </table:table-cell>
          <table:table-cell table:style-name="ce42"/>
          <table:table-cell office:value-type="float" office:value="1552" table:formula="of:=4*[.P13]" table:style-name="ce42">
            <text:p>1552.00</text:p>
          </table:table-cell>
          <table:table-cell office:value-type="float" office:value="84" table:formula="of:=3*[.T13]" table:style-name="ce42">
            <text:p>84.00</text:p>
          </table:table-cell>
          <table:table-cell office:value-type="float" office:value="1636" table:formula="of:=SUM([.V13:.W13])" table:style-name="ce42">
            <text:p>1636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44" table:formula="of:=[.X13]*[.AD13]" table:style-name="ce1">
            <text:p>6544</text:p>
          </table:table-cell>
          <table:table-cell office:value-type="float" office:value="124950" table:formula="of:=[.AE13]*[.AB13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29">
            <text:p>higher</text:p>
          </table:table-cell>
          <table:table-cell table:style-name="ce1"/>
          <table:table-cell table:style-name="ce32"/>
          <table:table-cell office:value-type="float" office:value="39" table:style-name="ce9">
            <text:p>39</text:p>
          </table:table-cell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345" table:formula="of:=SUM([.C14:.O14])-[.H14]" table:style-name="ce1">
            <text:p>345</text:p>
          </table:table-cell>
          <table:table-cell table:number-columns-repeated="2" table:style-name="ce1"/>
          <table:table-cell table:style-name="ce42"/>
          <table:table-cell office:value-type="float" office:value="28" table:formula="of:=[.H14]" table:style-name="ce42">
            <text:p>28.00</text:p>
          </table:table-cell>
          <table:table-cell table:style-name="ce42"/>
          <table:table-cell office:value-type="float" office:value="1380" table:formula="of:=4*[.P14]" table:style-name="ce42">
            <text:p>1380.00</text:p>
          </table:table-cell>
          <table:table-cell office:value-type="float" office:value="84" table:formula="of:=3*[.T14]" table:style-name="ce42">
            <text:p>84.00</text:p>
          </table:table-cell>
          <table:table-cell office:value-type="float" office:value="1464" table:formula="of:=SUM([.V14:.W14])" table:style-name="ce42">
            <text:p>1464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56" table:formula="of:=[.X14]*[.AD14]" table:style-name="ce1">
            <text:p>5856</text:p>
          </table:table-cell>
          <table:table-cell office:value-type="float" office:value="124950" table:formula="of:=[.AE14]*[.AB14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29">
            <text:p>higher</text:p>
          </table:table-cell>
          <table:table-cell table:number-columns-repeated="2" table:style-name="ce1"/>
          <table:table-cell table:style-name="ce32"/>
          <table:table-cell office:value-type="float" office:value="35" table:style-name="ce9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306" table:formula="of:=SUM([.C15:.O15])-[.H15]" table:style-name="ce1">
            <text:p>306</text:p>
          </table:table-cell>
          <table:table-cell table:number-columns-repeated="2" table:style-name="ce1"/>
          <table:table-cell table:style-name="ce42"/>
          <table:table-cell office:value-type="float" office:value="28" table:formula="of:=[.H15]" table:style-name="ce42">
            <text:p>28.00</text:p>
          </table:table-cell>
          <table:table-cell table:style-name="ce42"/>
          <table:table-cell office:value-type="float" office:value="1224" table:formula="of:=4*[.P15]" table:style-name="ce42">
            <text:p>1224.00</text:p>
          </table:table-cell>
          <table:table-cell office:value-type="float" office:value="84" table:formula="of:=3*[.T15]" table:style-name="ce42">
            <text:p>84.00</text:p>
          </table:table-cell>
          <table:table-cell office:value-type="float" office:value="1308" table:formula="of:=SUM([.V15:.W15])" table:style-name="ce42">
            <text:p>1308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32" table:formula="of:=[.X15]*[.AD15]" table:style-name="ce1">
            <text:p>5232</text:p>
          </table:table-cell>
          <table:table-cell office:value-type="float" office:value="124950" table:formula="of:=[.AE15]*[.AB15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29">
            <text:p>higher</text:p>
          </table:table-cell>
          <table:table-cell table:number-columns-repeated="3" table:style-name="ce1"/>
          <table:table-cell table:style-name="ce32"/>
          <table:table-cell office:value-type="float" office:value="31" table:style-name="ce9">
            <text:p>31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271" table:formula="of:=SUM([.C16:.O16])-[.H16]" table:style-name="ce1">
            <text:p>271</text:p>
          </table:table-cell>
          <table:table-cell table:number-columns-repeated="2" table:style-name="ce78"/>
          <table:table-cell table:style-name="ce73"/>
          <table:table-cell office:value-type="float" office:value="28" table:formula="of:=[.H16]" table:style-name="ce42">
            <text:p>28.00</text:p>
          </table:table-cell>
          <table:table-cell table:style-name="ce42"/>
          <table:table-cell office:value-type="float" office:value="1084" table:formula="of:=4*[.P16]" table:style-name="ce42">
            <text:p>1084.00</text:p>
          </table:table-cell>
          <table:table-cell office:value-type="float" office:value="84" table:formula="of:=3*[.T16]" table:style-name="ce42">
            <text:p>84.00</text:p>
          </table:table-cell>
          <table:table-cell office:value-type="float" office:value="1168" table:formula="of:=SUM([.V16:.W16])" table:style-name="ce42">
            <text:p>1168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672" table:formula="of:=[.X16]*[.AD16]" table:style-name="ce1">
            <text:p>4672</text:p>
          </table:table-cell>
          <table:table-cell office:value-type="float" office:value="124950" table:formula="of:=[.AE16]*[.AB16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9">
            <text:p>higher</text:p>
          </table:table-cell>
          <table:table-cell table:number-columns-repeated="4" table:style-name="ce1"/>
          <table:table-cell table:style-name="ce32"/>
          <table:table-cell office:value-type="float" office:value="28" table:style-name="ce9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240" table:formula="of:=SUM([.C17:.O17])-[.H17]" table:style-name="ce1">
            <text:p>240</text:p>
          </table:table-cell>
          <table:table-cell table:number-columns-repeated="2" table:style-name="ce1"/>
          <table:table-cell table:style-name="ce42"/>
          <table:table-cell office:value-type="float" office:value="28" table:formula="of:=[.H17]" table:style-name="ce42">
            <text:p>28.00</text:p>
          </table:table-cell>
          <table:table-cell table:style-name="ce42"/>
          <table:table-cell office:value-type="float" office:value="960" table:formula="of:=4*[.P17]" table:style-name="ce42">
            <text:p>960.00</text:p>
          </table:table-cell>
          <table:table-cell office:value-type="float" office:value="84" table:formula="of:=3*[.T17]" table:style-name="ce42">
            <text:p>84.00</text:p>
          </table:table-cell>
          <table:table-cell office:value-type="float" office:value="1044" table:formula="of:=SUM([.V17:.W17])" table:style-name="ce42">
            <text:p>1044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176" table:formula="of:=[.X17]*[.AD17]" table:style-name="ce1">
            <text:p>4176</text:p>
          </table:table-cell>
          <table:table-cell office:value-type="float" office:value="124950" table:formula="of:=[.AE17]*[.AB17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9">
            <text:p>higher</text:p>
          </table:table-cell>
          <table:table-cell table:number-columns-repeated="5" table:style-name="ce1"/>
          <table:table-cell table:style-name="ce32"/>
          <table:table-cell office:value-type="float" office:value="24" table:style-name="ce9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40">
            <text:p>46</text:p>
          </table:table-cell>
          <table:table-cell office:value-type="float" office:value="240" table:formula="of:=SUM([.C18:.O18])-[.H18]" table:style-name="ce1">
            <text:p>240</text:p>
          </table:table-cell>
          <table:table-cell table:number-columns-repeated="2" table:style-name="ce1"/>
          <table:table-cell table:style-name="ce42"/>
          <table:table-cell office:value-type="float" office:value="0" table:formula="of:=[.H18]" table:style-name="ce42">
            <text:p>0.00</text:p>
          </table:table-cell>
          <table:table-cell table:style-name="ce42"/>
          <table:table-cell office:value-type="float" office:value="960" table:formula="of:=4*[.P18]" table:style-name="ce42">
            <text:p>960.00</text:p>
          </table:table-cell>
          <table:table-cell office:value-type="float" office:value="0" table:formula="of:=3*[.T18]" table:style-name="ce42">
            <text:p>0.00</text:p>
          </table:table-cell>
          <table:table-cell office:value-type="float" office:value="960" table:formula="of:=SUM([.V18:.W18])" table:style-name="ce42">
            <text:p>960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3" table:style-name="ce110">
            <text:p>3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2880" table:formula="of:=[.X18]*[.AD18]" table:style-name="ce1">
            <text:p>2880</text:p>
          </table:table-cell>
          <table:table-cell office:value-type="float" office:value="124950" table:formula="of:=[.AE18]*[.AB18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9">
            <text:p>lower</text:p>
          </table:table-cell>
          <table:table-cell office:value-type="float" office:value="46" table:style-name="ce108">
            <text:p>46</text:p>
          </table:table-cell>
          <table:table-cell office:value-type="float" office:value="42" table:style-name="ce108">
            <text:p>42</text:p>
          </table:table-cell>
          <table:table-cell office:value-type="float" office:value="38" table:style-name="ce108">
            <text:p>38</text:p>
          </table:table-cell>
          <table:table-cell office:value-type="float" office:value="34" table:style-name="ce108">
            <text:p>34</text:p>
          </table:table-cell>
          <table:table-cell office:value-type="float" office:value="30" table:style-name="ce108">
            <text:p>30</text:p>
          </table:table-cell>
          <table:table-cell office:value-type="float" office:value="27" table:style-name="ce108">
            <text:p>27</text:p>
          </table:table-cell>
          <table:table-cell table:style-name="ce32"/>
          <table:table-cell table:number-columns-repeated="2" table:style-name="ce105"/>
          <table:table-cell table:number-columns-repeated="2" table:style-name="ce106"/>
          <table:table-cell table:style-name="ce105"/>
          <table:table-cell table:style-name="ce107"/>
          <table:table-cell office:value-type="float" office:value="190" table:formula="of:=SUM([.C19:.O19])-[.H19]" table:style-name="ce1">
            <text:p>190</text:p>
          </table:table-cell>
          <table:table-cell table:number-columns-repeated="2" table:style-name="ce1"/>
          <table:table-cell table:style-name="ce42"/>
          <table:table-cell office:value-type="float" office:value="27" table:formula="of:=[.H19]" table:style-name="ce42">
            <text:p>27.00</text:p>
          </table:table-cell>
          <table:table-cell table:style-name="ce42"/>
          <table:table-cell office:value-type="float" office:value="760" table:formula="of:=4*[.P19]" table:style-name="ce42">
            <text:p>760.00</text:p>
          </table:table-cell>
          <table:table-cell office:value-type="float" office:value="81" table:formula="of:=3*[.T19]" table:style-name="ce42">
            <text:p>81.00</text:p>
          </table:table-cell>
          <table:table-cell office:value-type="float" office:value="841" table:formula="of:=SUM([.V19:.W19])" table:style-name="ce42">
            <text:p>841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364" table:formula="of:=[.X19]*[.AD19]" table:style-name="ce1">
            <text:p>3364</text:p>
          </table:table-cell>
          <table:table-cell office:value-type="float" office:value="124950" table:formula="of:=[.AE19]*[.AB19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table:style-name="ce32"/>
          <table:table-cell table:number-columns-repeated="4" table:style-name="ce1"/>
          <table:table-cell table:style-name="ce31"/>
          <table:table-cell office:value-type="float" office:value="213" table:formula="of:=SUM([.C20:.O20])-[.H20]" table:style-name="ce1">
            <text:p>213</text:p>
          </table:table-cell>
          <table:table-cell table:number-columns-repeated="2" table:style-name="ce1"/>
          <table:table-cell table:style-name="ce42"/>
          <table:table-cell office:value-type="float" office:value="27" table:formula="of:=[.H20]" table:style-name="ce42">
            <text:p>27.00</text:p>
          </table:table-cell>
          <table:table-cell table:style-name="ce42"/>
          <table:table-cell office:value-type="float" office:value="852" table:formula="of:=4*[.P20]" table:style-name="ce42">
            <text:p>852.00</text:p>
          </table:table-cell>
          <table:table-cell office:value-type="float" office:value="81" table:formula="of:=3*[.T20]" table:style-name="ce42">
            <text:p>81.00</text:p>
          </table:table-cell>
          <table:table-cell office:value-type="float" office:value="933" table:formula="of:=SUM([.V20:.W20])" table:style-name="ce42">
            <text:p>933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3732" table:formula="of:=[.X20]*[.AD20]" table:style-name="ce1">
            <text:p>3732</text:p>
          </table:table-cell>
          <table:table-cell office:value-type="float" office:value="124950" table:formula="of:=[.AE20]*[.AB20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table:style-name="ce32"/>
          <table:table-cell table:number-columns-repeated="3" table:style-name="ce1"/>
          <table:table-cell table:style-name="ce31"/>
          <table:table-cell office:value-type="float" office:value="240" table:formula="of:=SUM([.C21:.O21])-[.H21]" table:style-name="ce1">
            <text:p>240</text:p>
          </table:table-cell>
          <table:table-cell table:number-columns-repeated="2" table:style-name="ce1"/>
          <table:table-cell table:style-name="ce42"/>
          <table:table-cell office:value-type="float" office:value="27" table:formula="of:=[.H21]" table:style-name="ce42">
            <text:p>27.00</text:p>
          </table:table-cell>
          <table:table-cell table:style-name="ce42"/>
          <table:table-cell office:value-type="float" office:value="960" table:formula="of:=4*[.P21]" table:style-name="ce42">
            <text:p>960.00</text:p>
          </table:table-cell>
          <table:table-cell office:value-type="float" office:value="81" table:formula="of:=3*[.T21]" table:style-name="ce42">
            <text:p>81.00</text:p>
          </table:table-cell>
          <table:table-cell office:value-type="float" office:value="1041" table:formula="of:=SUM([.V21:.W21])" table:style-name="ce42">
            <text:p>1041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66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164" table:formula="of:=[.X21]*[.AD21]" table:style-name="ce1">
            <text:p>4164</text:p>
          </table:table-cell>
          <table:table-cell office:value-type="float" office:value="124950" table:formula="of:=[.AE21]*[.AB21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table:style-name="ce32"/>
          <table:table-cell table:number-columns-repeated="2" table:style-name="ce1"/>
          <table:table-cell table:style-name="ce31"/>
          <table:table-cell office:value-type="float" office:value="271" table:formula="of:=SUM([.C22:.O22])-[.H22]" table:style-name="ce1">
            <text:p>271</text:p>
          </table:table-cell>
          <table:table-cell table:number-columns-repeated="2" table:style-name="ce1"/>
          <table:table-cell table:style-name="ce42"/>
          <table:table-cell office:value-type="float" office:value="27" table:formula="of:=[.H22]" table:style-name="ce42">
            <text:p>27.00</text:p>
          </table:table-cell>
          <table:table-cell table:style-name="ce42"/>
          <table:table-cell office:value-type="float" office:value="1084" table:formula="of:=4*[.P22]" table:style-name="ce42">
            <text:p>1084.00</text:p>
          </table:table-cell>
          <table:table-cell office:value-type="float" office:value="81" table:formula="of:=3*[.T22]" table:style-name="ce42">
            <text:p>81.00</text:p>
          </table:table-cell>
          <table:table-cell office:value-type="float" office:value="1165" table:formula="of:=SUM([.V22:.W22])" table:style-name="ce42">
            <text:p>1165.00</text:p>
          </table:table-cell>
          <table:table-cell table:number-columns-repeated="3" table:style-name="ce66"/>
          <table:table-cell office:value-type="float" office:value="2450" table:style-name="ce66">
            <text:p>2450.00</text:p>
          </table:table-cell>
          <table:table-cell table:style-name="ce66"/>
          <table:table-cell office:value-type="float" office:value="4" table:style-name="ce8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4660" table:formula="of:=[.X22]*[.AD22]" table:style-name="ce1">
            <text:p>4660</text:p>
          </table:table-cell>
          <table:table-cell office:value-type="float" office:value="124950" table:formula="of:=[.AE22]*[.AB22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table:style-name="ce32"/>
          <table:table-cell table:style-name="ce1"/>
          <table:table-cell table:style-name="ce31"/>
          <table:table-cell office:value-type="float" office:value="306" table:formula="of:=SUM([.C23:.O23])-[.H23]" table:style-name="ce1">
            <text:p>306</text:p>
          </table:table-cell>
          <table:table-cell table:number-columns-repeated="2" table:style-name="ce1"/>
          <table:table-cell table:style-name="ce42"/>
          <table:table-cell office:value-type="float" office:value="27" table:formula="of:=[.H23]" table:style-name="ce42">
            <text:p>27.00</text:p>
          </table:table-cell>
          <table:table-cell table:style-name="ce42"/>
          <table:table-cell office:value-type="float" office:value="1224" table:formula="of:=4*[.P23]" table:style-name="ce42">
            <text:p>1224.00</text:p>
          </table:table-cell>
          <table:table-cell office:value-type="float" office:value="81" table:formula="of:=3*[.T23]" table:style-name="ce42">
            <text:p>81.00</text:p>
          </table:table-cell>
          <table:table-cell office:value-type="float" office:value="1305" table:formula="of:=SUM([.V23:.W23])" table:style-name="ce42">
            <text:p>1305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220" table:formula="of:=[.X23]*[.AD23]" table:style-name="ce1">
            <text:p>5220</text:p>
          </table:table-cell>
          <table:table-cell office:value-type="float" office:value="124950" table:formula="of:=[.AE23]*[.AB23]" table:style-name="ce1">
            <text:p>124950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9">
            <text:p>lower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38" table:style-name="ce9">
            <text:p>38</text:p>
          </table:table-cell>
          <table:table-cell office:value-type="float" office:value="34" table:style-name="ce9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23" table:style-name="ce16">
            <text:p>23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5" table:style-name="ce16">
            <text:p>35</text:p>
          </table:table-cell>
          <table:table-cell office:value-type="float" office:value="39" table:style-name="ce16">
            <text:p>39</text:p>
          </table:table-cell>
          <table:table-cell table:style-name="ce32"/>
          <table:table-cell table:style-name="ce31"/>
          <table:table-cell office:value-type="float" office:value="345" table:formula="of:=SUM([.C24:.O24])-[.H24]" table:style-name="ce1">
            <text:p>345</text:p>
          </table:table-cell>
          <table:table-cell table:number-columns-repeated="2" table:style-name="ce1"/>
          <table:table-cell table:style-name="ce42"/>
          <table:table-cell office:value-type="float" office:value="27" table:formula="of:=[.H24]" table:style-name="ce42">
            <text:p>27.00</text:p>
          </table:table-cell>
          <table:table-cell table:style-name="ce42"/>
          <table:table-cell office:value-type="float" office:value="1380" table:formula="of:=4*[.P24]" table:style-name="ce42">
            <text:p>1380.00</text:p>
          </table:table-cell>
          <table:table-cell office:value-type="float" office:value="81" table:formula="of:=3*[.T24]" table:style-name="ce42">
            <text:p>81.00</text:p>
          </table:table-cell>
          <table:table-cell office:value-type="float" office:value="1461" table:formula="of:=SUM([.V24:.W24])" table:style-name="ce42">
            <text:p>1461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5844" table:formula="of:=[.X24]*[.AD24]" table:style-name="ce1">
            <text:p>5844</text:p>
          </table:table-cell>
          <table:table-cell office:value-type="float" office:value="124950" table:formula="of:=[.AE24]*[.AB24]" table:style-name="ce1">
            <text:p>124950</text:p>
          </table:table-cell>
          <table:table-cell table:number-columns-repeated="1635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lower</text:p>
          </table:table-cell>
          <table:table-cell office:value-type="float" office:value="46" table:style-name="ce49">
            <text:p>46</text:p>
          </table:table-cell>
          <table:table-cell office:value-type="float" office:value="42" table:style-name="ce49">
            <text:p>42</text:p>
          </table:table-cell>
          <table:table-cell office:value-type="float" office:value="38" table:style-name="ce49">
            <text:p>38</text:p>
          </table:table-cell>
          <table:table-cell office:value-type="float" office:value="34" table:style-name="ce49">
            <text:p>34</text:p>
          </table:table-cell>
          <table:table-cell office:value-type="float" office:value="30" table:style-name="ce49">
            <text:p>30</text:p>
          </table:table-cell>
          <table:table-cell office:value-type="float" office:value="27" table:style-name="ce49">
            <text:p>27</text:p>
          </table:table-cell>
          <table:table-cell office:value-type="float" office:value="23" table:style-name="ce49">
            <text:p>23</text:p>
          </table:table-cell>
          <table:table-cell office:value-type="float" office:value="27" table:style-name="ce49">
            <text:p>27</text:p>
          </table:table-cell>
          <table:table-cell office:value-type="float" office:value="31" table:style-name="ce49">
            <text:p>31</text:p>
          </table:table-cell>
          <table:table-cell office:value-type="float" office:value="35" table:style-name="ce49">
            <text:p>35</text:p>
          </table:table-cell>
          <table:table-cell office:value-type="float" office:value="39" table:style-name="ce49">
            <text:p>39</text:p>
          </table:table-cell>
          <table:table-cell office:value-type="float" office:value="43" table:style-name="ce49">
            <text:p>43</text:p>
          </table:table-cell>
          <table:table-cell table:style-name="ce50"/>
          <table:table-cell office:value-type="float" office:value="388" table:formula="of:=SUM([.C25:.O25])-[.H25]" table:style-name="ce1">
            <text:p>388</text:p>
          </table:table-cell>
          <table:table-cell table:number-columns-repeated="2" table:style-name="ce1"/>
          <table:table-cell table:style-name="ce42"/>
          <table:table-cell office:value-type="float" office:value="27" table:formula="of:=[.H25]" table:style-name="ce42">
            <text:p>27.00</text:p>
          </table:table-cell>
          <table:table-cell table:style-name="ce42"/>
          <table:table-cell office:value-type="float" office:value="1552" table:formula="of:=4*[.P25]" table:style-name="ce42">
            <text:p>1552.00</text:p>
          </table:table-cell>
          <table:table-cell office:value-type="float" office:value="81" table:formula="of:=3*[.T25]" table:style-name="ce42">
            <text:p>81.00</text:p>
          </table:table-cell>
          <table:table-cell office:value-type="float" office:value="1633" table:formula="of:=SUM([.V25:.W25])" table:style-name="ce42">
            <text:p>1633.00</text:p>
          </table:table-cell>
          <table:table-cell table:number-columns-repeated="3" table:style-name="ce42"/>
          <table:table-cell office:value-type="float" office:value="2450" table:style-name="ce42">
            <text:p>2450.00</text:p>
          </table:table-cell>
          <table:table-cell table:style-name="ce42"/>
          <table:table-cell office:value-type="float" office:value="4" table:style-name="ce42">
            <text:p>4.00</text:p>
          </table:table-cell>
          <table:table-cell office:value-type="float" office:value="51" table:style-name="ce42">
            <text:p>51.00</text:p>
          </table:table-cell>
          <table:table-cell table:style-name="ce1"/>
          <table:table-cell office:value-type="float" office:value="6532" table:formula="of:=[.X25]*[.AD25]" table:style-name="ce1">
            <text:p>6532</text:p>
          </table:table-cell>
          <table:table-cell office:value-type="float" office:value="124950" table:formula="of:=[.AE25]*[.AB25]" table:style-name="ce1">
            <text:p>12495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table:style-name="ce17"/>
          <table:table-cell table:number-columns-repeated="7" table:style-name="ce1"/>
          <table:table-cell table:style-name="ce42"/>
          <table:table-cell table:number-columns-repeated="8" table:style-name="ce1"/>
          <table:table-cell office:value-type="float" office:value="62876" table:formula="of:=SUM([.AG13:.AG26])" table:style-name="ce1">
            <text:p>62876</text:p>
          </table:table-cell>
          <table:table-cell office:value-type="float" office:value="124950" table:formula="of:=[.AH25]" table:style-name="ce1">
            <text:p>124950</text:p>
          </table:table-cell>
          <table:table-cell table:number-columns-repeated="16350"/>
        </table:table-row>
        <table:table-row table:number-rows-repeated="2" table:style-name="ro1">
          <table:table-cell table:number-columns-repeated="15" table:style-name="ce1"/>
          <table:table-cell table:style-name="ce17"/>
          <table:table-cell table:number-columns-repeated="16368" table:style-name="ce1"/>
        </table:table-row>
        <table:table-row table:style-name="ro1">
          <table:table-cell table:number-columns-repeated="32" table:style-name="ce1"/>
          <table:table-cell office:value-type="string" table:style-name="ce1">
            <text:p>answer</text:p>
          </table:table-cell>
          <table:table-cell office:value-type="float" office:value="0.50320928371348539" table:formula="of:=[.AG27]/[.AH27]" table:style-name="ce72">
            <text:p>0.503209284</text:p>
          </table:table-cell>
          <table:table-cell table:number-columns-repeated="1635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ime-style style:name="N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7">
      <number:number number:decimal-places="7" number:min-decimal-places="7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Lenovo</meta:initial-creator>
    <dc:creator>eam ob</dc:creator>
    <meta:creation-date>2021-10-27T17:34:04Z</meta:creation-date>
    <dc:date>2021-11-18T22:10:02Z</dc:date>
  </office:meta>
</office:document-meta>
</file>